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0.538cm"/>
    </style:style>
    <style:style style:name="co8" style:family="table-column">
      <style:table-column-properties fo:break-before="auto" style:column-width="0.753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27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7D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string">
            <text:p>7A</text:p>
          </table:table-cell>
          <table:table-cell office:value-type="float" office:value="78">
            <text:p>78</text:p>
          </table:table-cell>
          <table:table-cell table:number-columns-repeated="2" office:value-type="float" office:value="79">
            <text:p>79</text:p>
          </table:table-cell>
          <table:table-cell office:value-type="string">
            <text:p>7E</text:p>
          </table:table-cell>
          <table:table-cell office:value-type="string">
            <text:p>7A</text:p>
          </table:table-cell>
          <table:table-cell office:value-type="float" office:value="79">
            <text:p>79</text:p>
          </table:table-cell>
          <table:table-cell office:value-type="string">
            <text:p>7B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7A</text:p>
          </table:table-cell>
          <table:table-cell office:value-type="string">
            <text:p>7C</text:p>
          </table:table-cell>
          <table:table-cell office:value-type="float" office:value="77">
            <text:p>77</text:p>
          </table:table-cell>
          <table:table-cell office:value-type="string">
            <text:p>7D</text:p>
          </table:table-cell>
          <table:table-cell office:value-type="string">
            <text:p>7A</text:p>
          </table:table-cell>
          <table:table-cell office:value-type="string">
            <text:p>7B</text:p>
          </table:table-cell>
          <table:table-cell office:value-type="float" office:value="79">
            <text:p>79</text:p>
          </table:table-cell>
          <table:table-cell office:value-type="string">
            <text:p>7C</text:p>
          </table:table-cell>
          <table:table-cell table:number-columns-repeated="2" office:value-type="string">
            <text:p>7B</text:p>
          </table:table-cell>
          <table:table-cell office:value-type="string">
            <text:p>7A</text:p>
          </table:table-cell>
          <table:table-cell table:number-columns-repeated="2" office:value-type="string">
            <text:p>7C</text:p>
          </table:table-cell>
          <table:table-cell office:value-type="float" office:value="79">
            <text:p>79</text:p>
          </table:table-cell>
          <table:table-cell office:value-type="string">
            <text:p>7D</text:p>
          </table:table-cell>
          <table:table-cell office:value-type="string">
            <text:p>7C</text:p>
          </table:table-cell>
          <table:table-cell office:value-type="string">
            <text:p>7D</text:p>
          </table:table-cell>
          <table:table-cell office:value-type="string">
            <text:p>7E</text:p>
          </table:table-cell>
          <table:table-cell office:value-type="float" office:value="81">
            <text:p>81</text:p>
          </table:table-cell>
          <table:table-cell office:value-type="string">
            <text:p>7F</text:p>
          </table:table-cell>
          <table:table-cell office:value-type="string">
            <text:p>7C</text:p>
          </table:table-cell>
          <table:table-cell office:value-type="string">
            <text:p>7F</text:p>
          </table:table-cell>
          <table:table-cell office:value-type="float" office:value="82">
            <text:p>82</text:p>
          </table:table-cell>
          <table:table-cell office:value-type="string">
            <text:p>7F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8A</text:p>
          </table:table-cell>
          <table:table-cell table:number-columns-repeated="2" office:value-type="string">
            <text:p>8F</text:p>
          </table:table-cell>
          <table:table-cell office:value-type="float" office:value="90">
            <text:p>90</text:p>
          </table:table-cell>
          <table:table-cell office:value-type="string">
            <text:p>8E</text:p>
          </table:table-cell>
          <table:table-cell office:value-type="float" office:value="90">
            <text:p>90</text:p>
          </table:table-cell>
          <table:table-cell office:value-type="string">
            <text:p>8E</text:p>
          </table:table-cell>
          <table:table-cell office:value-type="string">
            <text:p>4B5</text:p>
          </table:table-cell>
          <table:table-cell office:value-type="string">
            <text:p>4B7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string">
            <text:p>47A</text:p>
          </table:table-cell>
          <table:table-cell office:value-type="string">
            <text:p>47F</text:p>
          </table:table-cell>
          <table:table-cell office:value-type="float" office:value="480">
            <text:p>480</text:p>
          </table:table-cell>
          <table:table-cell office:value-type="float" office:value="485">
            <text:p>485</text:p>
          </table:table-cell>
          <table:table-cell office:value-type="float" office:value="482">
            <text:p>482</text:p>
          </table:table-cell>
          <table:table-cell office:value-type="string">
            <text:p>48D</text:p>
          </table:table-cell>
          <table:table-cell office:value-type="float" office:value="490">
            <text:p>490</text:p>
          </table:table-cell>
          <table:table-cell office:value-type="float" office:value="494">
            <text:p>494</text:p>
          </table:table-cell>
          <table:table-cell office:value-type="float" office:value="498">
            <text:p>498</text:p>
          </table:table-cell>
          <table:table-cell office:value-type="string">
            <text:p>4A1</text:p>
          </table:table-cell>
          <table:table-cell office:value-type="string">
            <text:p>4A5</text:p>
          </table:table-cell>
          <table:table-cell office:value-type="string">
            <text:p>4A8</text:p>
          </table:table-cell>
          <table:table-cell office:value-type="string">
            <text:p>4AC</text:p>
          </table:table-cell>
          <table:table-cell office:value-type="string">
            <text:p>4AF</text:p>
          </table:table-cell>
          <table:table-cell office:value-type="float" office:value="485">
            <text:p>485</text:p>
          </table:table-cell>
          <table:table-cell office:value-type="float" office:value="476">
            <text:p>476</text:p>
          </table:table-cell>
          <table:table-cell office:value-type="float" office:value="472">
            <text:p>472</text:p>
          </table:table-cell>
          <table:table-cell office:value-type="string">
            <text:p>45E</text:p>
          </table:table-cell>
          <table:table-cell office:value-type="string">
            <text:p>44B</text:p>
          </table:table-cell>
          <table:table-cell office:value-type="string">
            <text:p>43B</text:p>
          </table:table-cell>
          <table:table-cell office:value-type="string">
            <text:p>42C</text:p>
          </table:table-cell>
          <table:table-cell office:value-type="string">
            <text:p>41C</text:p>
          </table:table-cell>
          <table:table-cell office:value-type="string">
            <text:p>40F</text:p>
          </table:table-cell>
          <table:table-cell office:value-type="string">
            <text:p>3FF</text:p>
          </table:table-cell>
          <table:table-cell office:value-type="string">
            <text:p>3F3</text:p>
          </table:table-cell>
          <table:table-cell office:value-type="string">
            <text:p>3E7</text:p>
          </table:table-cell>
          <table:table-cell office:value-type="string">
            <text:p>3D8</text:p>
          </table:table-cell>
          <table:table-cell office:value-type="string">
            <text:p>3C9</text:p>
          </table:table-cell>
          <table:table-cell office:value-type="string">
            <text:p>3C1</text:p>
          </table:table-cell>
          <table:table-cell office:value-type="string">
            <text:p>3B4</text:p>
          </table:table-cell>
          <table:table-cell office:value-type="string">
            <text:p>3AC</text:p>
          </table:table-cell>
          <table:table-cell office:value-type="string">
            <text:p>39D</text:p>
          </table:table-cell>
          <table:table-cell office:value-type="float" office:value="398">
            <text:p>398</text:p>
          </table:table-cell>
          <table:table-cell office:value-type="string">
            <text:p>38D</text:p>
          </table:table-cell>
          <table:table-cell office:value-type="float" office:value="381">
            <text:p>381</text:p>
          </table:table-cell>
          <table:table-cell office:value-type="float" office:value="375">
            <text:p>375</text:p>
          </table:table-cell>
          <table:table-cell office:value-type="string">
            <text:p>36A</text:p>
          </table:table-cell>
          <table:table-cell office:value-type="float" office:value="361">
            <text:p>361</text:p>
          </table:table-cell>
          <table:table-cell office:value-type="string">
            <text:p>35C</text:p>
          </table:table-cell>
          <table:table-cell office:value-type="float" office:value="354">
            <text:p>354</text:p>
          </table:table-cell>
          <table:table-cell office:value-type="float" office:value="347">
            <text:p>347</text:p>
          </table:table-cell>
          <table:table-cell office:value-type="float" office:value="342">
            <text:p>342</text:p>
          </table:table-cell>
          <table:table-cell office:value-type="string">
            <text:p>33B</text:p>
          </table:table-cell>
          <table:table-cell office:value-type="float" office:value="330">
            <text:p>330</text:p>
          </table:table-cell>
          <table:table-cell office:value-type="string">
            <text:p>32B</text:p>
          </table:table-cell>
          <table:table-cell office:value-type="string">
            <text:p>31F</text:p>
          </table:table-cell>
          <table:table-cell office:value-type="string">
            <text:p>31C</text:p>
          </table:table-cell>
          <table:table-cell office:value-type="float" office:value="312">
            <text:p>312</text:p>
          </table:table-cell>
          <table:table-cell office:value-type="string">
            <text:p>30C</text:p>
          </table:table-cell>
          <table:table-cell office:value-type="float" office:value="307">
            <text:p>307</text:p>
          </table:table-cell>
          <table:table-cell office:value-type="float" office:value="301">
            <text:p>301</text:p>
          </table:table-cell>
          <table:table-cell office:value-type="string">
            <text:p>2FA</text:p>
          </table:table-cell>
          <table:table-cell office:value-type="string">
            <text:p>2F4</text:p>
          </table:table-cell>
          <table:table-cell office:value-type="string">
            <text:p>2EF</text:p>
          </table:table-cell>
          <table:table-cell office:value-type="string">
            <text:p>2E8</text:p>
          </table:table-cell>
          <table:table-cell office:value-type="string">
            <text:p>2E1</text:p>
          </table:table-cell>
          <table:table-cell office:value-type="string">
            <text:p>2DD</text:p>
          </table:table-cell>
          <table:table-cell office:value-type="string">
            <text:p>2D4</text:p>
          </table:table-cell>
          <table:table-cell office:value-type="string">
            <text:p>2D3</text:p>
          </table:table-cell>
          <table:table-cell office:value-type="string">
            <text:p>2CF</text:p>
          </table:table-cell>
          <table:table-cell office:value-type="string">
            <text:p>2C6</text:p>
          </table:table-cell>
          <table:table-cell office:value-type="string">
            <text:p>2C5</text:p>
          </table:table-cell>
          <table:table-cell office:value-type="string">
            <text:p>2BE</text:p>
          </table:table-cell>
          <table:table-cell office:value-type="string">
            <text:p>2BF</text:p>
          </table:table-cell>
          <table:table-cell office:value-type="string">
            <text:p>2C3</text:p>
          </table:table-cell>
          <table:table-cell office:value-type="string">
            <text:p>2D1</text:p>
          </table:table-cell>
          <table:table-cell office:value-type="string">
            <text:p>2E0</text:p>
          </table:table-cell>
          <table:table-cell office:value-type="float" office:value="755">
            <text:p>755</text:p>
          </table:table-cell>
          <table:table-cell office:value-type="float" office:value="765">
            <text:p>765</text:p>
          </table:table-cell>
          <table:table-cell office:value-type="string">
            <text:p>77A</text:p>
          </table:table-cell>
          <table:table-cell office:value-type="float" office:value="793">
            <text:p>793</text:p>
          </table:table-cell>
          <table:table-cell office:value-type="string">
            <text:p>7A4</text:p>
          </table:table-cell>
          <table:table-cell office:value-type="string">
            <text:p>7C9</text:p>
          </table:table-cell>
          <table:table-cell office:value-type="string">
            <text:p>7D9</text:p>
          </table:table-cell>
          <table:table-cell office:value-type="string">
            <text:p>7F7</text:p>
          </table:table-cell>
          <table:table-cell office:value-type="float" office:value="822">
            <text:p>822</text:p>
          </table:table-cell>
          <table:table-cell office:value-type="string">
            <text:p>83D</text:p>
          </table:table-cell>
          <table:table-cell office:value-type="float" office:value="853">
            <text:p>853</text:p>
          </table:table-cell>
          <table:table-cell office:value-type="float" office:value="436">
            <text:p>436</text:p>
          </table:table-cell>
          <table:table-cell office:value-type="string">
            <text:p>42B</text:p>
          </table:table-cell>
          <table:table-cell office:value-type="string">
            <text:p>42D</text:p>
          </table:table-cell>
          <table:table-cell office:value-type="string">
            <text:p>8EA</text:p>
          </table:table-cell>
          <table:table-cell office:value-type="string">
            <text:p>8ED</text:p>
          </table:table-cell>
          <table:table-cell office:value-type="string">
            <text:p>83D</text:p>
          </table:table-cell>
          <table:table-cell office:value-type="float" office:value="847">
            <text:p>847</text:p>
          </table:table-cell>
          <table:table-cell office:value-type="string">
            <text:p>8B1</text:p>
          </table:table-cell>
          <table:table-cell office:value-type="string">
            <text:p>8BF</text:p>
          </table:table-cell>
          <table:table-cell office:value-type="string">
            <text:p>8B3</text:p>
          </table:table-cell>
          <table:table-cell office:value-type="string">
            <text:p>8AC</text:p>
          </table:table-cell>
          <table:table-cell office:value-type="string">
            <text:p>8B3</text:p>
          </table:table-cell>
          <table:table-cell office:value-type="string">
            <text:p>8AF</text:p>
          </table:table-cell>
          <table:table-cell office:value-type="string">
            <text:p>8A2</text:p>
          </table:table-cell>
          <table:table-cell office:value-type="float" office:value="897">
            <text:p>897</text:p>
          </table:table-cell>
          <table:table-cell office:value-type="float" office:value="781">
            <text:p>781</text:p>
          </table:table-cell>
          <table:table-cell office:value-type="string">
            <text:p>77C</text:p>
          </table:table-cell>
          <table:table-cell office:value-type="string">
            <text:p>77E</text:p>
          </table:table-cell>
          <table:table-cell office:value-type="string">
            <text:p>7A2</text:p>
          </table:table-cell>
          <table:table-cell office:value-type="string">
            <text:p>86D</text:p>
          </table:table-cell>
          <table:table-cell office:value-type="string">
            <text:p>88C</text:p>
          </table:table-cell>
          <table:table-cell office:value-type="string">
            <text:p>8D2</text:p>
          </table:table-cell>
          <table:table-cell office:value-type="string">
            <text:p>90A</text:p>
          </table:table-cell>
          <table:table-cell office:value-type="float" office:value="0">
            <text:p>0</text:p>
          </table:table-cell>
          <table:table-cell office:value-type="string">
            <text:p>E2A</text:p>
          </table:table-cell>
          <table:table-cell office:value-type="float" office:value="971">
            <text:p>971</text:p>
          </table:table-cell>
          <table:table-cell office:value-type="string">
            <text:p>969A</text:p>
          </table:table-cell>
          <table:table-cell office:value-type="string">
            <text:p>6B</text:p>
          </table:table-cell>
          <table:table-cell office:value-type="string">
            <text:p>57B</text:p>
          </table:table-cell>
          <table:table-cell office:value-type="string">
            <text:p>798B</text:p>
          </table:table-cell>
          <table:table-cell office:value-type="string">
            <text:p>5C8</text:p>
          </table:table-cell>
          <table:table-cell office:value-type="string">
            <text:p>F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42">
            <text:p>942</text:p>
          </table:table-cell>
          <table:table-cell office:value-type="string">
            <text:p>9E2</text:p>
          </table:table-cell>
          <table:table-cell office:value-type="string">
            <text:p>9E4</text:p>
          </table:table-cell>
          <table:table-cell office:value-type="string">
            <text:p>CA7</text:p>
          </table:table-cell>
          <table:table-cell office:value-type="string">
            <text:p>C3E</text:p>
          </table:table-cell>
          <table:table-cell office:value-type="string">
            <text:p>C2A</text:p>
          </table:table-cell>
          <table:table-cell office:value-type="string">
            <text:p>F7DD</text:p>
          </table:table-cell>
          <table:table-cell office:value-type="string">
            <text:p>9F</text:p>
          </table:table-cell>
          <table:table-cell office:value-type="float" office:value="9">
            <text:p>9</text:p>
          </table:table-cell>
          <table:table-cell office:value-type="string">
            <text:p>F484</text:p>
          </table:table-cell>
          <table:table-cell office:value-type="float" office:value="8927">
            <text:p>8927</text:p>
          </table:table-cell>
          <table:table-cell office:value-type="float" office:value="824">
            <text:p>824</text:p>
          </table:table-cell>
          <table:table-cell office:value-type="string">
            <text:p>82B</text:p>
          </table:table-cell>
          <table:table-cell office:value-type="float" office:value="982">
            <text:p>982</text:p>
          </table:table-cell>
          <table:table-cell table:number-columns-repeated="2" office:value-type="string">
            <text:p>82A</text:p>
          </table:table-cell>
          <table:table-cell office:value-type="float" office:value="1498">
            <text:p>1498</text:p>
          </table:table-cell>
          <table:table-cell office:value-type="string">
            <text:p>147B</text:p>
          </table:table-cell>
          <table:table-cell office:value-type="float" office:value="259">
            <text:p>259</text:p>
          </table:table-cell>
          <table:table-cell office:value-type="string">
            <text:p>242D</text:p>
          </table:table-cell>
          <table:table-cell office:value-type="float" office:value="3222">
            <text:p>3222</text:p>
          </table:table-cell>
          <table:table-cell office:value-type="string">
            <text:p>C</text:p>
          </table:table-cell>
          <table:table-cell table:number-columns-repeated="2" office:value-type="string">
            <text:p>22A</text:p>
          </table:table-cell>
          <table:table-cell office:value-type="string">
            <text:p>22D</text:p>
          </table:table-cell>
          <table:table-cell office:value-type="string">
            <text:p>22F</text:p>
          </table:table-cell>
          <table:table-cell office:value-type="string">
            <text:p>22B</text:p>
          </table:table-cell>
          <table:table-cell office:value-type="string">
            <text:p>22A</text:p>
          </table:table-cell>
          <table:table-cell office:value-type="string">
            <text:p>22C</text:p>
          </table:table-cell>
          <table:table-cell office:value-type="string">
            <text:p>22B</text:p>
          </table:table-cell>
          <table:table-cell office:value-type="string">
            <text:p>22E</text:p>
          </table:table-cell>
          <table:table-cell office:value-type="string">
            <text:p>22D</text:p>
          </table:table-cell>
          <table:table-cell office:value-type="string">
            <text:p>22F</text:p>
          </table:table-cell>
          <table:table-cell office:value-type="string">
            <text:p>22B</text:p>
          </table:table-cell>
          <table:table-cell office:value-type="string">
            <text:p>22E</text:p>
          </table:table-cell>
          <table:table-cell office:value-type="string">
            <text:p>22B</text:p>
          </table:table-cell>
          <table:table-cell office:value-type="string">
            <text:p>22E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23B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23">
            <text:p>2323</text:p>
          </table:table-cell>
          <table:table-cell office:value-type="float" office:value="23">
            <text:p>23</text:p>
          </table:table-cell>
          <table:table-cell office:value-type="float" office:value="237">
            <text:p>237</text:p>
          </table:table-cell>
          <table:table-cell office:value-type="string">
            <text:p>24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48E</text:p>
          </table:table-cell>
          <table:table-cell office:value-type="float" office:value="23">
            <text:p>23</text:p>
          </table:table-cell>
          <table:table-cell office:value-type="float" office:value="240">
            <text:p>240</text:p>
          </table:table-cell>
          <table:table-cell office:value-type="string">
            <text:p>23C</text:p>
          </table:table-cell>
          <table:table-cell office:value-type="string">
            <text:p>23F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68">
            <text:p>2468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table:number-columns-repeated="2" office:value-type="string">
            <text:p>24D</text:p>
          </table:table-cell>
          <table:table-cell office:value-type="string">
            <text:p>24C</text:p>
          </table:table-cell>
          <table:table-cell office:value-type="float" office:value="24">
            <text:p>24</text:p>
          </table:table-cell>
          <table:table-cell office:value-type="string">
            <text:p>2D53</text:p>
          </table:table-cell>
          <table:table-cell table:number-columns-repeated="3" office:value-type="float" office:value="256">
            <text:p>256</text:p>
          </table:table-cell>
          <table:table-cell office:value-type="string">
            <text:p>2560B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5E</text:p>
          </table:table-cell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/>
          <table:table-cell office:value-type="string">
            <text:p>226A6A</text:p>
          </table:table-cell>
          <table:table-cell office:value-type="float" office:value="270">
            <text:p>270</text:p>
          </table:table-cell>
          <table:table-cell office:value-type="float" office:value="272">
            <text:p>272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782">
            <text:p>782</text:p>
          </table:table-cell>
          <table:table-cell office:value-type="float" office:value="281">
            <text:p>281</text:p>
          </table:table-cell>
          <table:table-cell office:value-type="string">
            <text:p>27F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28">
            <text:p>28</text:p>
          </table:table-cell>
          <table:table-cell office:value-type="string">
            <text:p>2C8C</text:p>
          </table:table-cell>
          <table:table-cell office:value-type="float" office:value="294">
            <text:p>294</text:p>
          </table:table-cell>
          <table:table-cell table:number-columns-repeated="2" office:value-type="float" office:value="296">
            <text:p>296</text:p>
          </table:table-cell>
          <table:table-cell office:value-type="string">
            <text:p>29B</text:p>
          </table:table-cell>
          <table:table-cell office:value-type="string">
            <text:p>2A3</text:p>
          </table:table-cell>
          <table:table-cell office:value-type="string">
            <text:p>2A7</text:p>
          </table:table-cell>
          <table:table-cell office:value-type="string">
            <text:p>2A6</text:p>
          </table:table-cell>
          <table:table-cell office:value-type="string">
            <text:p>2AC</text:p>
          </table:table-cell>
          <table:table-cell office:value-type="string">
            <text:p>2B4</text:p>
          </table:table-cell>
          <table:table-cell office:value-type="string">
            <text:p>2B9</text:p>
          </table:table-cell>
          <table:table-cell office:value-type="string">
            <text:p>2BC</text:p>
          </table:table-cell>
          <table:table-cell office:value-type="string">
            <text:p>2BF</text:p>
          </table:table-cell>
          <table:table-cell office:value-type="string">
            <text:p>2C4</text:p>
          </table:table-cell>
          <table:table-cell office:value-type="string">
            <text:p>2C9</text:p>
          </table:table-cell>
          <table:table-cell office:value-type="string">
            <text:p>2CC</text:p>
          </table:table-cell>
          <table:table-cell office:value-type="string">
            <text:p>2D2</text:p>
          </table:table-cell>
          <table:table-cell office:value-type="string">
            <text:p>2DA</text:p>
          </table:table-cell>
          <table:table-cell office:value-type="string">
            <text:p>2DF</text:p>
          </table:table-cell>
          <table:table-cell office:value-type="string">
            <text:p>2E8</text:p>
          </table:table-cell>
          <table:table-cell office:value-type="string">
            <text:p>2ED</text:p>
          </table:table-cell>
          <table:table-cell office:value-type="string">
            <text:p>2E2</text:p>
          </table:table-cell>
          <table:table-cell office:value-type="string">
            <text:p>2B7</text:p>
          </table:table-cell>
          <table:table-cell office:value-type="string">
            <text:p>2AD</text:p>
          </table:table-cell>
          <table:table-cell office:value-type="string">
            <text:p>2A7</text:p>
          </table:table-cell>
          <table:table-cell office:value-type="string">
            <text:p>2A2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89">
            <text:p>289</text:p>
          </table:table-cell>
          <table:table-cell office:value-type="float" office:value="284">
            <text:p>284</text:p>
          </table:table-cell>
          <table:table-cell office:value-type="string">
            <text:p>27E</text:p>
          </table:table-cell>
          <table:table-cell office:value-type="string">
            <text:p>27B</text:p>
          </table:table-cell>
          <table:table-cell office:value-type="float" office:value="273">
            <text:p>273</text:p>
          </table:table-cell>
          <table:table-cell office:value-type="float" office:value="270">
            <text:p>270</text:p>
          </table:table-cell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 office:value-type="string">
            <text:p>25B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24B</text:p>
          </table:table-cell>
          <table:table-cell office:value-type="float" office:value="242">
            <text:p>242</text:p>
          </table:table-cell>
          <table:table-cell office:value-type="string">
            <text:p>23F</text:p>
          </table:table-cell>
          <table:table-cell office:value-type="string">
            <text:p>23B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string">
            <text:p>22A</text:p>
          </table:table-cell>
          <table:table-cell office:value-type="string">
            <text:p>20B</text:p>
          </table:table-cell>
          <table:table-cell office:value-type="float" office:value="194">
            <text:p>19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office:value-type="string">
            <text:p>1DC</text:p>
          </table:table-cell>
          <table:table-cell office:value-type="float" office:value="205">
            <text:p>205</text:p>
          </table:table-cell>
          <table:table-cell office:value-type="string">
            <text:p>20A</text:p>
          </table:table-cell>
          <table:table-cell office:value-type="float" office:value="2008">
            <text:p>2008</text:p>
          </table:table-cell>
          <table:table-cell office:value-type="float" office:value="26">
            <text:p>26</text:p>
          </table:table-cell>
          <table:table-cell office:value-type="float" office:value="205">
            <text:p>205</text:p>
          </table:table-cell>
          <table:table-cell office:value-type="float" office:value="200">
            <text:p>200</text:p>
          </table:table-cell>
          <table:table-cell office:value-type="float" office:value="202">
            <text:p>202</text:p>
          </table:table-cell>
          <table:table-cell office:value-type="string">
            <text:p>1FB</text:p>
          </table:table-cell>
          <table:table-cell office:value-type="string">
            <text:p>1F9</text:p>
          </table:table-cell>
          <table:table-cell office:value-type="string">
            <text:p>51F</text:p>
          </table:table-cell>
          <table:table-cell office:value-type="string">
            <text:p>1F4</text:p>
          </table:table-cell>
          <table:table-cell office:value-type="string">
            <text:p>1F2</text:p>
          </table:table-cell>
          <table:table-cell office:value-type="string">
            <text:p>1F0</text:p>
          </table:table-cell>
          <table:table-cell office:value-type="string">
            <text:p>1EE</text:p>
          </table:table-cell>
          <table:table-cell office:value-type="string">
            <text:p>1E1D</text:p>
          </table:table-cell>
          <table:table-cell office:value-type="string">
            <text:p>EB</text:p>
          </table:table-cell>
          <table:table-cell office:value-type="string">
            <text:p>1E8</text:p>
          </table:table-cell>
          <table:table-cell office:value-type="string">
            <text:p>1E6</text:p>
          </table:table-cell>
          <table:table-cell table:number-columns-repeated="2" office:value-type="string">
            <text:p>1E4</text:p>
          </table:table-cell>
          <table:table-cell office:value-type="string">
            <text:p>1E0</text:p>
          </table:table-cell>
          <table:table-cell office:value-type="string">
            <text:p>1E3</text:p>
          </table:table-cell>
          <table:table-cell office:value-type="float" office:value="213">
            <text:p>213</text:p>
          </table:table-cell>
          <table:table-cell office:value-type="string">
            <text:p>2C2</text:p>
          </table:table-cell>
          <table:table-cell office:value-type="string">
            <text:p>2E0</text:p>
          </table:table-cell>
          <table:table-cell office:value-type="string">
            <text:p>2DE</text:p>
          </table:table-cell>
          <table:table-cell table:number-columns-repeated="2" office:value-type="string">
            <text:p>2D9</text:p>
          </table:table-cell>
          <table:table-cell office:value-type="string">
            <text:p>2D28</text:p>
          </table:table-cell>
          <table:table-cell office:value-type="string">
            <text:p>D9</text:p>
          </table:table-cell>
          <table:table-cell office:value-type="string">
            <text:p>2D7</text:p>
          </table:table-cell>
          <table:table-cell office:value-type="string">
            <text:p>2D2</text:p>
          </table:table-cell>
          <table:table-cell table:number-columns-repeated="2" office:value-type="string">
            <text:p>2CE</text:p>
          </table:table-cell>
          <table:table-cell office:value-type="string">
            <text:p>2D1</text:p>
          </table:table-cell>
          <table:table-cell office:value-type="string">
            <text:p>2C2F</text:p>
          </table:table-cell>
          <table:table-cell office:value-type="string">
            <text:p>CB</text:p>
          </table:table-cell>
          <table:table-cell office:value-type="string">
            <text:p>2CF</text:p>
          </table:table-cell>
          <table:table-cell office:value-type="string">
            <text:p>2D6</text:p>
          </table:table-cell>
          <table:table-cell office:value-type="string">
            <text:p>2DB</text:p>
          </table:table-cell>
          <table:table-cell office:value-type="string">
            <text:p>2DC</text:p>
          </table:table-cell>
          <table:table-cell/>
          <table:table-cell office:value-type="string">
            <text:p>DFCA</text:p>
          </table:table-cell>
          <table:table-cell office:value-type="float" office:value="85">
            <text:p>85</text:p>
          </table:table-cell>
          <table:table-cell office:value-type="string">
            <text:p>8A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85">
            <text:p>885</text:p>
          </table:table-cell>
          <table:table-cell office:value-type="float" office:value="5">
            <text:p>5</text:p>
          </table:table-cell>
          <table:table-cell table:number-columns-repeated="2"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string">
            <text:p>7F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383"/>
        </table:table-row>
        <table:table-row table:style-name="ro1">
          <table:table-cell table:formula="of:=HEX2DEC([.A1])" office:value-type="float" office:value="125">
            <text:p>125</text:p>
          </table:table-cell>
          <table:table-cell table:formula="of:=HEX2DEC([.B1])" office:value-type="float" office:value="118">
            <text:p>118</text:p>
          </table:table-cell>
          <table:table-cell table:formula="of:=HEX2DEC([.C1])" office:value-type="float" office:value="119">
            <text:p>119</text:p>
          </table:table-cell>
          <table:table-cell table:formula="of:=HEX2DEC([.D1])" office:value-type="float" office:value="122">
            <text:p>122</text:p>
          </table:table-cell>
          <table:table-cell table:formula="of:=HEX2DEC([.E1])" office:value-type="float" office:value="120">
            <text:p>120</text:p>
          </table:table-cell>
          <table:table-cell table:formula="of:=HEX2DEC([.F1])" office:value-type="float" office:value="121">
            <text:p>121</text:p>
          </table:table-cell>
          <table:table-cell table:formula="of:=HEX2DEC([.G1])" office:value-type="float" office:value="121">
            <text:p>121</text:p>
          </table:table-cell>
          <table:table-cell table:formula="of:=HEX2DEC([.H1])" office:value-type="float" office:value="126">
            <text:p>126</text:p>
          </table:table-cell>
          <table:table-cell table:formula="of:=HEX2DEC([.I1])" office:value-type="float" office:value="122">
            <text:p>122</text:p>
          </table:table-cell>
          <table:table-cell table:formula="of:=HEX2DEC([.J1])" office:value-type="float" office:value="121">
            <text:p>121</text:p>
          </table:table-cell>
          <table:table-cell table:formula="of:=HEX2DEC([.K1])" office:value-type="float" office:value="123">
            <text:p>123</text:p>
          </table:table-cell>
          <table:table-cell table:formula="of:=HEX2DEC([.L1])" office:value-type="float" office:value="121">
            <text:p>121</text:p>
          </table:table-cell>
          <table:table-cell table:formula="of:=HEX2DEC([.M1])" office:value-type="float" office:value="7">
            <text:p>7</text:p>
          </table:table-cell>
          <table:table-cell table:formula="of:=HEX2DEC([.N1])" office:value-type="float" office:value="9">
            <text:p>9</text:p>
          </table:table-cell>
          <table:table-cell table:formula="of:=HEX2DEC([.O1])" office:value-type="float" office:value="122">
            <text:p>122</text:p>
          </table:table-cell>
          <table:table-cell table:formula="of:=HEX2DEC([.P1])" office:value-type="float" office:value="124">
            <text:p>124</text:p>
          </table:table-cell>
          <table:table-cell table:formula="of:=HEX2DEC([.Q1])" office:value-type="float" office:value="119">
            <text:p>119</text:p>
          </table:table-cell>
          <table:table-cell table:formula="of:=HEX2DEC([.R1])" office:value-type="float" office:value="125">
            <text:p>125</text:p>
          </table:table-cell>
          <table:table-cell table:formula="of:=HEX2DEC([.S1])" office:value-type="float" office:value="122">
            <text:p>122</text:p>
          </table:table-cell>
          <table:table-cell table:formula="of:=HEX2DEC([.T1])" office:value-type="float" office:value="123">
            <text:p>123</text:p>
          </table:table-cell>
          <table:table-cell table:formula="of:=HEX2DEC([.U1])" office:value-type="float" office:value="121">
            <text:p>121</text:p>
          </table:table-cell>
          <table:table-cell table:formula="of:=HEX2DEC([.V1])" office:value-type="float" office:value="124">
            <text:p>124</text:p>
          </table:table-cell>
          <table:table-cell table:formula="of:=HEX2DEC([.W1])" office:value-type="float" office:value="123">
            <text:p>123</text:p>
          </table:table-cell>
          <table:table-cell table:formula="of:=HEX2DEC([.X1])" office:value-type="float" office:value="123">
            <text:p>123</text:p>
          </table:table-cell>
          <table:table-cell table:formula="of:=HEX2DEC([.Y1])" office:value-type="float" office:value="122">
            <text:p>122</text:p>
          </table:table-cell>
          <table:table-cell table:formula="of:=HEX2DEC([.Z1])" office:value-type="float" office:value="124">
            <text:p>124</text:p>
          </table:table-cell>
          <table:table-cell table:formula="of:=HEX2DEC([.AA1])" office:value-type="float" office:value="124">
            <text:p>124</text:p>
          </table:table-cell>
          <table:table-cell table:formula="of:=HEX2DEC([.AB1])" office:value-type="float" office:value="121">
            <text:p>121</text:p>
          </table:table-cell>
          <table:table-cell table:formula="of:=HEX2DEC([.AC1])" office:value-type="float" office:value="125">
            <text:p>125</text:p>
          </table:table-cell>
          <table:table-cell table:formula="of:=HEX2DEC([.AD1])" office:value-type="float" office:value="124">
            <text:p>124</text:p>
          </table:table-cell>
          <table:table-cell table:formula="of:=HEX2DEC([.AE1])" office:value-type="float" office:value="125">
            <text:p>125</text:p>
          </table:table-cell>
          <table:table-cell table:formula="of:=HEX2DEC([.AF1])" office:value-type="float" office:value="126">
            <text:p>126</text:p>
          </table:table-cell>
          <table:table-cell table:formula="of:=HEX2DEC([.AG1])" office:value-type="float" office:value="129">
            <text:p>129</text:p>
          </table:table-cell>
          <table:table-cell table:formula="of:=HEX2DEC([.AH1])" office:value-type="float" office:value="127">
            <text:p>127</text:p>
          </table:table-cell>
          <table:table-cell table:formula="of:=HEX2DEC([.AI1])" office:value-type="float" office:value="124">
            <text:p>124</text:p>
          </table:table-cell>
          <table:table-cell table:formula="of:=HEX2DEC([.AJ1])" office:value-type="float" office:value="127">
            <text:p>127</text:p>
          </table:table-cell>
          <table:table-cell table:formula="of:=HEX2DEC([.AK1])" office:value-type="float" office:value="130">
            <text:p>130</text:p>
          </table:table-cell>
          <table:table-cell table:formula="of:=HEX2DEC([.AL1])" office:value-type="float" office:value="127">
            <text:p>127</text:p>
          </table:table-cell>
          <table:table-cell table:formula="of:=HEX2DEC([.AM1])" office:value-type="float" office:value="134">
            <text:p>134</text:p>
          </table:table-cell>
          <table:table-cell table:formula="of:=HEX2DEC([.AN1])" office:value-type="float" office:value="133">
            <text:p>133</text:p>
          </table:table-cell>
          <table:table-cell table:formula="of:=HEX2DEC([.AO1])" office:value-type="float" office:value="137">
            <text:p>137</text:p>
          </table:table-cell>
          <table:table-cell table:formula="of:=HEX2DEC([.AP1])" office:value-type="float" office:value="138">
            <text:p>138</text:p>
          </table:table-cell>
          <table:table-cell table:formula="of:=HEX2DEC([.AQ1])" office:value-type="float" office:value="138">
            <text:p>138</text:p>
          </table:table-cell>
          <table:table-cell table:formula="of:=HEX2DEC([.AR1])" office:value-type="float" office:value="143">
            <text:p>143</text:p>
          </table:table-cell>
          <table:table-cell table:formula="of:=HEX2DEC([.AS1])" office:value-type="float" office:value="143">
            <text:p>143</text:p>
          </table:table-cell>
          <table:table-cell table:formula="of:=HEX2DEC([.AT1])" office:value-type="float" office:value="144">
            <text:p>144</text:p>
          </table:table-cell>
          <table:table-cell table:formula="of:=HEX2DEC([.AU1])" office:value-type="float" office:value="142">
            <text:p>142</text:p>
          </table:table-cell>
          <table:table-cell table:formula="of:=HEX2DEC([.AV1])" office:value-type="float" office:value="144">
            <text:p>144</text:p>
          </table:table-cell>
          <table:table-cell table:formula="of:=HEX2DEC([.AW1])" office:value-type="float" office:value="142">
            <text:p>142</text:p>
          </table:table-cell>
          <table:table-cell table:formula="of:=HEX2DEC([.AX1])" office:value-type="float" office:value="1205">
            <text:p>1205</text:p>
          </table:table-cell>
          <table:table-cell table:formula="of:=HEX2DEC([.AY1])" office:value-type="float" office:value="1207">
            <text:p>1207</text:p>
          </table:table-cell>
          <table:table-cell table:formula="of:=HEX2DEC([.AZ1])" office:value-type="float" office:value="0">
            <text:p>0</text:p>
          </table:table-cell>
          <table:table-cell table:formula="of:=HEX2DEC([.BA1])" office:value-type="float" office:value="1160">
            <text:p>1160</text:p>
          </table:table-cell>
          <table:table-cell table:formula="of:=HEX2DEC([.BB1])" office:value-type="float" office:value="1146">
            <text:p>1146</text:p>
          </table:table-cell>
          <table:table-cell table:formula="of:=HEX2DEC([.BC1])" office:value-type="float" office:value="1151">
            <text:p>1151</text:p>
          </table:table-cell>
          <table:table-cell table:formula="of:=HEX2DEC([.BD1])" office:value-type="float" office:value="1152">
            <text:p>1152</text:p>
          </table:table-cell>
          <table:table-cell table:formula="of:=HEX2DEC([.BE1])" office:value-type="float" office:value="1157">
            <text:p>1157</text:p>
          </table:table-cell>
          <table:table-cell table:formula="of:=HEX2DEC([.BF1])" office:value-type="float" office:value="1154">
            <text:p>1154</text:p>
          </table:table-cell>
          <table:table-cell table:formula="of:=HEX2DEC([.BG1])" office:value-type="float" office:value="1165">
            <text:p>1165</text:p>
          </table:table-cell>
          <table:table-cell table:formula="of:=HEX2DEC([.BH1])" office:value-type="float" office:value="1168">
            <text:p>1168</text:p>
          </table:table-cell>
          <table:table-cell table:formula="of:=HEX2DEC([.BI1])" office:value-type="float" office:value="1172">
            <text:p>1172</text:p>
          </table:table-cell>
          <table:table-cell table:formula="of:=HEX2DEC([.BJ1])" office:value-type="float" office:value="1176">
            <text:p>1176</text:p>
          </table:table-cell>
          <table:table-cell table:formula="of:=HEX2DEC([.BK1])" office:value-type="float" office:value="1185">
            <text:p>1185</text:p>
          </table:table-cell>
          <table:table-cell table:formula="of:=HEX2DEC([.BL1])" office:value-type="float" office:value="1189">
            <text:p>1189</text:p>
          </table:table-cell>
          <table:table-cell table:formula="of:=HEX2DEC([.BM1])" office:value-type="float" office:value="1192">
            <text:p>1192</text:p>
          </table:table-cell>
          <table:table-cell table:formula="of:=HEX2DEC([.BN1])" office:value-type="float" office:value="1196">
            <text:p>1196</text:p>
          </table:table-cell>
          <table:table-cell table:formula="of:=HEX2DEC([.BO1])" office:value-type="float" office:value="1199">
            <text:p>1199</text:p>
          </table:table-cell>
          <table:table-cell table:formula="of:=HEX2DEC([.BP1])" office:value-type="float" office:value="1157">
            <text:p>1157</text:p>
          </table:table-cell>
          <table:table-cell table:formula="of:=HEX2DEC([.BQ1])" office:value-type="float" office:value="1142">
            <text:p>1142</text:p>
          </table:table-cell>
          <table:table-cell table:formula="of:=HEX2DEC([.BR1])" office:value-type="float" office:value="1138">
            <text:p>1138</text:p>
          </table:table-cell>
          <table:table-cell table:formula="of:=HEX2DEC([.BS1])" office:value-type="float" office:value="1118">
            <text:p>1118</text:p>
          </table:table-cell>
          <table:table-cell table:formula="of:=HEX2DEC([.BT1])" office:value-type="float" office:value="1099">
            <text:p>1099</text:p>
          </table:table-cell>
          <table:table-cell table:formula="of:=HEX2DEC([.BU1])" office:value-type="float" office:value="1083">
            <text:p>1083</text:p>
          </table:table-cell>
          <table:table-cell table:formula="of:=HEX2DEC([.BV1])" office:value-type="float" office:value="1068">
            <text:p>1068</text:p>
          </table:table-cell>
          <table:table-cell table:formula="of:=HEX2DEC([.BW1])" office:value-type="float" office:value="1052">
            <text:p>1052</text:p>
          </table:table-cell>
          <table:table-cell table:formula="of:=HEX2DEC([.BX1])" office:value-type="float" office:value="1039">
            <text:p>1039</text:p>
          </table:table-cell>
          <table:table-cell table:formula="of:=HEX2DEC([.BY1])" office:value-type="float" office:value="1023">
            <text:p>1023</text:p>
          </table:table-cell>
          <table:table-cell table:formula="of:=HEX2DEC([.BZ1])" office:value-type="float" office:value="1011">
            <text:p>1011</text:p>
          </table:table-cell>
          <table:table-cell table:formula="of:=HEX2DEC([.CA1])" office:value-type="float" office:value="999">
            <text:p>999</text:p>
          </table:table-cell>
          <table:table-cell table:formula="of:=HEX2DEC([.CB1])" office:value-type="float" office:value="984">
            <text:p>984</text:p>
          </table:table-cell>
          <table:table-cell table:formula="of:=HEX2DEC([.CC1])" office:value-type="float" office:value="969">
            <text:p>969</text:p>
          </table:table-cell>
          <table:table-cell table:formula="of:=HEX2DEC([.CD1])" office:value-type="float" office:value="961">
            <text:p>961</text:p>
          </table:table-cell>
          <table:table-cell table:formula="of:=HEX2DEC([.CE1])" office:value-type="float" office:value="948">
            <text:p>948</text:p>
          </table:table-cell>
          <table:table-cell table:formula="of:=HEX2DEC([.CF1])" office:value-type="float" office:value="940">
            <text:p>940</text:p>
          </table:table-cell>
          <table:table-cell table:formula="of:=HEX2DEC([.CG1])" office:value-type="float" office:value="925">
            <text:p>925</text:p>
          </table:table-cell>
          <table:table-cell table:formula="of:=HEX2DEC([.CH1])" office:value-type="float" office:value="920">
            <text:p>920</text:p>
          </table:table-cell>
          <table:table-cell table:formula="of:=HEX2DEC([.CI1])" office:value-type="float" office:value="909">
            <text:p>909</text:p>
          </table:table-cell>
          <table:table-cell table:formula="of:=HEX2DEC([.CJ1])" office:value-type="float" office:value="897">
            <text:p>897</text:p>
          </table:table-cell>
          <table:table-cell table:formula="of:=HEX2DEC([.CK1])" office:value-type="float" office:value="885">
            <text:p>885</text:p>
          </table:table-cell>
          <table:table-cell table:formula="of:=HEX2DEC([.CL1])" office:value-type="float" office:value="874">
            <text:p>874</text:p>
          </table:table-cell>
          <table:table-cell table:formula="of:=HEX2DEC([.CM1])" office:value-type="float" office:value="865">
            <text:p>865</text:p>
          </table:table-cell>
          <table:table-cell table:formula="of:=HEX2DEC([.CN1])" office:value-type="float" office:value="860">
            <text:p>860</text:p>
          </table:table-cell>
          <table:table-cell table:formula="of:=HEX2DEC([.CO1])" office:value-type="float" office:value="852">
            <text:p>852</text:p>
          </table:table-cell>
          <table:table-cell table:formula="of:=HEX2DEC([.CP1])" office:value-type="float" office:value="839">
            <text:p>839</text:p>
          </table:table-cell>
          <table:table-cell table:formula="of:=HEX2DEC([.CQ1])" office:value-type="float" office:value="834">
            <text:p>834</text:p>
          </table:table-cell>
          <table:table-cell table:formula="of:=HEX2DEC([.CR1])" office:value-type="float" office:value="827">
            <text:p>827</text:p>
          </table:table-cell>
          <table:table-cell table:formula="of:=HEX2DEC([.CS1])" office:value-type="float" office:value="816">
            <text:p>816</text:p>
          </table:table-cell>
          <table:table-cell table:formula="of:=HEX2DEC([.CT1])" office:value-type="float" office:value="811">
            <text:p>811</text:p>
          </table:table-cell>
          <table:table-cell table:formula="of:=HEX2DEC([.CU1])" office:value-type="float" office:value="799">
            <text:p>799</text:p>
          </table:table-cell>
          <table:table-cell table:formula="of:=HEX2DEC([.CV1])" office:value-type="float" office:value="796">
            <text:p>796</text:p>
          </table:table-cell>
          <table:table-cell table:formula="of:=HEX2DEC([.CW1])" office:value-type="float" office:value="786">
            <text:p>786</text:p>
          </table:table-cell>
          <table:table-cell table:formula="of:=HEX2DEC([.CX1])" office:value-type="float" office:value="780">
            <text:p>780</text:p>
          </table:table-cell>
          <table:table-cell table:formula="of:=HEX2DEC([.CY1])" office:value-type="float" office:value="775">
            <text:p>775</text:p>
          </table:table-cell>
          <table:table-cell table:formula="of:=HEX2DEC([.CZ1])" office:value-type="float" office:value="769">
            <text:p>769</text:p>
          </table:table-cell>
          <table:table-cell table:formula="of:=HEX2DEC([.DA1])" office:value-type="float" office:value="762">
            <text:p>762</text:p>
          </table:table-cell>
          <table:table-cell table:formula="of:=HEX2DEC([.DB1])" office:value-type="float" office:value="756">
            <text:p>756</text:p>
          </table:table-cell>
          <table:table-cell table:formula="of:=HEX2DEC([.DC1])" office:value-type="float" office:value="751">
            <text:p>751</text:p>
          </table:table-cell>
          <table:table-cell table:formula="of:=HEX2DEC([.DD1])" office:value-type="float" office:value="744">
            <text:p>744</text:p>
          </table:table-cell>
          <table:table-cell table:formula="of:=HEX2DEC([.DE1])" office:value-type="float" office:value="737">
            <text:p>737</text:p>
          </table:table-cell>
          <table:table-cell table:formula="of:=HEX2DEC([.DF1])" office:value-type="float" office:value="733">
            <text:p>733</text:p>
          </table:table-cell>
          <table:table-cell table:formula="of:=HEX2DEC([.DG1])" office:value-type="float" office:value="724">
            <text:p>724</text:p>
          </table:table-cell>
          <table:table-cell table:formula="of:=HEX2DEC([.DH1])" office:value-type="float" office:value="723">
            <text:p>723</text:p>
          </table:table-cell>
          <table:table-cell table:formula="of:=HEX2DEC([.DI1])" office:value-type="float" office:value="719">
            <text:p>719</text:p>
          </table:table-cell>
          <table:table-cell table:formula="of:=HEX2DEC([.DJ1])" office:value-type="float" office:value="710">
            <text:p>710</text:p>
          </table:table-cell>
          <table:table-cell table:formula="of:=HEX2DEC([.DK1])" office:value-type="float" office:value="709">
            <text:p>709</text:p>
          </table:table-cell>
          <table:table-cell table:formula="of:=HEX2DEC([.DL1])" office:value-type="float" office:value="702">
            <text:p>702</text:p>
          </table:table-cell>
          <table:table-cell table:formula="of:=HEX2DEC([.DM1])" office:value-type="float" office:value="703">
            <text:p>703</text:p>
          </table:table-cell>
          <table:table-cell table:formula="of:=HEX2DEC([.DN1])" office:value-type="float" office:value="707">
            <text:p>707</text:p>
          </table:table-cell>
          <table:table-cell table:formula="of:=HEX2DEC([.DO1])" office:value-type="float" office:value="721">
            <text:p>721</text:p>
          </table:table-cell>
          <table:table-cell table:formula="of:=HEX2DEC([.DP1])" office:value-type="float" office:value="736">
            <text:p>736</text:p>
          </table:table-cell>
          <table:table-cell table:formula="of:=HEX2DEC([.DQ1])" office:value-type="float" office:value="1877">
            <text:p>1877</text:p>
          </table:table-cell>
          <table:table-cell table:formula="of:=HEX2DEC([.DR1])" office:value-type="float" office:value="1893">
            <text:p>1893</text:p>
          </table:table-cell>
          <table:table-cell table:formula="of:=HEX2DEC([.DS1])" office:value-type="float" office:value="1914">
            <text:p>1914</text:p>
          </table:table-cell>
          <table:table-cell table:formula="of:=HEX2DEC([.DT1])" office:value-type="float" office:value="1939">
            <text:p>1939</text:p>
          </table:table-cell>
          <table:table-cell table:formula="of:=HEX2DEC([.DU1])" office:value-type="float" office:value="1956">
            <text:p>1956</text:p>
          </table:table-cell>
          <table:table-cell table:formula="of:=HEX2DEC([.DV1])" office:value-type="float" office:value="1993">
            <text:p>1993</text:p>
          </table:table-cell>
          <table:table-cell table:formula="of:=HEX2DEC([.DW1])" office:value-type="float" office:value="2009">
            <text:p>2009</text:p>
          </table:table-cell>
          <table:table-cell table:formula="of:=HEX2DEC([.DX1])" office:value-type="float" office:value="2039">
            <text:p>2039</text:p>
          </table:table-cell>
          <table:table-cell table:formula="of:=HEX2DEC([.DY1])" office:value-type="float" office:value="2082">
            <text:p>2082</text:p>
          </table:table-cell>
          <table:table-cell table:formula="of:=HEX2DEC([.DZ1])" office:value-type="float" office:value="2109">
            <text:p>2109</text:p>
          </table:table-cell>
          <table:table-cell table:formula="of:=HEX2DEC([.EA1])" office:value-type="float" office:value="2131">
            <text:p>2131</text:p>
          </table:table-cell>
          <table:table-cell table:formula="of:=HEX2DEC([.EB1])" office:value-type="float" office:value="1078">
            <text:p>1078</text:p>
          </table:table-cell>
          <table:table-cell table:formula="of:=HEX2DEC([.EC1])" office:value-type="float" office:value="1067">
            <text:p>1067</text:p>
          </table:table-cell>
          <table:table-cell table:formula="of:=HEX2DEC([.ED1])" office:value-type="float" office:value="1069">
            <text:p>1069</text:p>
          </table:table-cell>
          <table:table-cell table:formula="of:=HEX2DEC([.EE1])" office:value-type="float" office:value="2282">
            <text:p>2282</text:p>
          </table:table-cell>
          <table:table-cell table:formula="of:=HEX2DEC([.EF1])" office:value-type="float" office:value="2285">
            <text:p>2285</text:p>
          </table:table-cell>
          <table:table-cell table:formula="of:=HEX2DEC([.EG1])" office:value-type="float" office:value="2109">
            <text:p>2109</text:p>
          </table:table-cell>
          <table:table-cell table:formula="of:=HEX2DEC([.EH1])" office:value-type="float" office:value="2119">
            <text:p>2119</text:p>
          </table:table-cell>
          <table:table-cell table:formula="of:=HEX2DEC([.EI1])" office:value-type="float" office:value="2225">
            <text:p>2225</text:p>
          </table:table-cell>
          <table:table-cell table:formula="of:=HEX2DEC([.EJ1])" office:value-type="float" office:value="2239">
            <text:p>2239</text:p>
          </table:table-cell>
          <table:table-cell table:formula="of:=HEX2DEC([.EK1])" office:value-type="float" office:value="2227">
            <text:p>2227</text:p>
          </table:table-cell>
          <table:table-cell table:formula="of:=HEX2DEC([.EL1])" office:value-type="float" office:value="2220">
            <text:p>2220</text:p>
          </table:table-cell>
          <table:table-cell table:formula="of:=HEX2DEC([.EM1])" office:value-type="float" office:value="2227">
            <text:p>2227</text:p>
          </table:table-cell>
          <table:table-cell table:formula="of:=HEX2DEC([.EN1])" office:value-type="float" office:value="2223">
            <text:p>2223</text:p>
          </table:table-cell>
          <table:table-cell table:formula="of:=HEX2DEC([.EO1])" office:value-type="float" office:value="2210">
            <text:p>2210</text:p>
          </table:table-cell>
          <table:table-cell table:formula="of:=HEX2DEC([.EP1])" office:value-type="float" office:value="2199">
            <text:p>2199</text:p>
          </table:table-cell>
          <table:table-cell table:formula="of:=HEX2DEC([.EQ1])" office:value-type="float" office:value="1921">
            <text:p>1921</text:p>
          </table:table-cell>
          <table:table-cell table:formula="of:=HEX2DEC([.ER1])" office:value-type="float" office:value="1916">
            <text:p>1916</text:p>
          </table:table-cell>
          <table:table-cell table:formula="of:=HEX2DEC([.ES1])" office:value-type="float" office:value="1918">
            <text:p>1918</text:p>
          </table:table-cell>
          <table:table-cell table:formula="of:=HEX2DEC([.ET1])" office:value-type="float" office:value="1954">
            <text:p>1954</text:p>
          </table:table-cell>
          <table:table-cell table:formula="of:=HEX2DEC([.EU1])" office:value-type="float" office:value="2157">
            <text:p>2157</text:p>
          </table:table-cell>
          <table:table-cell table:formula="of:=HEX2DEC([.EV1])" office:value-type="float" office:value="2188">
            <text:p>2188</text:p>
          </table:table-cell>
          <table:table-cell table:formula="of:=HEX2DEC([.EW1])" office:value-type="float" office:value="2258">
            <text:p>2258</text:p>
          </table:table-cell>
          <table:table-cell table:formula="of:=HEX2DEC([.EX1])" office:value-type="float" office:value="2314">
            <text:p>2314</text:p>
          </table:table-cell>
          <table:table-cell table:formula="of:=HEX2DEC([.EY1])" office:value-type="float" office:value="0">
            <text:p>0</text:p>
          </table:table-cell>
          <table:table-cell table:formula="of:=HEX2DEC([.EZ1])" office:value-type="float" office:value="3626">
            <text:p>3626</text:p>
          </table:table-cell>
          <table:table-cell table:formula="of:=HEX2DEC([.FA1])" office:value-type="float" office:value="2417">
            <text:p>2417</text:p>
          </table:table-cell>
          <table:table-cell table:formula="of:=HEX2DEC([.FB1])" office:value-type="float" office:value="38554">
            <text:p>38554</text:p>
          </table:table-cell>
          <table:table-cell table:formula="of:=HEX2DEC([.FC1])" office:value-type="float" office:value="107">
            <text:p>107</text:p>
          </table:table-cell>
          <table:table-cell table:formula="of:=HEX2DEC([.FD1])" office:value-type="float" office:value="1403">
            <text:p>1403</text:p>
          </table:table-cell>
          <table:table-cell table:formula="of:=HEX2DEC([.FE1])" office:value-type="float" office:value="31115">
            <text:p>31115</text:p>
          </table:table-cell>
          <table:table-cell table:formula="of:=HEX2DEC([.FF1])" office:value-type="float" office:value="1480">
            <text:p>1480</text:p>
          </table:table-cell>
          <table:table-cell table:formula="of:=HEX2DEC([.FG1])" office:value-type="float" office:value="241">
            <text:p>241</text:p>
          </table:table-cell>
          <table:table-cell table:formula="of:=HEX2DEC([.FH1])" office:value-type="float" office:value="9">
            <text:p>9</text:p>
          </table:table-cell>
          <table:table-cell table:formula="of:=HEX2DEC([.FI1])" office:value-type="float" office:value="8">
            <text:p>8</text:p>
          </table:table-cell>
          <table:table-cell table:formula="of:=HEX2DEC([.FJ1])" office:value-type="float" office:value="2370">
            <text:p>2370</text:p>
          </table:table-cell>
          <table:table-cell table:formula="of:=HEX2DEC([.FK1])" office:value-type="float" office:value="2530">
            <text:p>2530</text:p>
          </table:table-cell>
          <table:table-cell table:formula="of:=HEX2DEC([.FL1])" office:value-type="float" office:value="2532">
            <text:p>2532</text:p>
          </table:table-cell>
          <table:table-cell table:formula="of:=HEX2DEC([.FM1])" office:value-type="float" office:value="3239">
            <text:p>3239</text:p>
          </table:table-cell>
          <table:table-cell table:formula="of:=HEX2DEC([.FN1])" office:value-type="float" office:value="3134">
            <text:p>3134</text:p>
          </table:table-cell>
          <table:table-cell table:formula="of:=HEX2DEC([.FO1])" office:value-type="float" office:value="3114">
            <text:p>3114</text:p>
          </table:table-cell>
          <table:table-cell table:formula="of:=HEX2DEC([.FP1])" office:value-type="float" office:value="63453">
            <text:p>63453</text:p>
          </table:table-cell>
          <table:table-cell table:formula="of:=HEX2DEC([.FQ1])" office:value-type="float" office:value="159">
            <text:p>159</text:p>
          </table:table-cell>
          <table:table-cell table:formula="of:=HEX2DEC([.FR1])" office:value-type="float" office:value="9">
            <text:p>9</text:p>
          </table:table-cell>
          <table:table-cell table:formula="of:=HEX2DEC([.FS1])" office:value-type="float" office:value="62596">
            <text:p>62596</text:p>
          </table:table-cell>
          <table:table-cell table:formula="of:=HEX2DEC([.FT1])" office:value-type="float" office:value="35111">
            <text:p>35111</text:p>
          </table:table-cell>
          <table:table-cell table:formula="of:=HEX2DEC([.FU1])" office:value-type="float" office:value="2084">
            <text:p>2084</text:p>
          </table:table-cell>
          <table:table-cell table:formula="of:=HEX2DEC([.FV1])" office:value-type="float" office:value="2091">
            <text:p>2091</text:p>
          </table:table-cell>
          <table:table-cell table:formula="of:=HEX2DEC([.FW1])" office:value-type="float" office:value="2434">
            <text:p>2434</text:p>
          </table:table-cell>
          <table:table-cell table:formula="of:=HEX2DEC([.FX1])" office:value-type="float" office:value="2090">
            <text:p>2090</text:p>
          </table:table-cell>
          <table:table-cell table:formula="of:=HEX2DEC([.FY1])" office:value-type="float" office:value="2090">
            <text:p>2090</text:p>
          </table:table-cell>
          <table:table-cell table:formula="of:=HEX2DEC([.FZ1])" office:value-type="float" office:value="5272">
            <text:p>5272</text:p>
          </table:table-cell>
          <table:table-cell table:formula="of:=HEX2DEC([.GA1])" office:value-type="float" office:value="5243">
            <text:p>5243</text:p>
          </table:table-cell>
          <table:table-cell table:formula="of:=HEX2DEC([.GB1])" office:value-type="float" office:value="601">
            <text:p>601</text:p>
          </table:table-cell>
          <table:table-cell table:formula="of:=HEX2DEC([.GC1])" office:value-type="float" office:value="9261">
            <text:p>9261</text:p>
          </table:table-cell>
          <table:table-cell table:formula="of:=HEX2DEC([.GD1])" office:value-type="float" office:value="12834">
            <text:p>12834</text:p>
          </table:table-cell>
          <table:table-cell table:formula="of:=HEX2DEC([.GE1])" office:value-type="float" office:value="12">
            <text:p>12</text:p>
          </table:table-cell>
          <table:table-cell table:formula="of:=HEX2DEC([.GF1])" office:value-type="float" office:value="554">
            <text:p>554</text:p>
          </table:table-cell>
          <table:table-cell table:formula="of:=HEX2DEC([.GG1])" office:value-type="float" office:value="554">
            <text:p>554</text:p>
          </table:table-cell>
          <table:table-cell table:formula="of:=HEX2DEC([.GH1])" office:value-type="float" office:value="557">
            <text:p>557</text:p>
          </table:table-cell>
          <table:table-cell table:formula="of:=HEX2DEC([.GI1])" office:value-type="float" office:value="559">
            <text:p>559</text:p>
          </table:table-cell>
          <table:table-cell table:formula="of:=HEX2DEC([.GJ1])" office:value-type="float" office:value="555">
            <text:p>555</text:p>
          </table:table-cell>
          <table:table-cell table:formula="of:=HEX2DEC([.GK1])" office:value-type="float" office:value="554">
            <text:p>554</text:p>
          </table:table-cell>
          <table:table-cell table:formula="of:=HEX2DEC([.GL1])" office:value-type="float" office:value="556">
            <text:p>556</text:p>
          </table:table-cell>
          <table:table-cell table:formula="of:=HEX2DEC([.GM1])" office:value-type="float" office:value="555">
            <text:p>555</text:p>
          </table:table-cell>
          <table:table-cell table:formula="of:=HEX2DEC([.GN1])" office:value-type="float" office:value="558">
            <text:p>558</text:p>
          </table:table-cell>
          <table:table-cell table:formula="of:=HEX2DEC([.GO1])" office:value-type="float" office:value="557">
            <text:p>557</text:p>
          </table:table-cell>
          <table:table-cell table:formula="of:=HEX2DEC([.GP1])" office:value-type="float" office:value="559">
            <text:p>559</text:p>
          </table:table-cell>
          <table:table-cell table:formula="of:=HEX2DEC([.GQ1])" office:value-type="float" office:value="555">
            <text:p>555</text:p>
          </table:table-cell>
          <table:table-cell table:formula="of:=HEX2DEC([.GR1])" office:value-type="float" office:value="558">
            <text:p>558</text:p>
          </table:table-cell>
          <table:table-cell table:formula="of:=HEX2DEC([.GS1])" office:value-type="float" office:value="555">
            <text:p>555</text:p>
          </table:table-cell>
          <table:table-cell table:formula="of:=HEX2DEC([.GT1])" office:value-type="float" office:value="558">
            <text:p>558</text:p>
          </table:table-cell>
          <table:table-cell table:formula="of:=HEX2DEC([.GU1])" office:value-type="float" office:value="560">
            <text:p>560</text:p>
          </table:table-cell>
          <table:table-cell table:formula="of:=HEX2DEC([.GV1])" office:value-type="float" office:value="576">
            <text:p>576</text:p>
          </table:table-cell>
          <table:table-cell table:formula="of:=HEX2DEC([.GW1])" office:value-type="float" office:value="594">
            <text:p>594</text:p>
          </table:table-cell>
          <table:table-cell table:formula="of:=HEX2DEC([.GX1])" office:value-type="float" office:value="0">
            <text:p>0</text:p>
          </table:table-cell>
          <table:table-cell table:formula="of:=HEX2DEC([.GY1])" office:value-type="float" office:value="584">
            <text:p>584</text:p>
          </table:table-cell>
          <table:table-cell table:formula="of:=HEX2DEC([.GZ1])" office:value-type="float" office:value="571">
            <text:p>571</text:p>
          </table:table-cell>
          <table:table-cell table:formula="of:=HEX2DEC([.HA1])" office:value-type="float" office:value="566">
            <text:p>566</text:p>
          </table:table-cell>
          <table:table-cell table:formula="of:=HEX2DEC([.HB1])" office:value-type="float" office:value="561">
            <text:p>561</text:p>
          </table:table-cell>
          <table:table-cell table:formula="of:=HEX2DEC([.HC1])" office:value-type="float" office:value="561">
            <text:p>561</text:p>
          </table:table-cell>
          <table:table-cell table:formula="of:=HEX2DEC([.HD1])" office:value-type="float" office:value="564">
            <text:p>564</text:p>
          </table:table-cell>
          <table:table-cell table:formula="of:=HEX2DEC([.HE1])" office:value-type="float" office:value="8995">
            <text:p>8995</text:p>
          </table:table-cell>
          <table:table-cell table:formula="of:=HEX2DEC([.HF1])" office:value-type="float" office:value="35">
            <text:p>35</text:p>
          </table:table-cell>
          <table:table-cell table:formula="of:=HEX2DEC([.HG1])" office:value-type="float" office:value="567">
            <text:p>567</text:p>
          </table:table-cell>
          <table:table-cell table:formula="of:=HEX2DEC([.HH1])" office:value-type="float" office:value="586">
            <text:p>586</text:p>
          </table:table-cell>
          <table:table-cell table:formula="of:=HEX2DEC([.HI1])" office:value-type="float" office:value="0">
            <text:p>0</text:p>
          </table:table-cell>
          <table:table-cell table:formula="of:=HEX2DEC([.HJ1])" office:value-type="float" office:value="0">
            <text:p>0</text:p>
          </table:table-cell>
          <table:table-cell table:formula="of:=HEX2DEC([.HK1])" office:value-type="float" office:value="0">
            <text:p>0</text:p>
          </table:table-cell>
          <table:table-cell table:formula="of:=HEX2DEC([.HL1])" office:value-type="float" office:value="9358">
            <text:p>9358</text:p>
          </table:table-cell>
          <table:table-cell table:formula="of:=HEX2DEC([.HM1])" office:value-type="float" office:value="35">
            <text:p>35</text:p>
          </table:table-cell>
          <table:table-cell table:formula="of:=HEX2DEC([.HN1])" office:value-type="float" office:value="576">
            <text:p>576</text:p>
          </table:table-cell>
          <table:table-cell table:formula="of:=HEX2DEC([.HO1])" office:value-type="float" office:value="572">
            <text:p>572</text:p>
          </table:table-cell>
          <table:table-cell table:formula="of:=HEX2DEC([.HP1])" office:value-type="float" office:value="575">
            <text:p>575</text:p>
          </table:table-cell>
          <table:table-cell table:formula="of:=HEX2DEC([.HQ1])" office:value-type="float" office:value="576">
            <text:p>576</text:p>
          </table:table-cell>
          <table:table-cell table:formula="of:=HEX2DEC([.HR1])" office:value-type="float" office:value="580">
            <text:p>580</text:p>
          </table:table-cell>
          <table:table-cell table:formula="of:=HEX2DEC([.HS1])" office:value-type="float" office:value="9320">
            <text:p>9320</text:p>
          </table:table-cell>
          <table:table-cell table:formula="of:=HEX2DEC([.HT1])" office:value-type="float" office:value="36">
            <text:p>36</text:p>
          </table:table-cell>
          <table:table-cell table:formula="of:=HEX2DEC([.HU1])" office:value-type="float" office:value="583">
            <text:p>583</text:p>
          </table:table-cell>
          <table:table-cell table:formula="of:=HEX2DEC([.HV1])" office:value-type="float" office:value="582">
            <text:p>582</text:p>
          </table:table-cell>
          <table:table-cell table:formula="of:=HEX2DEC([.HW1])" office:value-type="float" office:value="589">
            <text:p>589</text:p>
          </table:table-cell>
          <table:table-cell table:formula="of:=HEX2DEC([.HX1])" office:value-type="float" office:value="589">
            <text:p>589</text:p>
          </table:table-cell>
          <table:table-cell table:formula="of:=HEX2DEC([.HY1])" office:value-type="float" office:value="588">
            <text:p>588</text:p>
          </table:table-cell>
          <table:table-cell table:formula="of:=HEX2DEC([.HZ1])" office:value-type="float" office:value="36">
            <text:p>36</text:p>
          </table:table-cell>
          <table:table-cell table:formula="of:=HEX2DEC([.IA1])" office:value-type="float" office:value="11603">
            <text:p>11603</text:p>
          </table:table-cell>
          <table:table-cell table:formula="of:=HEX2DEC([.IB1])" office:value-type="float" office:value="598">
            <text:p>598</text:p>
          </table:table-cell>
          <table:table-cell table:formula="of:=HEX2DEC([.IC1])" office:value-type="float" office:value="598">
            <text:p>598</text:p>
          </table:table-cell>
          <table:table-cell table:formula="of:=HEX2DEC([.ID1])" office:value-type="float" office:value="598">
            <text:p>598</text:p>
          </table:table-cell>
          <table:table-cell table:formula="of:=HEX2DEC([.IE1])" office:value-type="float" office:value="153099">
            <text:p>153099</text:p>
          </table:table-cell>
          <table:table-cell table:formula="of:=HEX2DEC([.IF1])" office:value-type="float" office:value="2">
            <text:p>2</text:p>
          </table:table-cell>
          <table:table-cell table:formula="of:=HEX2DEC([.IG1])" office:value-type="float" office:value="606">
            <text:p>606</text:p>
          </table:table-cell>
          <table:table-cell table:formula="of:=HEX2DEC([.IH1])" office:value-type="float" office:value="606">
            <text:p>606</text:p>
          </table:table-cell>
          <table:table-cell table:formula="of:=HEX2DEC([.II1])" office:value-type="float" office:value="611">
            <text:p>611</text:p>
          </table:table-cell>
          <table:table-cell table:formula="of:=HEX2DEC([.IJ1])" office:value-type="float" office:value="615">
            <text:p>615</text:p>
          </table:table-cell>
          <table:table-cell table:formula="of:=HEX2DEC([.IK1])" office:value-type="float" office:value="0">
            <text:p>0</text:p>
          </table:table-cell>
          <table:table-cell table:formula="of:=HEX2DEC([.IL1])" office:value-type="float" office:value="2255466">
            <text:p>2255466</text:p>
          </table:table-cell>
          <table:table-cell table:formula="of:=HEX2DEC([.IM1])" office:value-type="float" office:value="624">
            <text:p>624</text:p>
          </table:table-cell>
          <table:table-cell table:formula="of:=HEX2DEC([.IN1])" office:value-type="float" office:value="626">
            <text:p>626</text:p>
          </table:table-cell>
          <table:table-cell table:formula="of:=HEX2DEC([.IO1])" office:value-type="float" office:value="631">
            <text:p>631</text:p>
          </table:table-cell>
          <table:table-cell table:formula="of:=HEX2DEC([.IP1])" office:value-type="float" office:value="632">
            <text:p>632</text:p>
          </table:table-cell>
          <table:table-cell table:formula="of:=HEX2DEC([.IQ1])" office:value-type="float" office:value="1922">
            <text:p>1922</text:p>
          </table:table-cell>
          <table:table-cell table:formula="of:=HEX2DEC([.IR1])" office:value-type="float" office:value="641">
            <text:p>641</text:p>
          </table:table-cell>
          <table:table-cell table:formula="of:=HEX2DEC([.IS1])" office:value-type="float" office:value="639">
            <text:p>639</text:p>
          </table:table-cell>
          <table:table-cell table:formula="of:=HEX2DEC([.IT1])" office:value-type="float" office:value="647">
            <text:p>647</text:p>
          </table:table-cell>
          <table:table-cell table:formula="of:=HEX2DEC([.IU1])" office:value-type="float" office:value="648">
            <text:p>648</text:p>
          </table:table-cell>
          <table:table-cell table:formula="of:=HEX2DEC([.IV1])" office:value-type="float" office:value="40">
            <text:p>40</text:p>
          </table:table-cell>
          <table:table-cell table:formula="of:=HEX2DEC([.IW1])" office:value-type="float" office:value="11404">
            <text:p>11404</text:p>
          </table:table-cell>
          <table:table-cell table:formula="of:=HEX2DEC([.IX1])" office:value-type="float" office:value="660">
            <text:p>660</text:p>
          </table:table-cell>
          <table:table-cell table:formula="of:=HEX2DEC([.IY1])" office:value-type="float" office:value="662">
            <text:p>662</text:p>
          </table:table-cell>
          <table:table-cell table:formula="of:=HEX2DEC([.IZ1])" office:value-type="float" office:value="662">
            <text:p>662</text:p>
          </table:table-cell>
          <table:table-cell table:formula="of:=HEX2DEC([.JA1])" office:value-type="float" office:value="667">
            <text:p>667</text:p>
          </table:table-cell>
          <table:table-cell table:formula="of:=HEX2DEC([.JB1])" office:value-type="float" office:value="675">
            <text:p>675</text:p>
          </table:table-cell>
          <table:table-cell table:formula="of:=HEX2DEC([.JC1])" office:value-type="float" office:value="679">
            <text:p>679</text:p>
          </table:table-cell>
          <table:table-cell table:formula="of:=HEX2DEC([.JD1])" office:value-type="float" office:value="678">
            <text:p>678</text:p>
          </table:table-cell>
          <table:table-cell table:formula="of:=HEX2DEC([.JE1])" office:value-type="float" office:value="684">
            <text:p>684</text:p>
          </table:table-cell>
          <table:table-cell table:formula="of:=HEX2DEC([.JF1])" office:value-type="float" office:value="692">
            <text:p>692</text:p>
          </table:table-cell>
          <table:table-cell table:formula="of:=HEX2DEC([.JG1])" office:value-type="float" office:value="697">
            <text:p>697</text:p>
          </table:table-cell>
          <table:table-cell table:formula="of:=HEX2DEC([.JH1])" office:value-type="float" office:value="700">
            <text:p>700</text:p>
          </table:table-cell>
          <table:table-cell table:formula="of:=HEX2DEC([.JI1])" office:value-type="float" office:value="703">
            <text:p>703</text:p>
          </table:table-cell>
          <table:table-cell table:formula="of:=HEX2DEC([.JJ1])" office:value-type="float" office:value="708">
            <text:p>708</text:p>
          </table:table-cell>
          <table:table-cell table:formula="of:=HEX2DEC([.JK1])" office:value-type="float" office:value="713">
            <text:p>713</text:p>
          </table:table-cell>
          <table:table-cell table:formula="of:=HEX2DEC([.JL1])" office:value-type="float" office:value="716">
            <text:p>716</text:p>
          </table:table-cell>
          <table:table-cell table:formula="of:=HEX2DEC([.JM1])" office:value-type="float" office:value="722">
            <text:p>722</text:p>
          </table:table-cell>
          <table:table-cell table:formula="of:=HEX2DEC([.JN1])" office:value-type="float" office:value="730">
            <text:p>730</text:p>
          </table:table-cell>
          <table:table-cell table:formula="of:=HEX2DEC([.JO1])" office:value-type="float" office:value="735">
            <text:p>735</text:p>
          </table:table-cell>
          <table:table-cell table:formula="of:=HEX2DEC([.JP1])" office:value-type="float" office:value="744">
            <text:p>744</text:p>
          </table:table-cell>
          <table:table-cell table:formula="of:=HEX2DEC([.JQ1])" office:value-type="float" office:value="749">
            <text:p>749</text:p>
          </table:table-cell>
          <table:table-cell table:formula="of:=HEX2DEC([.JR1])" office:value-type="float" office:value="738">
            <text:p>738</text:p>
          </table:table-cell>
          <table:table-cell table:formula="of:=HEX2DEC([.JS1])" office:value-type="float" office:value="695">
            <text:p>695</text:p>
          </table:table-cell>
          <table:table-cell table:formula="of:=HEX2DEC([.JT1])" office:value-type="float" office:value="685">
            <text:p>685</text:p>
          </table:table-cell>
          <table:table-cell table:formula="of:=HEX2DEC([.JU1])" office:value-type="float" office:value="679">
            <text:p>679</text:p>
          </table:table-cell>
          <table:table-cell table:formula="of:=HEX2DEC([.JV1])" office:value-type="float" office:value="674">
            <text:p>674</text:p>
          </table:table-cell>
          <table:table-cell table:formula="of:=HEX2DEC([.JW1])" office:value-type="float" office:value="660">
            <text:p>660</text:p>
          </table:table-cell>
          <table:table-cell table:formula="of:=HEX2DEC([.JX1])" office:value-type="float" office:value="661">
            <text:p>661</text:p>
          </table:table-cell>
          <table:table-cell table:formula="of:=HEX2DEC([.JY1])" office:value-type="float" office:value="649">
            <text:p>649</text:p>
          </table:table-cell>
          <table:table-cell table:formula="of:=HEX2DEC([.JZ1])" office:value-type="float" office:value="644">
            <text:p>644</text:p>
          </table:table-cell>
          <table:table-cell table:formula="of:=HEX2DEC([.KA1])" office:value-type="float" office:value="638">
            <text:p>638</text:p>
          </table:table-cell>
          <table:table-cell table:formula="of:=HEX2DEC([.KB1])" office:value-type="float" office:value="635">
            <text:p>635</text:p>
          </table:table-cell>
          <table:table-cell table:formula="of:=HEX2DEC([.KC1])" office:value-type="float" office:value="627">
            <text:p>627</text:p>
          </table:table-cell>
          <table:table-cell table:formula="of:=HEX2DEC([.KD1])" office:value-type="float" office:value="624">
            <text:p>624</text:p>
          </table:table-cell>
          <table:table-cell table:formula="of:=HEX2DEC([.KE1])" office:value-type="float" office:value="613">
            <text:p>613</text:p>
          </table:table-cell>
          <table:table-cell table:formula="of:=HEX2DEC([.KF1])" office:value-type="float" office:value="610">
            <text:p>610</text:p>
          </table:table-cell>
          <table:table-cell table:formula="of:=HEX2DEC([.KG1])" office:value-type="float" office:value="603">
            <text:p>603</text:p>
          </table:table-cell>
          <table:table-cell table:formula="of:=HEX2DEC([.KH1])" office:value-type="float" office:value="600">
            <text:p>600</text:p>
          </table:table-cell>
          <table:table-cell table:formula="of:=HEX2DEC([.KI1])" office:value-type="float" office:value="597">
            <text:p>597</text:p>
          </table:table-cell>
          <table:table-cell table:formula="of:=HEX2DEC([.KJ1])" office:value-type="float" office:value="592">
            <text:p>592</text:p>
          </table:table-cell>
          <table:table-cell table:formula="of:=HEX2DEC([.KK1])" office:value-type="float" office:value="587">
            <text:p>587</text:p>
          </table:table-cell>
          <table:table-cell table:formula="of:=HEX2DEC([.KL1])" office:value-type="float" office:value="587">
            <text:p>587</text:p>
          </table:table-cell>
          <table:table-cell table:formula="of:=HEX2DEC([.KM1])" office:value-type="float" office:value="578">
            <text:p>578</text:p>
          </table:table-cell>
          <table:table-cell table:formula="of:=HEX2DEC([.KN1])" office:value-type="float" office:value="575">
            <text:p>575</text:p>
          </table:table-cell>
          <table:table-cell table:formula="of:=HEX2DEC([.KO1])" office:value-type="float" office:value="571">
            <text:p>571</text:p>
          </table:table-cell>
          <table:table-cell table:formula="of:=HEX2DEC([.KP1])" office:value-type="float" office:value="568">
            <text:p>568</text:p>
          </table:table-cell>
          <table:table-cell table:formula="of:=HEX2DEC([.KQ1])" office:value-type="float" office:value="562">
            <text:p>562</text:p>
          </table:table-cell>
          <table:table-cell table:formula="of:=HEX2DEC([.KR1])" office:value-type="float" office:value="560">
            <text:p>560</text:p>
          </table:table-cell>
          <table:table-cell table:formula="of:=HEX2DEC([.KS1])" office:value-type="float" office:value="554">
            <text:p>554</text:p>
          </table:table-cell>
          <table:table-cell table:formula="of:=HEX2DEC([.KT1])" office:value-type="float" office:value="523">
            <text:p>523</text:p>
          </table:table-cell>
          <table:table-cell table:formula="of:=HEX2DEC([.KU1])" office:value-type="float" office:value="404">
            <text:p>404</text:p>
          </table:table-cell>
          <table:table-cell table:formula="of:=HEX2DEC([.KV1])" office:value-type="float" office:value="357">
            <text:p>357</text:p>
          </table:table-cell>
          <table:table-cell table:formula="of:=HEX2DEC([.KW1])" office:value-type="float" office:value="358">
            <text:p>358</text:p>
          </table:table-cell>
          <table:table-cell table:formula="of:=HEX2DEC([.KX1])" office:value-type="float" office:value="373">
            <text:p>373</text:p>
          </table:table-cell>
          <table:table-cell table:formula="of:=HEX2DEC([.KY1])" office:value-type="float" office:value="403">
            <text:p>403</text:p>
          </table:table-cell>
          <table:table-cell table:formula="of:=HEX2DEC([.KZ1])" office:value-type="float" office:value="476">
            <text:p>476</text:p>
          </table:table-cell>
          <table:table-cell table:formula="of:=HEX2DEC([.LA1])" office:value-type="float" office:value="517">
            <text:p>517</text:p>
          </table:table-cell>
          <table:table-cell table:formula="of:=HEX2DEC([.LB1])" office:value-type="float" office:value="522">
            <text:p>522</text:p>
          </table:table-cell>
          <table:table-cell table:formula="of:=HEX2DEC([.LC1])" office:value-type="float" office:value="8200">
            <text:p>8200</text:p>
          </table:table-cell>
          <table:table-cell table:formula="of:=HEX2DEC([.LD1])" office:value-type="float" office:value="38">
            <text:p>38</text:p>
          </table:table-cell>
          <table:table-cell table:formula="of:=HEX2DEC([.LE1])" office:value-type="float" office:value="517">
            <text:p>517</text:p>
          </table:table-cell>
          <table:table-cell table:formula="of:=HEX2DEC([.LF1])" office:value-type="float" office:value="512">
            <text:p>512</text:p>
          </table:table-cell>
          <table:table-cell table:formula="of:=HEX2DEC([.LG1])" office:value-type="float" office:value="514">
            <text:p>514</text:p>
          </table:table-cell>
          <table:table-cell table:formula="of:=HEX2DEC([.LH1])" office:value-type="float" office:value="507">
            <text:p>507</text:p>
          </table:table-cell>
          <table:table-cell table:formula="of:=HEX2DEC([.LI1])" office:value-type="float" office:value="505">
            <text:p>505</text:p>
          </table:table-cell>
          <table:table-cell table:formula="of:=HEX2DEC([.LJ1])" office:value-type="float" office:value="1311">
            <text:p>1311</text:p>
          </table:table-cell>
          <table:table-cell table:formula="of:=HEX2DEC([.LK1])" office:value-type="float" office:value="500">
            <text:p>500</text:p>
          </table:table-cell>
          <table:table-cell table:formula="of:=HEX2DEC([.LL1])" office:value-type="float" office:value="498">
            <text:p>498</text:p>
          </table:table-cell>
          <table:table-cell table:formula="of:=HEX2DEC([.LM1])" office:value-type="float" office:value="496">
            <text:p>496</text:p>
          </table:table-cell>
          <table:table-cell table:formula="of:=HEX2DEC([.LN1])" office:value-type="float" office:value="494">
            <text:p>494</text:p>
          </table:table-cell>
          <table:table-cell table:formula="of:=HEX2DEC([.LO1])" office:value-type="float" office:value="7709">
            <text:p>7709</text:p>
          </table:table-cell>
          <table:table-cell table:formula="of:=HEX2DEC([.LP1])" office:value-type="float" office:value="235">
            <text:p>235</text:p>
          </table:table-cell>
          <table:table-cell table:formula="of:=HEX2DEC([.LQ1])" office:value-type="float" office:value="488">
            <text:p>488</text:p>
          </table:table-cell>
          <table:table-cell table:formula="of:=HEX2DEC([.LR1])" office:value-type="float" office:value="486">
            <text:p>486</text:p>
          </table:table-cell>
          <table:table-cell table:formula="of:=HEX2DEC([.LS1])" office:value-type="float" office:value="484">
            <text:p>484</text:p>
          </table:table-cell>
          <table:table-cell table:formula="of:=HEX2DEC([.LT1])" office:value-type="float" office:value="484">
            <text:p>484</text:p>
          </table:table-cell>
          <table:table-cell table:formula="of:=HEX2DEC([.LU1])" office:value-type="float" office:value="480">
            <text:p>480</text:p>
          </table:table-cell>
          <table:table-cell table:formula="of:=HEX2DEC([.LV1])" office:value-type="float" office:value="483">
            <text:p>483</text:p>
          </table:table-cell>
          <table:table-cell table:formula="of:=HEX2DEC([.LW1])" office:value-type="float" office:value="531">
            <text:p>531</text:p>
          </table:table-cell>
          <table:table-cell table:formula="of:=HEX2DEC([.LX1])" office:value-type="float" office:value="706">
            <text:p>706</text:p>
          </table:table-cell>
          <table:table-cell table:formula="of:=HEX2DEC([.LY1])" office:value-type="float" office:value="736">
            <text:p>736</text:p>
          </table:table-cell>
          <table:table-cell table:formula="of:=HEX2DEC([.LZ1])" office:value-type="float" office:value="734">
            <text:p>734</text:p>
          </table:table-cell>
          <table:table-cell table:formula="of:=HEX2DEC([.MA1])" office:value-type="float" office:value="729">
            <text:p>729</text:p>
          </table:table-cell>
          <table:table-cell table:formula="of:=HEX2DEC([.MB1])" office:value-type="float" office:value="729">
            <text:p>729</text:p>
          </table:table-cell>
          <table:table-cell table:formula="of:=HEX2DEC([.MC1])" office:value-type="float" office:value="11560">
            <text:p>11560</text:p>
          </table:table-cell>
          <table:table-cell table:formula="of:=HEX2DEC([.MD1])" office:value-type="float" office:value="217">
            <text:p>217</text:p>
          </table:table-cell>
          <table:table-cell table:formula="of:=HEX2DEC([.ME1])" office:value-type="float" office:value="727">
            <text:p>727</text:p>
          </table:table-cell>
          <table:table-cell table:formula="of:=HEX2DEC([.MF1])" office:value-type="float" office:value="722">
            <text:p>722</text:p>
          </table:table-cell>
          <table:table-cell table:formula="of:=HEX2DEC([.MG1])" office:value-type="float" office:value="718">
            <text:p>718</text:p>
          </table:table-cell>
          <table:table-cell table:formula="of:=HEX2DEC([.MH1])" office:value-type="float" office:value="718">
            <text:p>718</text:p>
          </table:table-cell>
          <table:table-cell table:formula="of:=HEX2DEC([.MI1])" office:value-type="float" office:value="721">
            <text:p>721</text:p>
          </table:table-cell>
          <table:table-cell table:formula="of:=HEX2DEC([.MJ1])" office:value-type="float" office:value="11311">
            <text:p>11311</text:p>
          </table:table-cell>
          <table:table-cell table:formula="of:=HEX2DEC([.MK1])" office:value-type="float" office:value="203">
            <text:p>203</text:p>
          </table:table-cell>
          <table:table-cell table:formula="of:=HEX2DEC([.ML1])" office:value-type="float" office:value="719">
            <text:p>719</text:p>
          </table:table-cell>
          <table:table-cell table:formula="of:=HEX2DEC([.MM1])" office:value-type="float" office:value="726">
            <text:p>726</text:p>
          </table:table-cell>
          <table:table-cell table:formula="of:=HEX2DEC([.MN1])" office:value-type="float" office:value="731">
            <text:p>731</text:p>
          </table:table-cell>
          <table:table-cell table:formula="of:=HEX2DEC([.MO1])" office:value-type="float" office:value="732">
            <text:p>732</text:p>
          </table:table-cell>
          <table:table-cell table:formula="of:=HEX2DEC([.MP1])" office:value-type="float" office:value="0">
            <text:p>0</text:p>
          </table:table-cell>
          <table:table-cell table:formula="of:=HEX2DEC([.MQ1])" office:value-type="float" office:value="57290">
            <text:p>57290</text:p>
          </table:table-cell>
          <table:table-cell table:formula="of:=HEX2DEC([.MR1])" office:value-type="float" office:value="133">
            <text:p>133</text:p>
          </table:table-cell>
          <table:table-cell table:formula="of:=HEX2DEC([.MS1])" office:value-type="float" office:value="138">
            <text:p>138</text:p>
          </table:table-cell>
          <table:table-cell table:formula="of:=HEX2DEC([.MT1])" office:value-type="float" office:value="133">
            <text:p>133</text:p>
          </table:table-cell>
          <table:table-cell table:formula="of:=HEX2DEC([.MU1])" office:value-type="float" office:value="137">
            <text:p>137</text:p>
          </table:table-cell>
          <table:table-cell table:formula="of:=HEX2DEC([.MV1])" office:value-type="float" office:value="130">
            <text:p>130</text:p>
          </table:table-cell>
          <table:table-cell table:formula="of:=HEX2DEC([.MW1])" office:value-type="float" office:value="137">
            <text:p>137</text:p>
          </table:table-cell>
          <table:table-cell table:formula="of:=HEX2DEC([.MX1])" office:value-type="float" office:value="133">
            <text:p>133</text:p>
          </table:table-cell>
          <table:table-cell table:formula="of:=HEX2DEC([.MY1])" office:value-type="float" office:value="134">
            <text:p>134</text:p>
          </table:table-cell>
          <table:table-cell table:formula="of:=HEX2DEC([.MZ1])" office:value-type="float" office:value="133">
            <text:p>133</text:p>
          </table:table-cell>
          <table:table-cell table:formula="of:=HEX2DEC([.NA1])" office:value-type="float" office:value="2181">
            <text:p>2181</text:p>
          </table:table-cell>
          <table:table-cell table:formula="of:=HEX2DEC([.NB1])" office:value-type="float" office:value="5">
            <text:p>5</text:p>
          </table:table-cell>
          <table:table-cell table:formula="of:=HEX2DEC([.NC1])" office:value-type="float" office:value="134">
            <text:p>134</text:p>
          </table:table-cell>
          <table:table-cell table:formula="of:=HEX2DEC([.ND1])" office:value-type="float" office:value="134">
            <text:p>134</text:p>
          </table:table-cell>
          <table:table-cell table:formula="of:=HEX2DEC([.NE1])" office:value-type="float" office:value="136">
            <text:p>136</text:p>
          </table:table-cell>
          <table:table-cell table:formula="of:=HEX2DEC([.NF1])" office:value-type="float" office:value="132">
            <text:p>132</text:p>
          </table:table-cell>
          <table:table-cell table:formula="of:=HEX2DEC([.NG1])" office:value-type="float" office:value="131">
            <text:p>131</text:p>
          </table:table-cell>
          <table:table-cell table:formula="of:=HEX2DEC([.NH1])" office:value-type="float" office:value="134">
            <text:p>134</text:p>
          </table:table-cell>
          <table:table-cell table:formula="of:=HEX2DEC([.NI1])" office:value-type="float" office:value="132">
            <text:p>132</text:p>
          </table:table-cell>
          <table:table-cell table:formula="of:=HEX2DEC([.NJ1])" office:value-type="float" office:value="133">
            <text:p>133</text:p>
          </table:table-cell>
          <table:table-cell table:formula="of:=HEX2DEC([.NK1])" office:value-type="float" office:value="128">
            <text:p>128</text:p>
          </table:table-cell>
          <table:table-cell table:formula="of:=HEX2DEC([.NL1])" office:value-type="float" office:value="133">
            <text:p>133</text:p>
          </table:table-cell>
          <table:table-cell table:formula="of:=HEX2DEC([.NM1])" office:value-type="float" office:value="132">
            <text:p>132</text:p>
          </table:table-cell>
          <table:table-cell table:formula="of:=HEX2DEC([.NN1])" office:value-type="float" office:value="127">
            <text:p>127</text:p>
          </table:table-cell>
          <table:table-cell table:formula="of:=HEX2DEC([.NO1])" office:value-type="float" office:value="130">
            <text:p>130</text:p>
          </table:table-cell>
          <table:table-cell table:formula="of:=HEX2DEC([.NP1])" office:value-type="float" office:value="129">
            <text:p>129</text:p>
          </table:table-cell>
          <table:table-cell table:formula="of:=HEX2DEC([.NQ1])" office:value-type="float" office:value="130">
            <text:p>130</text:p>
          </table:table-cell>
          <table:table-cell table:formula="of:=HEX2DEC([.NR1])" office:value-type="float" office:value="129">
            <text:p>129</text:p>
          </table:table-cell>
          <table:table-cell table:formula="of:=HEX2DEC([.NS1])" office:value-type="float" office:value="128">
            <text:p>128</text:p>
          </table:table-cell>
        </table:table-row>
        <table:table-row table:style-name="ro1">
          <table:table-cell table:number-columns-repeated="383"/>
        </table:table-row>
        <table:table-row table:style-name="ro1">
          <table:table-cell office:value-type="float" office:value="-5">
            <text:p>-5</text:p>
          </table:table-cell>
          <table:table-cell table:formula="of:=[.A5]+0.5" office:value-type="float" office:value="-4.5">
            <text:p>-4,5</text:p>
          </table:table-cell>
          <table:table-cell table:formula="of:=[.B5]+0.5" office:value-type="float" office:value="-4">
            <text:p>-4</text:p>
          </table:table-cell>
          <table:table-cell table:formula="of:=[.C5]+0.5" office:value-type="float" office:value="-3.5">
            <text:p>-3,5</text:p>
          </table:table-cell>
          <table:table-cell table:formula="of:=[.D5]+0.5" office:value-type="float" office:value="-3">
            <text:p>-3</text:p>
          </table:table-cell>
          <table:table-cell table:formula="of:=[.E5]+0.5" office:value-type="float" office:value="-2.5">
            <text:p>-2,5</text:p>
          </table:table-cell>
          <table:table-cell table:formula="of:=[.F5]+0.5" office:value-type="float" office:value="-2">
            <text:p>-2</text:p>
          </table:table-cell>
          <table:table-cell table:formula="of:=[.G5]+0.5" office:value-type="float" office:value="-1.5">
            <text:p>-1,5</text:p>
          </table:table-cell>
          <table:table-cell table:formula="of:=[.H5]+0.5" office:value-type="float" office:value="-1">
            <text:p>-1</text:p>
          </table:table-cell>
          <table:table-cell table:formula="of:=[.I5]+0.5" office:value-type="float" office:value="-0.5">
            <text:p>-0,5</text:p>
          </table:table-cell>
          <table:table-cell table:formula="of:=[.J5]+0.5" office:value-type="float" office:value="0">
            <text:p>0</text:p>
          </table:table-cell>
          <table:table-cell table:formula="of:=[.K5]+0.5" office:value-type="float" office:value="0.5">
            <text:p>0,5</text:p>
          </table:table-cell>
          <table:table-cell table:formula="of:=[.L5]+0.5" office:value-type="float" office:value="1">
            <text:p>1</text:p>
          </table:table-cell>
          <table:table-cell table:formula="of:=[.M5]+0.5" office:value-type="float" office:value="1.5">
            <text:p>1,5</text:p>
          </table:table-cell>
          <table:table-cell table:formula="of:=[.N5]+0.5" office:value-type="float" office:value="2">
            <text:p>2</text:p>
          </table:table-cell>
          <table:table-cell table:formula="of:=[.O5]+0.5" office:value-type="float" office:value="2.5">
            <text:p>2,5</text:p>
          </table:table-cell>
          <table:table-cell table:formula="of:=[.P5]+0.5" office:value-type="float" office:value="3">
            <text:p>3</text:p>
          </table:table-cell>
          <table:table-cell table:formula="of:=[.Q5]+0.5" office:value-type="float" office:value="3.5">
            <text:p>3,5</text:p>
          </table:table-cell>
          <table:table-cell table:formula="of:=[.R5]+0.5" office:value-type="float" office:value="4">
            <text:p>4</text:p>
          </table:table-cell>
          <table:table-cell table:formula="of:=[.S5]+0.5" office:value-type="float" office:value="4.5">
            <text:p>4,5</text:p>
          </table:table-cell>
          <table:table-cell table:formula="of:=[.T5]+0.5" office:value-type="float" office:value="5">
            <text:p>5</text:p>
          </table:table-cell>
          <table:table-cell table:formula="of:=[.U5]+0.5" office:value-type="float" office:value="5.5">
            <text:p>5,5</text:p>
          </table:table-cell>
          <table:table-cell table:formula="of:=[.V5]+0.5" office:value-type="float" office:value="6">
            <text:p>6</text:p>
          </table:table-cell>
          <table:table-cell table:formula="of:=[.W5]+0.5" office:value-type="float" office:value="6.5">
            <text:p>6,5</text:p>
          </table:table-cell>
          <table:table-cell table:formula="of:=[.X5]+0.5" office:value-type="float" office:value="7">
            <text:p>7</text:p>
          </table:table-cell>
          <table:table-cell table:formula="of:=[.Y5]+0.5" office:value-type="float" office:value="7.5">
            <text:p>7,5</text:p>
          </table:table-cell>
          <table:table-cell table:formula="of:=[.Z5]+0.5" office:value-type="float" office:value="8">
            <text:p>8</text:p>
          </table:table-cell>
          <table:table-cell table:formula="of:=[.AA5]+0.5" office:value-type="float" office:value="8.5">
            <text:p>8,5</text:p>
          </table:table-cell>
          <table:table-cell table:formula="of:=[.AB5]+0.5" office:value-type="float" office:value="9">
            <text:p>9</text:p>
          </table:table-cell>
          <table:table-cell table:formula="of:=[.AC5]+0.5" office:value-type="float" office:value="9.5">
            <text:p>9,5</text:p>
          </table:table-cell>
          <table:table-cell table:formula="of:=[.AD5]+0.5" office:value-type="float" office:value="10">
            <text:p>10</text:p>
          </table:table-cell>
          <table:table-cell table:formula="of:=[.AE5]+0.5" office:value-type="float" office:value="10.5">
            <text:p>10,5</text:p>
          </table:table-cell>
          <table:table-cell table:formula="of:=[.AF5]+0.5" office:value-type="float" office:value="11">
            <text:p>11</text:p>
          </table:table-cell>
          <table:table-cell table:formula="of:=[.AG5]+0.5" office:value-type="float" office:value="11.5">
            <text:p>11,5</text:p>
          </table:table-cell>
          <table:table-cell table:formula="of:=[.AH5]+0.5" office:value-type="float" office:value="12">
            <text:p>12</text:p>
          </table:table-cell>
          <table:table-cell table:formula="of:=[.AI5]+0.5" office:value-type="float" office:value="12.5">
            <text:p>12,5</text:p>
          </table:table-cell>
          <table:table-cell table:formula="of:=[.AJ5]+0.5" office:value-type="float" office:value="13">
            <text:p>13</text:p>
          </table:table-cell>
          <table:table-cell table:formula="of:=[.AK5]+0.5" office:value-type="float" office:value="13.5">
            <text:p>13,5</text:p>
          </table:table-cell>
          <table:table-cell table:formula="of:=[.AL5]+0.5" office:value-type="float" office:value="14">
            <text:p>14</text:p>
          </table:table-cell>
          <table:table-cell table:formula="of:=[.AM5]+0.5" office:value-type="float" office:value="14.5">
            <text:p>14,5</text:p>
          </table:table-cell>
          <table:table-cell table:formula="of:=[.AN5]+0.5" office:value-type="float" office:value="15">
            <text:p>15</text:p>
          </table:table-cell>
          <table:table-cell table:formula="of:=[.AO5]+0.5" office:value-type="float" office:value="15.5">
            <text:p>15,5</text:p>
          </table:table-cell>
          <table:table-cell table:formula="of:=[.AP5]+0.5" office:value-type="float" office:value="16">
            <text:p>16</text:p>
          </table:table-cell>
          <table:table-cell table:formula="of:=[.AQ5]+0.5" office:value-type="float" office:value="16.5">
            <text:p>16,5</text:p>
          </table:table-cell>
          <table:table-cell table:formula="of:=[.AR5]+0.5" office:value-type="float" office:value="17">
            <text:p>17</text:p>
          </table:table-cell>
          <table:table-cell table:formula="of:=[.AS5]+0.5" office:value-type="float" office:value="17.5">
            <text:p>17,5</text:p>
          </table:table-cell>
          <table:table-cell table:formula="of:=[.AT5]+0.5" office:value-type="float" office:value="18">
            <text:p>18</text:p>
          </table:table-cell>
          <table:table-cell table:formula="of:=[.AU5]+0.5" office:value-type="float" office:value="18.5">
            <text:p>18,5</text:p>
          </table:table-cell>
          <table:table-cell table:formula="of:=[.AV5]+0.5" office:value-type="float" office:value="19">
            <text:p>19</text:p>
          </table:table-cell>
          <table:table-cell table:formula="of:=[.AW5]+0.5" office:value-type="float" office:value="19.5">
            <text:p>19,5</text:p>
          </table:table-cell>
          <table:table-cell table:formula="of:=[.AX5]+0.5" office:value-type="float" office:value="20">
            <text:p>20</text:p>
          </table:table-cell>
          <table:table-cell table:formula="of:=[.AY5]+0.5" office:value-type="float" office:value="20.5">
            <text:p>20,5</text:p>
          </table:table-cell>
          <table:table-cell table:formula="of:=[.AZ5]+0.5" office:value-type="float" office:value="21">
            <text:p>21</text:p>
          </table:table-cell>
          <table:table-cell table:formula="of:=[.BA5]+0.5" office:value-type="float" office:value="21.5">
            <text:p>21,5</text:p>
          </table:table-cell>
          <table:table-cell table:formula="of:=[.BB5]+0.5" office:value-type="float" office:value="22">
            <text:p>22</text:p>
          </table:table-cell>
          <table:table-cell table:formula="of:=[.BC5]+0.5" office:value-type="float" office:value="22.5">
            <text:p>22,5</text:p>
          </table:table-cell>
          <table:table-cell table:formula="of:=[.BD5]+0.5" office:value-type="float" office:value="23">
            <text:p>23</text:p>
          </table:table-cell>
          <table:table-cell table:formula="of:=[.BE5]+0.5" office:value-type="float" office:value="23.5">
            <text:p>23,5</text:p>
          </table:table-cell>
          <table:table-cell table:formula="of:=[.BF5]+0.5" office:value-type="float" office:value="24">
            <text:p>24</text:p>
          </table:table-cell>
          <table:table-cell table:formula="of:=[.BG5]+0.5" office:value-type="float" office:value="24.5">
            <text:p>24,5</text:p>
          </table:table-cell>
          <table:table-cell table:formula="of:=[.BH5]+0.5" office:value-type="float" office:value="25">
            <text:p>25</text:p>
          </table:table-cell>
          <table:table-cell table:formula="of:=[.BI5]+0.5" office:value-type="float" office:value="25.5">
            <text:p>25,5</text:p>
          </table:table-cell>
          <table:table-cell table:formula="of:=[.BJ5]+0.5" office:value-type="float" office:value="26">
            <text:p>26</text:p>
          </table:table-cell>
          <table:table-cell table:formula="of:=[.BK5]+0.5" office:value-type="float" office:value="26.5">
            <text:p>26,5</text:p>
          </table:table-cell>
          <table:table-cell table:formula="of:=[.BL5]+0.5" office:value-type="float" office:value="27">
            <text:p>27</text:p>
          </table:table-cell>
          <table:table-cell table:formula="of:=[.BM5]+0.5" office:value-type="float" office:value="27.5">
            <text:p>27,5</text:p>
          </table:table-cell>
          <table:table-cell table:formula="of:=[.BN5]+0.5" office:value-type="float" office:value="28">
            <text:p>28</text:p>
          </table:table-cell>
          <table:table-cell table:formula="of:=[.BO5]+0.5" office:value-type="float" office:value="28.5">
            <text:p>28,5</text:p>
          </table:table-cell>
          <table:table-cell table:formula="of:=[.BP5]+0.5" office:value-type="float" office:value="29">
            <text:p>29</text:p>
          </table:table-cell>
          <table:table-cell table:formula="of:=[.BQ5]+0.5" office:value-type="float" office:value="29.5">
            <text:p>29,5</text:p>
          </table:table-cell>
          <table:table-cell table:formula="of:=[.BR5]+0.5" office:value-type="float" office:value="30">
            <text:p>30</text:p>
          </table:table-cell>
          <table:table-cell table:formula="of:=[.BS5]+0.5" office:value-type="float" office:value="30.5">
            <text:p>30,5</text:p>
          </table:table-cell>
          <table:table-cell table:formula="of:=[.BT5]+0.5" office:value-type="float" office:value="31">
            <text:p>31</text:p>
          </table:table-cell>
          <table:table-cell table:formula="of:=[.BU5]+0.5" office:value-type="float" office:value="31.5">
            <text:p>31,5</text:p>
          </table:table-cell>
          <table:table-cell table:formula="of:=[.BV5]+0.5" office:value-type="float" office:value="32">
            <text:p>32</text:p>
          </table:table-cell>
          <table:table-cell table:formula="of:=[.BW5]+0.5" office:value-type="float" office:value="32.5">
            <text:p>32,5</text:p>
          </table:table-cell>
          <table:table-cell table:formula="of:=[.BX5]+0.5" office:value-type="float" office:value="33">
            <text:p>33</text:p>
          </table:table-cell>
          <table:table-cell table:formula="of:=[.BY5]+0.5" office:value-type="float" office:value="33.5">
            <text:p>33,5</text:p>
          </table:table-cell>
          <table:table-cell table:formula="of:=[.BZ5]+0.5" office:value-type="float" office:value="34">
            <text:p>34</text:p>
          </table:table-cell>
          <table:table-cell table:formula="of:=[.CA5]+0.5" office:value-type="float" office:value="34.5">
            <text:p>34,5</text:p>
          </table:table-cell>
          <table:table-cell table:formula="of:=[.CB5]+0.5" office:value-type="float" office:value="35">
            <text:p>35</text:p>
          </table:table-cell>
          <table:table-cell table:formula="of:=[.CC5]+0.5" office:value-type="float" office:value="35.5">
            <text:p>35,5</text:p>
          </table:table-cell>
          <table:table-cell table:formula="of:=[.CD5]+0.5" office:value-type="float" office:value="36">
            <text:p>36</text:p>
          </table:table-cell>
          <table:table-cell table:formula="of:=[.CE5]+0.5" office:value-type="float" office:value="36.5">
            <text:p>36,5</text:p>
          </table:table-cell>
          <table:table-cell table:formula="of:=[.CF5]+0.5" office:value-type="float" office:value="37">
            <text:p>37</text:p>
          </table:table-cell>
          <table:table-cell table:formula="of:=[.CG5]+0.5" office:value-type="float" office:value="37.5">
            <text:p>37,5</text:p>
          </table:table-cell>
          <table:table-cell table:formula="of:=[.CH5]+0.5" office:value-type="float" office:value="38">
            <text:p>38</text:p>
          </table:table-cell>
          <table:table-cell table:formula="of:=[.CI5]+0.5" office:value-type="float" office:value="38.5">
            <text:p>38,5</text:p>
          </table:table-cell>
          <table:table-cell table:formula="of:=[.CJ5]+0.5" office:value-type="float" office:value="39">
            <text:p>39</text:p>
          </table:table-cell>
          <table:table-cell table:formula="of:=[.CK5]+0.5" office:value-type="float" office:value="39.5">
            <text:p>39,5</text:p>
          </table:table-cell>
          <table:table-cell table:formula="of:=[.CL5]+0.5" office:value-type="float" office:value="40">
            <text:p>40</text:p>
          </table:table-cell>
          <table:table-cell table:formula="of:=[.CM5]+0.5" office:value-type="float" office:value="40.5">
            <text:p>40,5</text:p>
          </table:table-cell>
          <table:table-cell table:formula="of:=[.CN5]+0.5" office:value-type="float" office:value="41">
            <text:p>41</text:p>
          </table:table-cell>
          <table:table-cell table:formula="of:=[.CO5]+0.5" office:value-type="float" office:value="41.5">
            <text:p>41,5</text:p>
          </table:table-cell>
          <table:table-cell table:formula="of:=[.CP5]+0.5" office:value-type="float" office:value="42">
            <text:p>42</text:p>
          </table:table-cell>
          <table:table-cell table:formula="of:=[.CQ5]+0.5" office:value-type="float" office:value="42.5">
            <text:p>42,5</text:p>
          </table:table-cell>
          <table:table-cell table:formula="of:=[.CR5]+0.5" office:value-type="float" office:value="43">
            <text:p>43</text:p>
          </table:table-cell>
          <table:table-cell table:formula="of:=[.CS5]+0.5" office:value-type="float" office:value="43.5">
            <text:p>43,5</text:p>
          </table:table-cell>
          <table:table-cell table:formula="of:=[.CT5]+0.5" office:value-type="float" office:value="44">
            <text:p>44</text:p>
          </table:table-cell>
          <table:table-cell table:formula="of:=[.CU5]+0.5" office:value-type="float" office:value="44.5">
            <text:p>44,5</text:p>
          </table:table-cell>
          <table:table-cell table:formula="of:=[.CV5]+0.5" office:value-type="float" office:value="45">
            <text:p>45</text:p>
          </table:table-cell>
          <table:table-cell table:formula="of:=[.CW5]+0.5" office:value-type="float" office:value="45.5">
            <text:p>45,5</text:p>
          </table:table-cell>
          <table:table-cell table:formula="of:=[.CX5]+0.5" office:value-type="float" office:value="46">
            <text:p>46</text:p>
          </table:table-cell>
          <table:table-cell table:formula="of:=[.CY5]+0.5" office:value-type="float" office:value="46.5">
            <text:p>46,5</text:p>
          </table:table-cell>
          <table:table-cell table:formula="of:=[.CZ5]+0.5" office:value-type="float" office:value="47">
            <text:p>47</text:p>
          </table:table-cell>
          <table:table-cell table:formula="of:=[.DA5]+0.5" office:value-type="float" office:value="47.5">
            <text:p>47,5</text:p>
          </table:table-cell>
          <table:table-cell table:formula="of:=[.DB5]+0.5" office:value-type="float" office:value="48">
            <text:p>48</text:p>
          </table:table-cell>
          <table:table-cell table:formula="of:=[.DC5]+0.5" office:value-type="float" office:value="48.5">
            <text:p>48,5</text:p>
          </table:table-cell>
          <table:table-cell table:formula="of:=[.DD5]+0.5" office:value-type="float" office:value="49">
            <text:p>49</text:p>
          </table:table-cell>
          <table:table-cell table:formula="of:=[.DE5]+0.5" office:value-type="float" office:value="49.5">
            <text:p>49,5</text:p>
          </table:table-cell>
          <table:table-cell table:formula="of:=[.DF5]+0.5" office:value-type="float" office:value="50">
            <text:p>50</text:p>
          </table:table-cell>
          <table:table-cell table:formula="of:=[.DG5]+0.5" office:value-type="float" office:value="50.5">
            <text:p>50,5</text:p>
          </table:table-cell>
          <table:table-cell table:formula="of:=[.DH5]+0.5" office:value-type="float" office:value="51">
            <text:p>51</text:p>
          </table:table-cell>
          <table:table-cell table:formula="of:=[.DI5]+0.5" office:value-type="float" office:value="51.5">
            <text:p>51,5</text:p>
          </table:table-cell>
          <table:table-cell table:formula="of:=[.DJ5]+0.5" office:value-type="float" office:value="52">
            <text:p>52</text:p>
          </table:table-cell>
          <table:table-cell table:formula="of:=[.DK5]+0.5" office:value-type="float" office:value="52.5">
            <text:p>52,5</text:p>
          </table:table-cell>
          <table:table-cell table:formula="of:=[.DL5]+0.5" office:value-type="float" office:value="53">
            <text:p>53</text:p>
          </table:table-cell>
          <table:table-cell table:formula="of:=[.DM5]+0.5" office:value-type="float" office:value="53.5">
            <text:p>53,5</text:p>
          </table:table-cell>
          <table:table-cell table:formula="of:=[.DN5]+0.5" office:value-type="float" office:value="54">
            <text:p>54</text:p>
          </table:table-cell>
          <table:table-cell table:formula="of:=[.DO5]+0.5" office:value-type="float" office:value="54.5">
            <text:p>54,5</text:p>
          </table:table-cell>
          <table:table-cell table:formula="of:=[.DP5]+0.5" office:value-type="float" office:value="55">
            <text:p>55</text:p>
          </table:table-cell>
          <table:table-cell table:formula="of:=[.DQ5]+0.5" office:value-type="float" office:value="55.5">
            <text:p>55,5</text:p>
          </table:table-cell>
          <table:table-cell table:formula="of:=[.DR5]+0.5" office:value-type="float" office:value="56">
            <text:p>56</text:p>
          </table:table-cell>
          <table:table-cell table:formula="of:=[.DS5]+0.5" office:value-type="float" office:value="56.5">
            <text:p>56,5</text:p>
          </table:table-cell>
          <table:table-cell table:formula="of:=[.DT5]+0.5" office:value-type="float" office:value="57">
            <text:p>57</text:p>
          </table:table-cell>
          <table:table-cell table:formula="of:=[.DU5]+0.5" office:value-type="float" office:value="57.5">
            <text:p>57,5</text:p>
          </table:table-cell>
          <table:table-cell table:formula="of:=[.DV5]+0.5" office:value-type="float" office:value="58">
            <text:p>58</text:p>
          </table:table-cell>
          <table:table-cell table:formula="of:=[.DW5]+0.5" office:value-type="float" office:value="58.5">
            <text:p>58,5</text:p>
          </table:table-cell>
          <table:table-cell table:formula="of:=[.DX5]+0.5" office:value-type="float" office:value="59">
            <text:p>59</text:p>
          </table:table-cell>
          <table:table-cell table:formula="of:=[.DY5]+0.5" office:value-type="float" office:value="59.5">
            <text:p>59,5</text:p>
          </table:table-cell>
          <table:table-cell table:formula="of:=[.DZ5]+0.5" office:value-type="float" office:value="60">
            <text:p>60</text:p>
          </table:table-cell>
          <table:table-cell table:formula="of:=[.EA5]+0.5" office:value-type="float" office:value="60.5">
            <text:p>60,5</text:p>
          </table:table-cell>
          <table:table-cell table:formula="of:=[.EB5]+0.5" office:value-type="float" office:value="61">
            <text:p>61</text:p>
          </table:table-cell>
          <table:table-cell table:formula="of:=[.EC5]+0.5" office:value-type="float" office:value="61.5">
            <text:p>61,5</text:p>
          </table:table-cell>
          <table:table-cell table:formula="of:=[.ED5]+0.5" office:value-type="float" office:value="62">
            <text:p>62</text:p>
          </table:table-cell>
          <table:table-cell table:formula="of:=[.EE5]+0.5" office:value-type="float" office:value="62.5">
            <text:p>62,5</text:p>
          </table:table-cell>
          <table:table-cell table:formula="of:=[.EF5]+0.5" office:value-type="float" office:value="63">
            <text:p>63</text:p>
          </table:table-cell>
          <table:table-cell table:formula="of:=[.EG5]+0.5" office:value-type="float" office:value="63.5">
            <text:p>63,5</text:p>
          </table:table-cell>
          <table:table-cell table:formula="of:=[.EH5]+0.5" office:value-type="float" office:value="64">
            <text:p>64</text:p>
          </table:table-cell>
          <table:table-cell table:formula="of:=[.EI5]+0.5" office:value-type="float" office:value="64.5">
            <text:p>64,5</text:p>
          </table:table-cell>
          <table:table-cell table:formula="of:=[.EJ5]+0.5" office:value-type="float" office:value="65">
            <text:p>65</text:p>
          </table:table-cell>
          <table:table-cell table:formula="of:=[.EK5]+0.5" office:value-type="float" office:value="65.5">
            <text:p>65,5</text:p>
          </table:table-cell>
          <table:table-cell table:formula="of:=[.EL5]+0.5" office:value-type="float" office:value="66">
            <text:p>66</text:p>
          </table:table-cell>
          <table:table-cell table:formula="of:=[.EM5]+0.5" office:value-type="float" office:value="66.5">
            <text:p>66,5</text:p>
          </table:table-cell>
          <table:table-cell table:formula="of:=[.EN5]+0.5" office:value-type="float" office:value="67">
            <text:p>67</text:p>
          </table:table-cell>
          <table:table-cell table:formula="of:=[.EO5]+0.5" office:value-type="float" office:value="67.5">
            <text:p>67,5</text:p>
          </table:table-cell>
          <table:table-cell table:formula="of:=[.EP5]+0.5" office:value-type="float" office:value="68">
            <text:p>68</text:p>
          </table:table-cell>
          <table:table-cell table:formula="of:=[.EQ5]+0.5" office:value-type="float" office:value="68.5">
            <text:p>68,5</text:p>
          </table:table-cell>
          <table:table-cell table:formula="of:=[.ER5]+0.5" office:value-type="float" office:value="69">
            <text:p>69</text:p>
          </table:table-cell>
          <table:table-cell table:formula="of:=[.ES5]+0.5" office:value-type="float" office:value="69.5">
            <text:p>69,5</text:p>
          </table:table-cell>
          <table:table-cell table:formula="of:=[.ET5]+0.5" office:value-type="float" office:value="70">
            <text:p>70</text:p>
          </table:table-cell>
          <table:table-cell table:formula="of:=[.EU5]+0.5" office:value-type="float" office:value="70.5">
            <text:p>70,5</text:p>
          </table:table-cell>
          <table:table-cell table:formula="of:=[.EV5]+0.5" office:value-type="float" office:value="71">
            <text:p>71</text:p>
          </table:table-cell>
          <table:table-cell table:formula="of:=[.EW5]+0.5" office:value-type="float" office:value="71.5">
            <text:p>71,5</text:p>
          </table:table-cell>
          <table:table-cell table:formula="of:=[.EX5]+0.5" office:value-type="float" office:value="72">
            <text:p>72</text:p>
          </table:table-cell>
          <table:table-cell table:formula="of:=[.EY5]+0.5" office:value-type="float" office:value="72.5">
            <text:p>72,5</text:p>
          </table:table-cell>
          <table:table-cell table:formula="of:=[.EZ5]+0.5" office:value-type="float" office:value="73">
            <text:p>73</text:p>
          </table:table-cell>
          <table:table-cell table:formula="of:=[.FA5]+0.5" office:value-type="float" office:value="73.5">
            <text:p>73,5</text:p>
          </table:table-cell>
          <table:table-cell table:formula="of:=[.FB5]+0.5" office:value-type="float" office:value="74">
            <text:p>74</text:p>
          </table:table-cell>
          <table:table-cell table:formula="of:=[.FC5]+0.5" office:value-type="float" office:value="74.5">
            <text:p>74,5</text:p>
          </table:table-cell>
          <table:table-cell table:formula="of:=[.FD5]+0.5" office:value-type="float" office:value="75">
            <text:p>75</text:p>
          </table:table-cell>
          <table:table-cell table:formula="of:=[.FE5]+0.5" office:value-type="float" office:value="75.5">
            <text:p>75,5</text:p>
          </table:table-cell>
          <table:table-cell table:formula="of:=[.FF5]+0.5" office:value-type="float" office:value="76">
            <text:p>76</text:p>
          </table:table-cell>
          <table:table-cell table:formula="of:=[.FG5]+0.5" office:value-type="float" office:value="76.5">
            <text:p>76,5</text:p>
          </table:table-cell>
          <table:table-cell table:formula="of:=[.FH5]+0.5" office:value-type="float" office:value="77">
            <text:p>77</text:p>
          </table:table-cell>
          <table:table-cell table:formula="of:=[.FI5]+0.5" office:value-type="float" office:value="77.5">
            <text:p>77,5</text:p>
          </table:table-cell>
          <table:table-cell table:formula="of:=[.FJ5]+0.5" office:value-type="float" office:value="78">
            <text:p>78</text:p>
          </table:table-cell>
          <table:table-cell table:formula="of:=[.FK5]+0.5" office:value-type="float" office:value="78.5">
            <text:p>78,5</text:p>
          </table:table-cell>
          <table:table-cell table:formula="of:=[.FL5]+0.5" office:value-type="float" office:value="79">
            <text:p>79</text:p>
          </table:table-cell>
          <table:table-cell table:formula="of:=[.FM5]+0.5" office:value-type="float" office:value="79.5">
            <text:p>79,5</text:p>
          </table:table-cell>
          <table:table-cell table:formula="of:=[.FN5]+0.5" office:value-type="float" office:value="80">
            <text:p>80</text:p>
          </table:table-cell>
          <table:table-cell table:formula="of:=[.FO5]+0.5" office:value-type="float" office:value="80.5">
            <text:p>80,5</text:p>
          </table:table-cell>
          <table:table-cell table:formula="of:=[.FP5]+0.5" office:value-type="float" office:value="81">
            <text:p>81</text:p>
          </table:table-cell>
          <table:table-cell table:formula="of:=[.FQ5]+0.5" office:value-type="float" office:value="81.5">
            <text:p>81,5</text:p>
          </table:table-cell>
          <table:table-cell table:formula="of:=[.FR5]+0.5" office:value-type="float" office:value="82">
            <text:p>82</text:p>
          </table:table-cell>
          <table:table-cell table:formula="of:=[.FS5]+0.5" office:value-type="float" office:value="82.5">
            <text:p>82,5</text:p>
          </table:table-cell>
          <table:table-cell table:formula="of:=[.FT5]+0.5" office:value-type="float" office:value="83">
            <text:p>83</text:p>
          </table:table-cell>
          <table:table-cell table:formula="of:=[.FU5]+0.5" office:value-type="float" office:value="83.5">
            <text:p>83,5</text:p>
          </table:table-cell>
          <table:table-cell table:formula="of:=[.FV5]+0.5" office:value-type="float" office:value="84">
            <text:p>84</text:p>
          </table:table-cell>
          <table:table-cell table:formula="of:=[.FW5]+0.5" office:value-type="float" office:value="84.5">
            <text:p>84,5</text:p>
          </table:table-cell>
          <table:table-cell table:formula="of:=[.FX5]+0.5" office:value-type="float" office:value="85">
            <text:p>85</text:p>
          </table:table-cell>
          <table:table-cell table:formula="of:=[.FY5]+0.5" office:value-type="float" office:value="85.5">
            <text:p>85,5</text:p>
          </table:table-cell>
          <table:table-cell table:formula="of:=[.FZ5]+0.5" office:value-type="float" office:value="86">
            <text:p>86</text:p>
          </table:table-cell>
          <table:table-cell table:formula="of:=[.GA5]+0.5" office:value-type="float" office:value="86.5">
            <text:p>86,5</text:p>
          </table:table-cell>
          <table:table-cell table:formula="of:=[.GB5]+0.5" office:value-type="float" office:value="87">
            <text:p>87</text:p>
          </table:table-cell>
          <table:table-cell table:formula="of:=[.GC5]+0.5" office:value-type="float" office:value="87.5">
            <text:p>87,5</text:p>
          </table:table-cell>
          <table:table-cell table:formula="of:=[.GD5]+0.5" office:value-type="float" office:value="88">
            <text:p>88</text:p>
          </table:table-cell>
          <table:table-cell table:formula="of:=[.GE5]+0.5" office:value-type="float" office:value="88.5">
            <text:p>88,5</text:p>
          </table:table-cell>
          <table:table-cell table:formula="of:=[.GF5]+0.5" office:value-type="float" office:value="89">
            <text:p>89</text:p>
          </table:table-cell>
          <table:table-cell table:formula="of:=[.GG5]+0.5" office:value-type="float" office:value="89.5">
            <text:p>89,5</text:p>
          </table:table-cell>
          <table:table-cell table:formula="of:=[.GH5]+0.5" office:value-type="float" office:value="90">
            <text:p>90</text:p>
          </table:table-cell>
          <table:table-cell table:formula="of:=[.GI5]+0.5" office:value-type="float" office:value="90.5">
            <text:p>90,5</text:p>
          </table:table-cell>
          <table:table-cell table:formula="of:=[.GJ5]+0.5" office:value-type="float" office:value="91">
            <text:p>91</text:p>
          </table:table-cell>
          <table:table-cell table:formula="of:=[.GK5]+0.5" office:value-type="float" office:value="91.5">
            <text:p>91,5</text:p>
          </table:table-cell>
          <table:table-cell table:formula="of:=[.GL5]+0.5" office:value-type="float" office:value="92">
            <text:p>92</text:p>
          </table:table-cell>
          <table:table-cell table:formula="of:=[.GM5]+0.5" office:value-type="float" office:value="92.5">
            <text:p>92,5</text:p>
          </table:table-cell>
          <table:table-cell table:formula="of:=[.GN5]+0.5" office:value-type="float" office:value="93">
            <text:p>93</text:p>
          </table:table-cell>
          <table:table-cell table:formula="of:=[.GO5]+0.5" office:value-type="float" office:value="93.5">
            <text:p>93,5</text:p>
          </table:table-cell>
          <table:table-cell table:formula="of:=[.GP5]+0.5" office:value-type="float" office:value="94">
            <text:p>94</text:p>
          </table:table-cell>
          <table:table-cell table:formula="of:=[.GQ5]+0.5" office:value-type="float" office:value="94.5">
            <text:p>94,5</text:p>
          </table:table-cell>
          <table:table-cell table:formula="of:=[.GR5]+0.5" office:value-type="float" office:value="95">
            <text:p>95</text:p>
          </table:table-cell>
          <table:table-cell table:formula="of:=[.GS5]+0.5" office:value-type="float" office:value="95.5">
            <text:p>95,5</text:p>
          </table:table-cell>
          <table:table-cell table:formula="of:=[.GT5]+0.5" office:value-type="float" office:value="96">
            <text:p>96</text:p>
          </table:table-cell>
          <table:table-cell table:formula="of:=[.GU5]+0.5" office:value-type="float" office:value="96.5">
            <text:p>96,5</text:p>
          </table:table-cell>
          <table:table-cell table:formula="of:=[.GV5]+0.5" office:value-type="float" office:value="97">
            <text:p>97</text:p>
          </table:table-cell>
          <table:table-cell table:formula="of:=[.GW5]+0.5" office:value-type="float" office:value="97.5">
            <text:p>97,5</text:p>
          </table:table-cell>
          <table:table-cell table:formula="of:=[.GX5]+0.5" office:value-type="float" office:value="98">
            <text:p>98</text:p>
          </table:table-cell>
          <table:table-cell table:formula="of:=[.GY5]+0.5" office:value-type="float" office:value="98.5">
            <text:p>98,5</text:p>
          </table:table-cell>
          <table:table-cell table:formula="of:=[.GZ5]+0.5" office:value-type="float" office:value="99">
            <text:p>99</text:p>
          </table:table-cell>
          <table:table-cell table:formula="of:=[.HA5]+0.5" office:value-type="float" office:value="99.5">
            <text:p>99,5</text:p>
          </table:table-cell>
          <table:table-cell table:formula="of:=[.HB5]+0.5" office:value-type="float" office:value="100">
            <text:p>100</text:p>
          </table:table-cell>
          <table:table-cell table:formula="of:=[.HC5]+0.5" office:value-type="float" office:value="100.5">
            <text:p>100,5</text:p>
          </table:table-cell>
          <table:table-cell table:formula="of:=[.HD5]+0.5" office:value-type="float" office:value="101">
            <text:p>101</text:p>
          </table:table-cell>
          <table:table-cell table:formula="of:=[.HE5]+0.5" office:value-type="float" office:value="101.5">
            <text:p>101,5</text:p>
          </table:table-cell>
          <table:table-cell table:formula="of:=[.HF5]+0.5" office:value-type="float" office:value="102">
            <text:p>102</text:p>
          </table:table-cell>
          <table:table-cell table:formula="of:=[.HG5]+0.5" office:value-type="float" office:value="102.5">
            <text:p>102,5</text:p>
          </table:table-cell>
          <table:table-cell table:formula="of:=[.HH5]+0.5" office:value-type="float" office:value="103">
            <text:p>103</text:p>
          </table:table-cell>
          <table:table-cell table:formula="of:=[.HI5]+0.5" office:value-type="float" office:value="103.5">
            <text:p>103,5</text:p>
          </table:table-cell>
          <table:table-cell table:formula="of:=[.HJ5]+0.5" office:value-type="float" office:value="104">
            <text:p>104</text:p>
          </table:table-cell>
          <table:table-cell table:formula="of:=[.HK5]+0.5" office:value-type="float" office:value="104.5">
            <text:p>104,5</text:p>
          </table:table-cell>
          <table:table-cell table:formula="of:=[.HL5]+0.5" office:value-type="float" office:value="105">
            <text:p>105</text:p>
          </table:table-cell>
          <table:table-cell table:formula="of:=[.HM5]+0.5" office:value-type="float" office:value="105.5">
            <text:p>105,5</text:p>
          </table:table-cell>
          <table:table-cell table:formula="of:=[.HN5]+0.5" office:value-type="float" office:value="106">
            <text:p>106</text:p>
          </table:table-cell>
          <table:table-cell table:formula="of:=[.HO5]+0.5" office:value-type="float" office:value="106.5">
            <text:p>106,5</text:p>
          </table:table-cell>
          <table:table-cell table:formula="of:=[.HP5]+0.5" office:value-type="float" office:value="107">
            <text:p>107</text:p>
          </table:table-cell>
          <table:table-cell table:formula="of:=[.HQ5]+0.5" office:value-type="float" office:value="107.5">
            <text:p>107,5</text:p>
          </table:table-cell>
          <table:table-cell table:formula="of:=[.HR5]+0.5" office:value-type="float" office:value="108">
            <text:p>108</text:p>
          </table:table-cell>
          <table:table-cell table:formula="of:=[.HS5]+0.5" office:value-type="float" office:value="108.5">
            <text:p>108,5</text:p>
          </table:table-cell>
          <table:table-cell table:formula="of:=[.HT5]+0.5" office:value-type="float" office:value="109">
            <text:p>109</text:p>
          </table:table-cell>
          <table:table-cell table:formula="of:=[.HU5]+0.5" office:value-type="float" office:value="109.5">
            <text:p>109,5</text:p>
          </table:table-cell>
          <table:table-cell table:formula="of:=[.HV5]+0.5" office:value-type="float" office:value="110">
            <text:p>110</text:p>
          </table:table-cell>
          <table:table-cell table:formula="of:=[.HW5]+0.5" office:value-type="float" office:value="110.5">
            <text:p>110,5</text:p>
          </table:table-cell>
          <table:table-cell table:formula="of:=[.HX5]+0.5" office:value-type="float" office:value="111">
            <text:p>111</text:p>
          </table:table-cell>
          <table:table-cell table:formula="of:=[.HY5]+0.5" office:value-type="float" office:value="111.5">
            <text:p>111,5</text:p>
          </table:table-cell>
          <table:table-cell table:formula="of:=[.HZ5]+0.5" office:value-type="float" office:value="112">
            <text:p>112</text:p>
          </table:table-cell>
          <table:table-cell table:formula="of:=[.IA5]+0.5" office:value-type="float" office:value="112.5">
            <text:p>112,5</text:p>
          </table:table-cell>
          <table:table-cell table:formula="of:=[.IB5]+0.5" office:value-type="float" office:value="113">
            <text:p>113</text:p>
          </table:table-cell>
          <table:table-cell table:formula="of:=[.IC5]+0.5" office:value-type="float" office:value="113.5">
            <text:p>113,5</text:p>
          </table:table-cell>
          <table:table-cell table:formula="of:=[.ID5]+0.5" office:value-type="float" office:value="114">
            <text:p>114</text:p>
          </table:table-cell>
          <table:table-cell table:formula="of:=[.IE5]+0.5" office:value-type="float" office:value="114.5">
            <text:p>114,5</text:p>
          </table:table-cell>
          <table:table-cell table:formula="of:=[.IF5]+0.5" office:value-type="float" office:value="115">
            <text:p>115</text:p>
          </table:table-cell>
          <table:table-cell table:formula="of:=[.IG5]+0.5" office:value-type="float" office:value="115.5">
            <text:p>115,5</text:p>
          </table:table-cell>
          <table:table-cell table:formula="of:=[.IH5]+0.5" office:value-type="float" office:value="116">
            <text:p>116</text:p>
          </table:table-cell>
          <table:table-cell table:formula="of:=[.II5]+0.5" office:value-type="float" office:value="116.5">
            <text:p>116,5</text:p>
          </table:table-cell>
          <table:table-cell table:formula="of:=[.IJ5]+0.5" office:value-type="float" office:value="117">
            <text:p>117</text:p>
          </table:table-cell>
          <table:table-cell table:formula="of:=[.IK5]+0.5" office:value-type="float" office:value="117.5">
            <text:p>117,5</text:p>
          </table:table-cell>
          <table:table-cell table:formula="of:=[.IL5]+0.5" office:value-type="float" office:value="118">
            <text:p>118</text:p>
          </table:table-cell>
          <table:table-cell table:formula="of:=[.IM5]+0.5" office:value-type="float" office:value="118.5">
            <text:p>118,5</text:p>
          </table:table-cell>
          <table:table-cell table:formula="of:=[.IN5]+0.5" office:value-type="float" office:value="119">
            <text:p>119</text:p>
          </table:table-cell>
          <table:table-cell table:formula="of:=[.IO5]+0.5" office:value-type="float" office:value="119.5">
            <text:p>119,5</text:p>
          </table:table-cell>
          <table:table-cell table:formula="of:=[.IP5]+0.5" office:value-type="float" office:value="120">
            <text:p>120</text:p>
          </table:table-cell>
          <table:table-cell table:formula="of:=[.IQ5]+0.5" office:value-type="float" office:value="120.5">
            <text:p>120,5</text:p>
          </table:table-cell>
          <table:table-cell table:formula="of:=[.IR5]+0.5" office:value-type="float" office:value="121">
            <text:p>121</text:p>
          </table:table-cell>
          <table:table-cell table:formula="of:=[.IS5]+0.5" office:value-type="float" office:value="121.5">
            <text:p>121,5</text:p>
          </table:table-cell>
          <table:table-cell table:formula="of:=[.IT5]+0.5" office:value-type="float" office:value="122">
            <text:p>122</text:p>
          </table:table-cell>
          <table:table-cell table:formula="of:=[.IU5]+0.5" office:value-type="float" office:value="122.5">
            <text:p>122,5</text:p>
          </table:table-cell>
          <table:table-cell table:formula="of:=[.IV5]+0.5" office:value-type="float" office:value="123">
            <text:p>123</text:p>
          </table:table-cell>
          <table:table-cell table:formula="of:=[.IW5]+0.5" office:value-type="float" office:value="123.5">
            <text:p>123,5</text:p>
          </table:table-cell>
          <table:table-cell table:formula="of:=[.IX5]+0.5" office:value-type="float" office:value="124">
            <text:p>124</text:p>
          </table:table-cell>
          <table:table-cell table:formula="of:=[.IY5]+0.5" office:value-type="float" office:value="124.5">
            <text:p>124,5</text:p>
          </table:table-cell>
          <table:table-cell table:formula="of:=[.IZ5]+0.5" office:value-type="float" office:value="125">
            <text:p>125</text:p>
          </table:table-cell>
          <table:table-cell table:formula="of:=[.JA5]+0.5" office:value-type="float" office:value="125.5">
            <text:p>125,5</text:p>
          </table:table-cell>
          <table:table-cell table:formula="of:=[.JB5]+0.5" office:value-type="float" office:value="126">
            <text:p>126</text:p>
          </table:table-cell>
          <table:table-cell table:formula="of:=[.JC5]+0.5" office:value-type="float" office:value="126.5">
            <text:p>126,5</text:p>
          </table:table-cell>
          <table:table-cell table:formula="of:=[.JD5]+0.5" office:value-type="float" office:value="127">
            <text:p>127</text:p>
          </table:table-cell>
          <table:table-cell table:formula="of:=[.JE5]+0.5" office:value-type="float" office:value="127.5">
            <text:p>127,5</text:p>
          </table:table-cell>
          <table:table-cell table:formula="of:=[.JF5]+0.5" office:value-type="float" office:value="128">
            <text:p>128</text:p>
          </table:table-cell>
          <table:table-cell table:formula="of:=[.JG5]+0.5" office:value-type="float" office:value="128.5">
            <text:p>128,5</text:p>
          </table:table-cell>
          <table:table-cell table:formula="of:=[.JH5]+0.5" office:value-type="float" office:value="129">
            <text:p>129</text:p>
          </table:table-cell>
          <table:table-cell table:formula="of:=[.JI5]+0.5" office:value-type="float" office:value="129.5">
            <text:p>129,5</text:p>
          </table:table-cell>
          <table:table-cell table:formula="of:=[.JJ5]+0.5" office:value-type="float" office:value="130">
            <text:p>130</text:p>
          </table:table-cell>
          <table:table-cell table:formula="of:=[.JK5]+0.5" office:value-type="float" office:value="130.5">
            <text:p>130,5</text:p>
          </table:table-cell>
          <table:table-cell table:formula="of:=[.JL5]+0.5" office:value-type="float" office:value="131">
            <text:p>131</text:p>
          </table:table-cell>
          <table:table-cell table:formula="of:=[.JM5]+0.5" office:value-type="float" office:value="131.5">
            <text:p>131,5</text:p>
          </table:table-cell>
          <table:table-cell table:formula="of:=[.JN5]+0.5" office:value-type="float" office:value="132">
            <text:p>132</text:p>
          </table:table-cell>
          <table:table-cell table:formula="of:=[.JO5]+0.5" office:value-type="float" office:value="132.5">
            <text:p>132,5</text:p>
          </table:table-cell>
          <table:table-cell table:formula="of:=[.JP5]+0.5" office:value-type="float" office:value="133">
            <text:p>133</text:p>
          </table:table-cell>
          <table:table-cell table:formula="of:=[.JQ5]+0.5" office:value-type="float" office:value="133.5">
            <text:p>133,5</text:p>
          </table:table-cell>
          <table:table-cell table:formula="of:=[.JR5]+0.5" office:value-type="float" office:value="134">
            <text:p>134</text:p>
          </table:table-cell>
          <table:table-cell table:formula="of:=[.JS5]+0.5" office:value-type="float" office:value="134.5">
            <text:p>134,5</text:p>
          </table:table-cell>
          <table:table-cell table:formula="of:=[.JT5]+0.5" office:value-type="float" office:value="135">
            <text:p>135</text:p>
          </table:table-cell>
          <table:table-cell table:formula="of:=[.JU5]+0.5" office:value-type="float" office:value="135.5">
            <text:p>135,5</text:p>
          </table:table-cell>
          <table:table-cell table:formula="of:=[.JV5]+0.5" office:value-type="float" office:value="136">
            <text:p>136</text:p>
          </table:table-cell>
          <table:table-cell table:formula="of:=[.JW5]+0.5" office:value-type="float" office:value="136.5">
            <text:p>136,5</text:p>
          </table:table-cell>
          <table:table-cell table:formula="of:=[.JX5]+0.5" office:value-type="float" office:value="137">
            <text:p>137</text:p>
          </table:table-cell>
          <table:table-cell table:formula="of:=[.JY5]+0.5" office:value-type="float" office:value="137.5">
            <text:p>137,5</text:p>
          </table:table-cell>
          <table:table-cell table:formula="of:=[.JZ5]+0.5" office:value-type="float" office:value="138">
            <text:p>138</text:p>
          </table:table-cell>
          <table:table-cell table:formula="of:=[.KA5]+0.5" office:value-type="float" office:value="138.5">
            <text:p>138,5</text:p>
          </table:table-cell>
          <table:table-cell table:formula="of:=[.KB5]+0.5" office:value-type="float" office:value="139">
            <text:p>139</text:p>
          </table:table-cell>
          <table:table-cell table:formula="of:=[.KC5]+0.5" office:value-type="float" office:value="139.5">
            <text:p>139,5</text:p>
          </table:table-cell>
          <table:table-cell table:formula="of:=[.KD5]+0.5" office:value-type="float" office:value="140">
            <text:p>140</text:p>
          </table:table-cell>
          <table:table-cell table:formula="of:=[.KE5]+0.5" office:value-type="float" office:value="140.5">
            <text:p>140,5</text:p>
          </table:table-cell>
          <table:table-cell table:formula="of:=[.KF5]+0.5" office:value-type="float" office:value="141">
            <text:p>141</text:p>
          </table:table-cell>
          <table:table-cell table:formula="of:=[.KG5]+0.5" office:value-type="float" office:value="141.5">
            <text:p>141,5</text:p>
          </table:table-cell>
          <table:table-cell table:formula="of:=[.KH5]+0.5" office:value-type="float" office:value="142">
            <text:p>142</text:p>
          </table:table-cell>
          <table:table-cell table:formula="of:=[.KI5]+0.5" office:value-type="float" office:value="142.5">
            <text:p>142,5</text:p>
          </table:table-cell>
          <table:table-cell table:formula="of:=[.KJ5]+0.5" office:value-type="float" office:value="143">
            <text:p>143</text:p>
          </table:table-cell>
          <table:table-cell table:formula="of:=[.KK5]+0.5" office:value-type="float" office:value="143.5">
            <text:p>143,5</text:p>
          </table:table-cell>
          <table:table-cell table:formula="of:=[.KL5]+0.5" office:value-type="float" office:value="144">
            <text:p>144</text:p>
          </table:table-cell>
          <table:table-cell table:formula="of:=[.KM5]+0.5" office:value-type="float" office:value="144.5">
            <text:p>144,5</text:p>
          </table:table-cell>
          <table:table-cell table:formula="of:=[.KN5]+0.5" office:value-type="float" office:value="145">
            <text:p>145</text:p>
          </table:table-cell>
          <table:table-cell table:formula="of:=[.KO5]+0.5" office:value-type="float" office:value="145.5">
            <text:p>145,5</text:p>
          </table:table-cell>
          <table:table-cell table:formula="of:=[.KP5]+0.5" office:value-type="float" office:value="146">
            <text:p>146</text:p>
          </table:table-cell>
          <table:table-cell table:formula="of:=[.KQ5]+0.5" office:value-type="float" office:value="146.5">
            <text:p>146,5</text:p>
          </table:table-cell>
          <table:table-cell table:formula="of:=[.KR5]+0.5" office:value-type="float" office:value="147">
            <text:p>147</text:p>
          </table:table-cell>
          <table:table-cell table:formula="of:=[.KS5]+0.5" office:value-type="float" office:value="147.5">
            <text:p>147,5</text:p>
          </table:table-cell>
          <table:table-cell table:formula="of:=[.KT5]+0.5" office:value-type="float" office:value="148">
            <text:p>148</text:p>
          </table:table-cell>
          <table:table-cell table:formula="of:=[.KU5]+0.5" office:value-type="float" office:value="148.5">
            <text:p>148,5</text:p>
          </table:table-cell>
          <table:table-cell table:formula="of:=[.KV5]+0.5" office:value-type="float" office:value="149">
            <text:p>149</text:p>
          </table:table-cell>
          <table:table-cell table:formula="of:=[.KW5]+0.5" office:value-type="float" office:value="149.5">
            <text:p>149,5</text:p>
          </table:table-cell>
          <table:table-cell table:formula="of:=[.KX5]+0.5" office:value-type="float" office:value="150">
            <text:p>150</text:p>
          </table:table-cell>
          <table:table-cell table:formula="of:=[.KY5]+0.5" office:value-type="float" office:value="150.5">
            <text:p>150,5</text:p>
          </table:table-cell>
          <table:table-cell table:formula="of:=[.KZ5]+0.5" office:value-type="float" office:value="151">
            <text:p>151</text:p>
          </table:table-cell>
          <table:table-cell table:formula="of:=[.LA5]+0.5" office:value-type="float" office:value="151.5">
            <text:p>151,5</text:p>
          </table:table-cell>
          <table:table-cell table:formula="of:=[.LB5]+0.5" office:value-type="float" office:value="152">
            <text:p>152</text:p>
          </table:table-cell>
          <table:table-cell table:formula="of:=[.LC5]+0.5" office:value-type="float" office:value="152.5">
            <text:p>152,5</text:p>
          </table:table-cell>
          <table:table-cell table:formula="of:=[.LD5]+0.5" office:value-type="float" office:value="153">
            <text:p>153</text:p>
          </table:table-cell>
          <table:table-cell table:formula="of:=[.LE5]+0.5" office:value-type="float" office:value="153.5">
            <text:p>153,5</text:p>
          </table:table-cell>
          <table:table-cell table:formula="of:=[.LF5]+0.5" office:value-type="float" office:value="154">
            <text:p>154</text:p>
          </table:table-cell>
          <table:table-cell table:formula="of:=[.LG5]+0.5" office:value-type="float" office:value="154.5">
            <text:p>154,5</text:p>
          </table:table-cell>
          <table:table-cell table:formula="of:=[.LH5]+0.5" office:value-type="float" office:value="155">
            <text:p>155</text:p>
          </table:table-cell>
          <table:table-cell table:formula="of:=[.LI5]+0.5" office:value-type="float" office:value="155.5">
            <text:p>155,5</text:p>
          </table:table-cell>
          <table:table-cell table:formula="of:=[.LJ5]+0.5" office:value-type="float" office:value="156">
            <text:p>156</text:p>
          </table:table-cell>
          <table:table-cell table:formula="of:=[.LK5]+0.5" office:value-type="float" office:value="156.5">
            <text:p>156,5</text:p>
          </table:table-cell>
          <table:table-cell table:formula="of:=[.LL5]+0.5" office:value-type="float" office:value="157">
            <text:p>157</text:p>
          </table:table-cell>
          <table:table-cell table:formula="of:=[.LM5]+0.5" office:value-type="float" office:value="157.5">
            <text:p>157,5</text:p>
          </table:table-cell>
          <table:table-cell table:formula="of:=[.LN5]+0.5" office:value-type="float" office:value="158">
            <text:p>158</text:p>
          </table:table-cell>
          <table:table-cell table:formula="of:=[.LO5]+0.5" office:value-type="float" office:value="158.5">
            <text:p>158,5</text:p>
          </table:table-cell>
          <table:table-cell table:formula="of:=[.LP5]+0.5" office:value-type="float" office:value="159">
            <text:p>159</text:p>
          </table:table-cell>
          <table:table-cell table:formula="of:=[.LQ5]+0.5" office:value-type="float" office:value="159.5">
            <text:p>159,5</text:p>
          </table:table-cell>
          <table:table-cell table:formula="of:=[.LR5]+0.5" office:value-type="float" office:value="160">
            <text:p>160</text:p>
          </table:table-cell>
          <table:table-cell table:formula="of:=[.LS5]+0.5" office:value-type="float" office:value="160.5">
            <text:p>160,5</text:p>
          </table:table-cell>
          <table:table-cell table:formula="of:=[.LT5]+0.5" office:value-type="float" office:value="161">
            <text:p>161</text:p>
          </table:table-cell>
          <table:table-cell table:formula="of:=[.LU5]+0.5" office:value-type="float" office:value="161.5">
            <text:p>161,5</text:p>
          </table:table-cell>
          <table:table-cell table:formula="of:=[.LV5]+0.5" office:value-type="float" office:value="162">
            <text:p>162</text:p>
          </table:table-cell>
          <table:table-cell table:formula="of:=[.LW5]+0.5" office:value-type="float" office:value="162.5">
            <text:p>162,5</text:p>
          </table:table-cell>
          <table:table-cell table:formula="of:=[.LX5]+0.5" office:value-type="float" office:value="163">
            <text:p>163</text:p>
          </table:table-cell>
          <table:table-cell table:formula="of:=[.LY5]+0.5" office:value-type="float" office:value="163.5">
            <text:p>163,5</text:p>
          </table:table-cell>
          <table:table-cell table:formula="of:=[.LZ5]+0.5" office:value-type="float" office:value="164">
            <text:p>164</text:p>
          </table:table-cell>
          <table:table-cell table:formula="of:=[.MA5]+0.5" office:value-type="float" office:value="164.5">
            <text:p>164,5</text:p>
          </table:table-cell>
          <table:table-cell table:formula="of:=[.MB5]+0.5" office:value-type="float" office:value="165">
            <text:p>165</text:p>
          </table:table-cell>
          <table:table-cell table:formula="of:=[.MC5]+0.5" office:value-type="float" office:value="165.5">
            <text:p>165,5</text:p>
          </table:table-cell>
          <table:table-cell table:formula="of:=[.MD5]+0.5" office:value-type="float" office:value="166">
            <text:p>166</text:p>
          </table:table-cell>
          <table:table-cell table:formula="of:=[.ME5]+0.5" office:value-type="float" office:value="166.5">
            <text:p>166,5</text:p>
          </table:table-cell>
          <table:table-cell table:formula="of:=[.MF5]+0.5" office:value-type="float" office:value="167">
            <text:p>167</text:p>
          </table:table-cell>
          <table:table-cell table:formula="of:=[.MG5]+0.5" office:value-type="float" office:value="167.5">
            <text:p>167,5</text:p>
          </table:table-cell>
          <table:table-cell table:formula="of:=[.MH5]+0.5" office:value-type="float" office:value="168">
            <text:p>168</text:p>
          </table:table-cell>
          <table:table-cell table:formula="of:=[.MI5]+0.5" office:value-type="float" office:value="168.5">
            <text:p>168,5</text:p>
          </table:table-cell>
          <table:table-cell table:formula="of:=[.MJ5]+0.5" office:value-type="float" office:value="169">
            <text:p>169</text:p>
          </table:table-cell>
          <table:table-cell table:formula="of:=[.MK5]+0.5" office:value-type="float" office:value="169.5">
            <text:p>169,5</text:p>
          </table:table-cell>
          <table:table-cell table:formula="of:=[.ML5]+0.5" office:value-type="float" office:value="170">
            <text:p>170</text:p>
          </table:table-cell>
          <table:table-cell table:formula="of:=[.MM5]+0.5" office:value-type="float" office:value="170.5">
            <text:p>170,5</text:p>
          </table:table-cell>
          <table:table-cell table:formula="of:=[.MN5]+0.5" office:value-type="float" office:value="171">
            <text:p>171</text:p>
          </table:table-cell>
          <table:table-cell table:formula="of:=[.MO5]+0.5" office:value-type="float" office:value="171.5">
            <text:p>171,5</text:p>
          </table:table-cell>
          <table:table-cell table:formula="of:=[.MP5]+0.5" office:value-type="float" office:value="172">
            <text:p>172</text:p>
          </table:table-cell>
          <table:table-cell table:formula="of:=[.MQ5]+0.5" office:value-type="float" office:value="172.5">
            <text:p>172,5</text:p>
          </table:table-cell>
          <table:table-cell table:formula="of:=[.MR5]+0.5" office:value-type="float" office:value="173">
            <text:p>173</text:p>
          </table:table-cell>
          <table:table-cell table:formula="of:=[.MS5]+0.5" office:value-type="float" office:value="173.5">
            <text:p>173,5</text:p>
          </table:table-cell>
          <table:table-cell table:formula="of:=[.MT5]+0.5" office:value-type="float" office:value="174">
            <text:p>174</text:p>
          </table:table-cell>
          <table:table-cell table:formula="of:=[.MU5]+0.5" office:value-type="float" office:value="174.5">
            <text:p>174,5</text:p>
          </table:table-cell>
          <table:table-cell table:formula="of:=[.MV5]+0.5" office:value-type="float" office:value="175">
            <text:p>175</text:p>
          </table:table-cell>
          <table:table-cell table:formula="of:=[.MW5]+0.5" office:value-type="float" office:value="175.5">
            <text:p>175,5</text:p>
          </table:table-cell>
          <table:table-cell table:formula="of:=[.MX5]+0.5" office:value-type="float" office:value="176">
            <text:p>176</text:p>
          </table:table-cell>
          <table:table-cell table:formula="of:=[.MY5]+0.5" office:value-type="float" office:value="176.5">
            <text:p>176,5</text:p>
          </table:table-cell>
          <table:table-cell table:formula="of:=[.MZ5]+0.5" office:value-type="float" office:value="177">
            <text:p>177</text:p>
          </table:table-cell>
          <table:table-cell table:formula="of:=[.NA5]+0.5" office:value-type="float" office:value="177.5">
            <text:p>177,5</text:p>
          </table:table-cell>
          <table:table-cell table:formula="of:=[.NB5]+0.5" office:value-type="float" office:value="178">
            <text:p>178</text:p>
          </table:table-cell>
          <table:table-cell table:formula="of:=[.NC5]+0.5" office:value-type="float" office:value="178.5">
            <text:p>178,5</text:p>
          </table:table-cell>
          <table:table-cell table:formula="of:=[.ND5]+0.5" office:value-type="float" office:value="179">
            <text:p>179</text:p>
          </table:table-cell>
          <table:table-cell table:formula="of:=[.NE5]+0.5" office:value-type="float" office:value="179.5">
            <text:p>179,5</text:p>
          </table:table-cell>
          <table:table-cell table:formula="of:=[.NF5]+0.5" office:value-type="float" office:value="180">
            <text:p>180</text:p>
          </table:table-cell>
          <table:table-cell table:formula="of:=[.NG5]+0.5" office:value-type="float" office:value="180.5">
            <text:p>180,5</text:p>
          </table:table-cell>
          <table:table-cell table:formula="of:=[.NH5]+0.5" office:value-type="float" office:value="181">
            <text:p>181</text:p>
          </table:table-cell>
          <table:table-cell table:formula="of:=[.NI5]+0.5" office:value-type="float" office:value="181.5">
            <text:p>181,5</text:p>
          </table:table-cell>
          <table:table-cell table:formula="of:=[.NJ5]+0.5" office:value-type="float" office:value="182">
            <text:p>182</text:p>
          </table:table-cell>
          <table:table-cell table:formula="of:=[.NK5]+0.5" office:value-type="float" office:value="182.5">
            <text:p>182,5</text:p>
          </table:table-cell>
          <table:table-cell table:formula="of:=[.NL5]+0.5" office:value-type="float" office:value="183">
            <text:p>183</text:p>
          </table:table-cell>
          <table:table-cell table:formula="of:=[.NM5]+0.5" office:value-type="float" office:value="183.5">
            <text:p>183,5</text:p>
          </table:table-cell>
          <table:table-cell table:formula="of:=[.NN5]+0.5" office:value-type="float" office:value="184">
            <text:p>184</text:p>
          </table:table-cell>
          <table:table-cell table:formula="of:=[.NO5]+0.5" office:value-type="float" office:value="184.5">
            <text:p>184,5</text:p>
          </table:table-cell>
          <table:table-cell table:formula="of:=[.NP5]+0.5" office:value-type="float" office:value="185">
            <text:p>185</text:p>
          </table:table-cell>
          <table:table-cell table:formula="of:=[.NQ5]+0.5" office:value-type="float" office:value="185.5">
            <text:p>185,5</text:p>
          </table:table-cell>
          <table:table-cell table:formula="of:=[.NR5]+0.5" office:value-type="float" office:value="186">
            <text:p>186</text:p>
          </table:table-cell>
        </table:table-row>
        <table:table-row table:style-name="ro1">
          <table:table-cell table:number-columns-repeated="383"/>
        </table:table-row>
        <table:table-row table:style-name="ro1">
          <table:table-cell table:formula="of:=[.A3]*SQRT(1-ABS(POWER(COS([.A5]);2) ))" office:value-type="float" office:value="119.865534332892">
            <text:p>119,8655343329</text:p>
          </table:table-cell>
          <table:table-cell table:formula="of:=[.B3]*SQRT(1-ABS(POWER(COS([.B5]);2) ))" office:value-type="float" office:value="115.348553884481">
            <text:p>115,3485538845</text:p>
          </table:table-cell>
          <table:table-cell table:formula="of:=[.C3]*SQRT(1-ABS(POWER(COS([.C5]);2) ))" office:value-type="float" office:value="90.0594969416435">
            <text:p>90,0594969416</text:p>
          </table:table-cell>
          <table:table-cell table:formula="of:=[.D3]*SQRT(1-ABS(POWER(COS([.D5]);2) ))" office:value-type="float" office:value="42.7955537781336">
            <text:p>42,7955537781</text:p>
          </table:table-cell>
          <table:table-cell table:formula="of:=[.E3]*SQRT(1-ABS(POWER(COS([.E5]);2) ))" office:value-type="float" office:value="16.9344009671841">
            <text:p>16,9344009672</text:p>
          </table:table-cell>
          <table:table-cell table:formula="of:=[.F3]*SQRT(1-ABS(POWER(COS([.F5]);2) ))" office:value-type="float" office:value="72.4151294365787">
            <text:p>72,4151294366</text:p>
          </table:table-cell>
          <table:table-cell table:formula="of:=[.G3]*SQRT(1-ABS(POWER(COS([.G5]);2) ))" office:value-type="float" office:value="110.024988645907">
            <text:p>110,0249886459</text:p>
          </table:table-cell>
          <table:table-cell table:formula="of:=[.H3]*SQRT(1-ABS(POWER(COS([.H5]);2) ))" office:value-type="float" office:value="125.684368312111">
            <text:p>125,6843683121</text:p>
          </table:table-cell>
          <table:table-cell table:formula="of:=[.I3]*SQRT(1-ABS(POWER(COS([.I5]);2) ))" office:value-type="float" office:value="102.659460146563">
            <text:p>102,6594601466</text:p>
          </table:table-cell>
          <table:table-cell table:formula="of:=[.J3]*SQRT(1-ABS(POWER(COS([.J5]);2) ))" office:value-type="float" office:value="58.0104901711086">
            <text:p>58,0104901711</text:p>
          </table:table-cell>
          <table:table-cell table:formula="of:=[.K3]*SQRT(1-ABS(POWER(COS([.K5]);2) ))" office:value-type="float" office:value="0">
            <text:p>0</text:p>
          </table:table-cell>
          <table:table-cell table:formula="of:=[.L3]*SQRT(1-ABS(POWER(COS([.L5]);2) ))" office:value-type="float" office:value="58.0104901711086">
            <text:p>58,0104901711</text:p>
          </table:table-cell>
          <table:table-cell table:formula="of:=[.M3]*SQRT(1-ABS(POWER(COS([.M5]);2) ))" office:value-type="float" office:value="5.89029689365527">
            <text:p>5,8902968937</text:p>
          </table:table-cell>
          <table:table-cell table:formula="of:=[.N3]*SQRT(1-ABS(POWER(COS([.N5]);2) ))" office:value-type="float" office:value="8.97745487943649">
            <text:p>8,9774548794</text:p>
          </table:table-cell>
          <table:table-cell table:formula="of:=[.O3]*SQRT(1-ABS(POWER(COS([.O5]);2) ))" office:value-type="float" office:value="110.934286072733">
            <text:p>110,9342860727</text:p>
          </table:table-cell>
          <table:table-cell table:formula="of:=[.P3]*SQRT(1-ABS(POWER(COS([.P5]);2) ))" office:value-type="float" office:value="74.2105458688906">
            <text:p>74,2105458689</text:p>
          </table:table-cell>
          <table:table-cell table:formula="of:=[.Q3]*SQRT(1-ABS(POWER(COS([.Q5]);2) ))" office:value-type="float" office:value="16.7932809591242">
            <text:p>16,7932809591</text:p>
          </table:table-cell>
          <table:table-cell table:formula="of:=[.R3]*SQRT(1-ABS(POWER(COS([.R5]);2) ))" office:value-type="float" office:value="43.8479034612025">
            <text:p>43,8479034612</text:p>
          </table:table-cell>
          <table:table-cell table:formula="of:=[.S3]*SQRT(1-ABS(POWER(COS([.S5]);2) ))" office:value-type="float" office:value="92.3299044275672">
            <text:p>92,3299044276</text:p>
          </table:table-cell>
          <table:table-cell table:formula="of:=[.T3]*SQRT(1-ABS(POWER(COS([.T5]);2) ))" office:value-type="float" office:value="120.236204472807">
            <text:p>120,2362044728</text:p>
          </table:table-cell>
          <table:table-cell table:formula="of:=[.U3]*SQRT(1-ABS(POWER(COS([.U5]);2) ))" office:value-type="float" office:value="116.02983723424">
            <text:p>116,0298372342</text:p>
          </table:table-cell>
          <table:table-cell table:formula="of:=[.V3]*SQRT(1-ABS(POWER(COS([.V5]);2) ))" office:value-type="float" office:value="87.4870003707286">
            <text:p>87,4870003707</text:p>
          </table:table-cell>
          <table:table-cell table:formula="of:=[.W3]*SQRT(1-ABS(POWER(COS([.W5]);2) ))" office:value-type="float" office:value="34.3681062784679">
            <text:p>34,3681062785</text:p>
          </table:table-cell>
          <table:table-cell table:formula="of:=[.X3]*SQRT(1-ABS(POWER(COS([.X5]);2) ))" office:value-type="float" office:value="26.4597585348013">
            <text:p>26,4597585348</text:p>
          </table:table-cell>
          <table:table-cell table:formula="of:=[.Y3]*SQRT(1-ABS(POWER(COS([.Y5]);2) ))" office:value-type="float" office:value="80.1523650436923">
            <text:p>80,1523650437</text:p>
          </table:table-cell>
          <table:table-cell table:formula="of:=[.Z3]*SQRT(1-ABS(POWER(COS([.Z5]);2) ))" office:value-type="float" office:value="116.311997120068">
            <text:p>116,3119971201</text:p>
          </table:table-cell>
          <table:table-cell table:formula="of:=[.AA3]*SQRT(1-ABS(POWER(COS([.AA5]);2) ))" office:value-type="float" office:value="122.680422581299">
            <text:p>122,6804225813</text:p>
          </table:table-cell>
          <table:table-cell table:formula="of:=[.AB3]*SQRT(1-ABS(POWER(COS([.AB5]);2) ))" office:value-type="float" office:value="96.6169406274423">
            <text:p>96,6169406274</text:p>
          </table:table-cell>
          <table:table-cell table:formula="of:=[.AC3]*SQRT(1-ABS(POWER(COS([.AC5]);2) ))" office:value-type="float" office:value="51.5148106552196">
            <text:p>51,5148106552</text:p>
          </table:table-cell>
          <table:table-cell table:formula="of:=[.AD3]*SQRT(1-ABS(POWER(COS([.AD5]);2) ))" office:value-type="float" office:value="9.31873893726437">
            <text:p>9,3187389373</text:p>
          </table:table-cell>
          <table:table-cell table:formula="of:=[.AE3]*SQRT(1-ABS(POWER(COS([.AE5]);2) ))" office:value-type="float" office:value="68.0026388611712">
            <text:p>68,0026388612</text:p>
          </table:table-cell>
          <table:table-cell table:formula="of:=[.AF3]*SQRT(1-ABS(POWER(COS([.AF5]);2) ))" office:value-type="float" office:value="110.84166575643">
            <text:p>110,8416657564</text:p>
          </table:table-cell>
          <table:table-cell table:formula="of:=[.AG3]*SQRT(1-ABS(POWER(COS([.AG5]);2) ))" office:value-type="float" office:value="128.998736645041">
            <text:p>128,998736645</text:p>
          </table:table-cell>
          <table:table-cell table:formula="of:=[.AH3]*SQRT(1-ABS(POWER(COS([.AH5]);2) ))" office:value-type="float" office:value="111.18242618543">
            <text:p>111,1824261854</text:p>
          </table:table-cell>
          <table:table-cell table:formula="of:=[.AI3]*SQRT(1-ABS(POWER(COS([.AI5]);2) ))" office:value-type="float" office:value="66.5350418320539">
            <text:p>66,5350418321</text:p>
          </table:table-cell>
          <table:table-cell table:formula="of:=[.AJ3]*SQRT(1-ABS(POWER(COS([.AJ5]);2) ))" office:value-type="float" office:value="8.42288096360254">
            <text:p>8,4228809636</text:p>
          </table:table-cell>
          <table:table-cell table:formula="of:=[.AK3]*SQRT(1-ABS(POWER(COS([.AK5]);2) ))" office:value-type="float" office:value="54.6217147874633">
            <text:p>54,6217147875</text:p>
          </table:table-cell>
          <table:table-cell table:formula="of:=[.AL3]*SQRT(1-ABS(POWER(COS([.AL5]);2) ))" office:value-type="float" office:value="102.080622172056">
            <text:p>102,0806221721</text:p>
          </table:table-cell>
          <table:table-cell table:formula="of:=[.AM3]*SQRT(1-ABS(POWER(COS([.AM5]);2) ))" office:value-type="float" office:value="132.741385663113">
            <text:p>132,7413856631</text:p>
          </table:table-cell>
          <table:table-cell table:formula="of:=[.AN3]*SQRT(1-ABS(POWER(COS([.AN5]);2) ))" office:value-type="float" office:value="124.341042384783">
            <text:p>124,3410423848</text:p>
          </table:table-cell>
          <table:table-cell table:formula="of:=[.AO3]*SQRT(1-ABS(POWER(COS([.AO5]);2) ))" office:value-type="float" office:value="89.089434101525">
            <text:p>89,0894341015</text:p>
          </table:table-cell>
          <table:table-cell table:formula="of:=[.AP3]*SQRT(1-ABS(POWER(COS([.AP5]);2) ))" office:value-type="float" office:value="28.4925125074159">
            <text:p>28,4925125074</text:p>
          </table:table-cell>
          <table:table-cell table:formula="of:=[.AQ3]*SQRT(1-ABS(POWER(COS([.AQ5]);2) ))" office:value-type="float" office:value="39.730657699779">
            <text:p>39,7306576998</text:p>
          </table:table-cell>
          <table:table-cell table:formula="of:=[.AR3]*SQRT(1-ABS(POWER(COS([.AR5]);2) ))" office:value-type="float" office:value="101.785303958785">
            <text:p>101,7853039588</text:p>
          </table:table-cell>
          <table:table-cell table:formula="of:=[.AS3]*SQRT(1-ABS(POWER(COS([.AS5]);2) ))" office:value-type="float" office:value="137.479841338777">
            <text:p>137,4798413388</text:p>
          </table:table-cell>
          <table:table-cell table:formula="of:=[.AT3]*SQRT(1-ABS(POWER(COS([.AT5]);2) ))" office:value-type="float" office:value="140.490144787415">
            <text:p>140,4901447874</text:p>
          </table:table-cell>
          <table:table-cell table:formula="of:=[.AU3]*SQRT(1-ABS(POWER(COS([.AU5]);2) ))" office:value-type="float" office:value="106.640189041578">
            <text:p>106,6401890416</text:p>
          </table:table-cell>
          <table:table-cell table:formula="of:=[.AV3]*SQRT(1-ABS(POWER(COS([.AV5]);2) ))" office:value-type="float" office:value="49.3172090596242">
            <text:p>49,3172090596</text:p>
          </table:table-cell>
          <table:table-cell table:formula="of:=[.AW3]*SQRT(1-ABS(POWER(COS([.AW5]);2) ))" office:value-type="float" office:value="21.2825637721393">
            <text:p>21,2825637721</text:p>
          </table:table-cell>
          <table:table-cell table:formula="of:=[.AX3]*SQRT(1-ABS(POWER(COS([.AX5]);2) ))" office:value-type="float" office:value="729.675543012119">
            <text:p>729,6755430121</text:p>
          </table:table-cell>
          <table:table-cell table:formula="of:=[.AY3]*SQRT(1-ABS(POWER(COS([.AY5]);2) ))" office:value-type="float" office:value="1101.92491762825">
            <text:p>1101,9249176283</text:p>
          </table:table-cell>
          <table:table-cell table:formula="of:=[.AZ3]*SQRT(1-ABS(POWER(COS([.AZ5]);2) ))" office:value-type="float" office:value="0">
            <text:p>0</text:p>
          </table:table-cell>
          <table:table-cell table:formula="of:=[.BA3]*SQRT(1-ABS(POWER(COS([.BA5]);2) ))" office:value-type="float" office:value="970.520540701825">
            <text:p>970,5205407018</text:p>
          </table:table-cell>
          <table:table-cell table:formula="of:=[.BB3]*SQRT(1-ABS(POWER(COS([.BB5]);2) ))" office:value-type="float" office:value="540.498297545949">
            <text:p>540,4982975459</text:p>
          </table:table-cell>
          <table:table-cell table:formula="of:=[.BC3]*SQRT(1-ABS(POWER(COS([.BC5]);2) ))" office:value-type="float" office:value="10.1878569932549">
            <text:p>10,1878569933</text:p>
          </table:table-cell>
          <table:table-cell table:formula="of:=[.BD3]*SQRT(1-ABS(POWER(COS([.BD5]);2) ))" office:value-type="float" office:value="561.225038354507">
            <text:p>561,2250383545</text:p>
          </table:table-cell>
          <table:table-cell table:formula="of:=[.BE3]*SQRT(1-ABS(POWER(COS([.BE5]);2) ))" office:value-type="float" office:value="979.077007630673">
            <text:p>979,0770076307</text:p>
          </table:table-cell>
          <table:table-cell table:formula="of:=[.BF3]*SQRT(1-ABS(POWER(COS([.BF5]);2) ))" office:value-type="float" office:value="1151.78666028822">
            <text:p>1151,7866602882</text:p>
          </table:table-cell>
          <table:table-cell table:formula="of:=[.BG3]*SQRT(1-ABS(POWER(COS([.BG5]);2) ))" office:value-type="float" office:value="1054.99879173772">
            <text:p>1054,9987917377</text:p>
          </table:table-cell>
          <table:table-cell table:formula="of:=[.BH3]*SQRT(1-ABS(POWER(COS([.BH5]);2) ))" office:value-type="float" office:value="690.705594882465">
            <text:p>690,7055948825</text:p>
          </table:table-cell>
          <table:table-cell table:formula="of:=[.BI3]*SQRT(1-ABS(POWER(COS([.BI5]);2) ))" office:value-type="float" office:value="155.11625111459">
            <text:p>155,1162511146</text:p>
          </table:table-cell>
          <table:table-cell table:formula="of:=[.BJ3]*SQRT(1-ABS(POWER(COS([.BJ5]);2) ))" office:value-type="float" office:value="422.25262433007">
            <text:p>422,2526243301</text:p>
          </table:table-cell>
          <table:table-cell table:formula="of:=[.BK3]*SQRT(1-ABS(POWER(COS([.BK5]);2) ))" office:value-type="float" office:value="903.631763818329">
            <text:p>903,6317638183</text:p>
          </table:table-cell>
          <table:table-cell table:formula="of:=[.BL3]*SQRT(1-ABS(POWER(COS([.BL5]);2) ))" office:value-type="float" office:value="1164.45623765056">
            <text:p>1164,4562376506</text:p>
          </table:table-cell>
          <table:table-cell table:formula="of:=[.BM3]*SQRT(1-ABS(POWER(COS([.BM5]);2) ))" office:value-type="float" office:value="1140.00010665817">
            <text:p>1140,0001066582</text:p>
          </table:table-cell>
          <table:table-cell table:formula="of:=[.BN3]*SQRT(1-ABS(POWER(COS([.BN5]);2) ))" office:value-type="float" office:value="836.291077859497">
            <text:p>836,2910778595</text:p>
          </table:table-cell>
          <table:table-cell table:formula="of:=[.BO3]*SQRT(1-ABS(POWER(COS([.BO5]);2) ))" office:value-type="float" office:value="324.816040181135">
            <text:p>324,8160401811</text:p>
          </table:table-cell>
          <table:table-cell table:formula="of:=[.BP3]*SQRT(1-ABS(POWER(COS([.BP5]);2) ))" office:value-type="float" office:value="258.885275696123">
            <text:p>258,8852756961</text:p>
          </table:table-cell>
          <table:table-cell table:formula="of:=[.BQ3]*SQRT(1-ABS(POWER(COS([.BQ5]);2) ))" office:value-type="float" office:value="757.869895771209">
            <text:p>757,8698957712</text:p>
          </table:table-cell>
          <table:table-cell table:formula="of:=[.BR3]*SQRT(1-ABS(POWER(COS([.BR5]);2) ))" office:value-type="float" office:value="1070.89374269428">
            <text:p>1070,8937426943</text:p>
          </table:table-cell>
          <table:table-cell table:formula="of:=[.BS3]*SQRT(1-ABS(POWER(COS([.BS5]);2) ))" office:value-type="float" office:value="1104.61935573582">
            <text:p>1104,6193557358</text:p>
          </table:table-cell>
          <table:table-cell table:formula="of:=[.BT3]*SQRT(1-ABS(POWER(COS([.BT5]);2) ))" office:value-type="float" office:value="871.646836163556">
            <text:p>871,6468361636</text:p>
          </table:table-cell>
          <table:table-cell table:formula="of:=[.BU3]*SQRT(1-ABS(POWER(COS([.BU5]);2) ))" office:value-type="float" office:value="437.572769884879">
            <text:p>437,5727698849</text:p>
          </table:table-cell>
          <table:table-cell table:formula="of:=[.BV3]*SQRT(1-ABS(POWER(COS([.BV5]);2) ))" office:value-type="float" office:value="89.6847186787861">
            <text:p>89,6847186788</text:p>
          </table:table-cell>
          <table:table-cell table:formula="of:=[.BW3]*SQRT(1-ABS(POWER(COS([.BW5]);2) ))" office:value-type="float" office:value="580.100868666259">
            <text:p>580,1008686663</text:p>
          </table:table-cell>
          <table:table-cell table:formula="of:=[.BX3]*SQRT(1-ABS(POWER(COS([.BX5]);2) ))" office:value-type="float" office:value="918.341370064118">
            <text:p>918,3413700641</text:p>
          </table:table-cell>
          <table:table-cell table:formula="of:=[.BY3]*SQRT(1-ABS(POWER(COS([.BY5]);2) ))" office:value-type="float" office:value="1022.90983288973">
            <text:p>1022,9098328897</text:p>
          </table:table-cell>
          <table:table-cell table:formula="of:=[.BZ3]*SQRT(1-ABS(POWER(COS([.BZ5]);2) ))" office:value-type="float" office:value="880.722540171037">
            <text:p>880,722540171</text:p>
          </table:table-cell>
          <table:table-cell table:formula="of:=[.CA3]*SQRT(1-ABS(POWER(COS([.CA5]);2) ))" office:value-type="float" office:value="528.553603433904">
            <text:p>528,5536034339</text:p>
          </table:table-cell>
          <table:table-cell table:formula="of:=[.CB3]*SQRT(1-ABS(POWER(COS([.CB5]);2) ))" office:value-type="float" office:value="56.5676784552458">
            <text:p>56,5676784552</text:p>
          </table:table-cell>
          <table:table-cell table:formula="of:=[.CC3]*SQRT(1-ABS(POWER(COS([.CC5]);2) ))" office:value-type="float" office:value="414.90900674177">
            <text:p>414,9090067418</text:p>
          </table:table-cell>
          <table:table-cell table:formula="of:=[.CD3]*SQRT(1-ABS(POWER(COS([.CD5]);2) ))" office:value-type="float" office:value="777.467034329642">
            <text:p>777,4670343296</text:p>
          </table:table-cell>
          <table:table-cell table:formula="of:=[.CE3]*SQRT(1-ABS(POWER(COS([.CE5]);2) ))" office:value-type="float" office:value="940.206353064074">
            <text:p>940,2063530641</text:p>
          </table:table-cell>
          <table:table-cell table:formula="of:=[.CF3]*SQRT(1-ABS(POWER(COS([.CF5]);2) ))" office:value-type="float" office:value="875.813874583423">
            <text:p>875,8138745834</text:p>
          </table:table-cell>
          <table:table-cell table:formula="of:=[.CG3]*SQRT(1-ABS(POWER(COS([.CG5]);2) ))" office:value-type="float" office:value="595.272773355225">
            <text:p>595,2727733552</text:p>
          </table:table-cell>
          <table:table-cell table:formula="of:=[.CH3]*SQRT(1-ABS(POWER(COS([.CH5]);2) ))" office:value-type="float" office:value="181.974895665545">
            <text:p>181,9748956655</text:p>
          </table:table-cell>
          <table:table-cell table:formula="of:=[.CI3]*SQRT(1-ABS(POWER(COS([.CI5]);2) ))" office:value-type="float" office:value="269.399038046831">
            <text:p>269,3990380468</text:p>
          </table:table-cell>
          <table:table-cell table:formula="of:=[.CJ3]*SQRT(1-ABS(POWER(COS([.CJ5]);2) ))" office:value-type="float" office:value="644.023209716165">
            <text:p>644,0232097162</text:p>
          </table:table-cell>
          <table:table-cell table:formula="of:=[.CK3]*SQRT(1-ABS(POWER(COS([.CK5]);2) ))" office:value-type="float" office:value="852.958916861418">
            <text:p>852,9589168614</text:p>
          </table:table-cell>
          <table:table-cell table:formula="of:=[.CL3]*SQRT(1-ABS(POWER(COS([.CL5]);2) ))" office:value-type="float" office:value="850.966128277411">
            <text:p>850,9661282774</text:p>
          </table:table-cell>
          <table:table-cell table:formula="of:=[.CM3]*SQRT(1-ABS(POWER(COS([.CM5]);2) ))" office:value-type="float" office:value="644.522883814637">
            <text:p>644,5228838146</text:p>
          </table:table-cell>
          <table:table-cell table:formula="of:=[.CN3]*SQRT(1-ABS(POWER(COS([.CN5]);2) ))" office:value-type="float" office:value="287.370012089642">
            <text:p>287,3700120896</text:p>
          </table:table-cell>
          <table:table-cell table:formula="of:=[.CO3]*SQRT(1-ABS(POWER(COS([.CO5]);2) ))" office:value-type="float" office:value="135.146513821612">
            <text:p>135,1465138216</text:p>
          </table:table-cell>
          <table:table-cell table:formula="of:=[.CP3]*SQRT(1-ABS(POWER(COS([.CP5]);2) ))" office:value-type="float" office:value="513.937968346419">
            <text:p>513,9379683464</text:p>
          </table:table-cell>
          <table:table-cell table:formula="of:=[.CQ3]*SQRT(1-ABS(POWER(COS([.CQ5]);2) ))" office:value-type="float" office:value="764.378970961639">
            <text:p>764,3789709616</text:p>
          </table:table-cell>
          <table:table-cell table:formula="of:=[.CR3]*SQRT(1-ABS(POWER(COS([.CR5]);2) ))" office:value-type="float" office:value="823.763538079904">
            <text:p>823,7635380799</text:p>
          </table:table-cell>
          <table:table-cell table:formula="of:=[.CS3]*SQRT(1-ABS(POWER(COS([.CS5]);2) ))" office:value-type="float" office:value="678.728189984936">
            <text:p>678,7281899849</text:p>
          </table:table-cell>
          <table:table-cell table:formula="of:=[.CT3]*SQRT(1-ABS(POWER(COS([.CT5]);2) ))" office:value-type="float" office:value="376.154383462884">
            <text:p>376,1543834629</text:p>
          </table:table-cell>
          <table:table-cell table:formula="of:=[.CU3]*SQRT(1-ABS(POWER(COS([.CU5]);2) ))" office:value-type="float" office:value="14.1438381592264">
            <text:p>14,1438381592</text:p>
          </table:table-cell>
          <table:table-cell table:formula="of:=[.CV3]*SQRT(1-ABS(POWER(COS([.CV5]);2) ))" office:value-type="float" office:value="393.928712771892">
            <text:p>393,9287127719</text:p>
          </table:table-cell>
          <table:table-cell table:formula="of:=[.CW3]*SQRT(1-ABS(POWER(COS([.CW5]);2) ))" office:value-type="float" office:value="668.810170283817">
            <text:p>668,8101702838</text:p>
          </table:table-cell>
          <table:table-cell table:formula="of:=[.CX3]*SQRT(1-ABS(POWER(COS([.CX5]);2) ))" office:value-type="float" office:value="778.900880481181">
            <text:p>778,9008804812</text:p>
          </table:table-cell>
          <table:table-cell table:formula="of:=[.CY3]*SQRT(1-ABS(POWER(COS([.CY5]);2) ))" office:value-type="float" office:value="698.885969427827">
            <text:p>698,8859694278</text:p>
          </table:table-cell>
          <table:table-cell table:formula="of:=[.CZ3]*SQRT(1-ABS(POWER(COS([.CZ5]);2) ))" office:value-type="float" office:value="449.247173413817">
            <text:p>449,2471734138</text:p>
          </table:table-cell>
          <table:table-cell table:formula="of:=[.DA3]*SQRT(1-ABS(POWER(COS([.DA5]);2) ))" office:value-type="float" office:value="94.1627195318604">
            <text:p>94,1627195319</text:p>
          </table:table-cell>
          <table:table-cell table:formula="of:=[.DB3]*SQRT(1-ABS(POWER(COS([.DB5]);2) ))" office:value-type="float" office:value="277.682843945448">
            <text:p>277,6828439454</text:p>
          </table:table-cell>
          <table:table-cell table:formula="of:=[.DC3]*SQRT(1-ABS(POWER(COS([.DC5]);2) ))" office:value-type="float" office:value="576.959250654074">
            <text:p>576,9592506541</text:p>
          </table:table-cell>
          <table:table-cell table:formula="of:=[.DD3]*SQRT(1-ABS(POWER(COS([.DD5]);2) ))" office:value-type="float" office:value="729.944678320704">
            <text:p>729,9446783207</text:p>
          </table:table-cell>
          <table:table-cell table:formula="of:=[.DE3]*SQRT(1-ABS(POWER(COS([.DE5]);2) ))" office:value-type="float" office:value="702.915705083731">
            <text:p>702,9157050837</text:p>
          </table:table-cell>
          <table:table-cell table:formula="of:=[.DF3]*SQRT(1-ABS(POWER(COS([.DF5]);2) ))" office:value-type="float" office:value="507.884671453299">
            <text:p>507,8846714533</text:p>
          </table:table-cell>
          <table:table-cell table:formula="of:=[.DG3]*SQRT(1-ABS(POWER(COS([.DG5]);2) ))" office:value-type="float" office:value="189.959394081644">
            <text:p>189,9593940816</text:p>
          </table:table-cell>
          <table:table-cell table:formula="of:=[.DH3]*SQRT(1-ABS(POWER(COS([.DH5]);2) ))" office:value-type="float" office:value="168.006229676915">
            <text:p>168,0062296769</text:p>
          </table:table-cell>
          <table:table-cell table:formula="of:=[.DI3]*SQRT(1-ABS(POWER(COS([.DI5]);2) ))" office:value-type="float" office:value="481.894777431386">
            <text:p>481,8947774314</text:p>
          </table:table-cell>
          <table:table-cell table:formula="of:=[.DJ3]*SQRT(1-ABS(POWER(COS([.DJ5]);2) ))" office:value-type="float" office:value="670.232270034835">
            <text:p>670,2322700348</text:p>
          </table:table-cell>
          <table:table-cell table:formula="of:=[.DK3]*SQRT(1-ABS(POWER(COS([.DK5]);2) ))" office:value-type="float" office:value="699.518962756704">
            <text:p>699,5189627567</text:p>
          </table:table-cell>
          <table:table-cell table:formula="of:=[.DL3]*SQRT(1-ABS(POWER(COS([.DL5]);2) ))" office:value-type="float" office:value="552.969069342851">
            <text:p>552,9690693429</text:p>
          </table:table-cell>
          <table:table-cell table:formula="of:=[.DM3]*SQRT(1-ABS(POWER(COS([.DM5]);2) ))" office:value-type="float" office:value="278.335380577829">
            <text:p>278,3353805778</text:p>
          </table:table-cell>
          <table:table-cell table:formula="of:=[.DN3]*SQRT(1-ABS(POWER(COS([.DN5]);2) ))" office:value-type="float" office:value="65.6033867124176">
            <text:p>65,6033867124</text:p>
          </table:table-cell>
          <table:table-cell table:formula="of:=[.DO3]*SQRT(1-ABS(POWER(COS([.DO5]);2) ))" office:value-type="float" office:value="402.886904222015">
            <text:p>402,886904222</text:p>
          </table:table-cell>
          <table:table-cell table:formula="of:=[.DP3]*SQRT(1-ABS(POWER(COS([.DP5]);2) ))" office:value-type="float" office:value="653.55021701652">
            <text:p>653,5502170165</text:p>
          </table:table-cell>
          <table:table-cell table:formula="of:=[.DQ3]*SQRT(1-ABS(POWER(COS([.DQ5]);2) ))" office:value-type="float" office:value="1876.54046039413">
            <text:p>1876,5404603941</text:p>
          </table:table-cell>
          <table:table-cell table:formula="of:=[.DR3]*SQRT(1-ABS(POWER(COS([.DR5]);2) ))" office:value-type="float" office:value="1640.77587407562">
            <text:p>1640,7758740756</text:p>
          </table:table-cell>
          <table:table-cell table:formula="of:=[.DS3]*SQRT(1-ABS(POWER(COS([.DS5]);2) ))" office:value-type="float" office:value="998.248617994349">
            <text:p>998,2486179944</text:p>
          </table:table-cell>
          <table:table-cell table:formula="of:=[.DT3]*SQRT(1-ABS(POWER(COS([.DT5]);2) ))" office:value-type="float" office:value="94.3295479027926">
            <text:p>94,3295479028</text:p>
          </table:table-cell>
          <table:table-cell table:formula="of:=[.DU3]*SQRT(1-ABS(POWER(COS([.DU5]);2) ))" office:value-type="float" office:value="853.138261264746">
            <text:p>853,1382612647</text:p>
          </table:table-cell>
          <table:table-cell table:formula="of:=[.DV3]*SQRT(1-ABS(POWER(COS([.DV5]);2) ))" office:value-type="float" office:value="1622.68011496631">
            <text:p>1622,6801149663</text:p>
          </table:table-cell>
          <table:table-cell table:formula="of:=[.DW3]*SQRT(1-ABS(POWER(COS([.DW5]);2) ))" office:value-type="float" office:value="1994.68115000184">
            <text:p>1994,6811500018</text:p>
          </table:table-cell>
          <table:table-cell table:formula="of:=[.DX3]*SQRT(1-ABS(POWER(COS([.DX5]);2) ))" office:value-type="float" office:value="1893.14160871861">
            <text:p>1893,1416087186</text:p>
          </table:table-cell>
          <table:table-cell table:formula="of:=[.DY3]*SQRT(1-ABS(POWER(COS([.DY5]);2) ))" office:value-type="float" office:value="1325.68853086369">
            <text:p>1325,6885308637</text:p>
          </table:table-cell>
          <table:table-cell table:formula="of:=[.DZ3]*SQRT(1-ABS(POWER(COS([.DZ5]);2) ))" office:value-type="float" office:value="398.842734320031">
            <text:p>398,84273432</text:p>
          </table:table-cell>
          <table:table-cell table:formula="of:=[.EA3]*SQRT(1-ABS(POWER(COS([.EA5]);2) ))" office:value-type="float" office:value="649.551433568824">
            <text:p>649,5514335688</text:p>
          </table:table-cell>
          <table:table-cell table:formula="of:=[.EB3]*SQRT(1-ABS(POWER(COS([.EB5]);2) ))" office:value-type="float" office:value="780.587984033111">
            <text:p>780,5879840331</text:p>
          </table:table-cell>
          <table:table-cell table:formula="of:=[.EC3]*SQRT(1-ABS(POWER(COS([.EC5]);2) ))" office:value-type="float" office:value="1030.84766059896">
            <text:p>1030,847660599</text:p>
          </table:table-cell>
          <table:table-cell table:formula="of:=[.ED3]*SQRT(1-ABS(POWER(COS([.ED5]);2) ))" office:value-type="float" office:value="1038.62823853872">
            <text:p>1038,6282385387</text:p>
          </table:table-cell>
          <table:table-cell table:formula="of:=[.EE3]*SQRT(1-ABS(POWER(COS([.EE5]);2) ))" office:value-type="float" office:value="1686.81034975353">
            <text:p>1686,8103497535</text:p>
          </table:table-cell>
          <table:table-cell table:formula="of:=[.EF3]*SQRT(1-ABS(POWER(COS([.EF5]);2) ))" office:value-type="float" office:value="744.442844122274">
            <text:p>744,4428441223</text:p>
          </table:table-cell>
          <table:table-cell table:formula="of:=[.EG3]*SQRT(1-ABS(POWER(COS([.EG5]);2) ))" office:value-type="float" office:value="352.95317193862">
            <text:p>352,9531719386</text:p>
          </table:table-cell>
          <table:table-cell table:formula="of:=[.EH3]*SQRT(1-ABS(POWER(COS([.EH5]);2) ))" office:value-type="float" office:value="1312.78924852228">
            <text:p>1312,7892485223</text:p>
          </table:table-cell>
          <table:table-cell table:formula="of:=[.EI3]*SQRT(1-ABS(POWER(COS([.EI5]);2) ))" office:value-type="float" office:value="2047.05793498786">
            <text:p>2047,0579349879</text:p>
          </table:table-cell>
          <table:table-cell table:formula="of:=[.EJ3]*SQRT(1-ABS(POWER(COS([.EJ5]);2) ))" office:value-type="float" office:value="2228.39871867779">
            <text:p>2228,3987186778</text:p>
          </table:table-cell>
          <table:table-cell table:formula="of:=[.EK3]*SQRT(1-ABS(POWER(COS([.EK5]);2) ))" office:value-type="float" office:value="1841.34746922446">
            <text:p>1841,3474692245</text:p>
          </table:table-cell>
          <table:table-cell table:formula="of:=[.EL3]*SQRT(1-ABS(POWER(COS([.EL5]);2) ))" office:value-type="float" office:value="1012.22163229171">
            <text:p>1012,2216322917</text:p>
          </table:table-cell>
          <table:table-cell table:formula="of:=[.EM3]*SQRT(1-ABS(POWER(COS([.EM5]);2) ))" office:value-type="float" office:value="59.1294200113736">
            <text:p>59,1294200114</text:p>
          </table:table-cell>
          <table:table-cell table:formula="of:=[.EN3]*SQRT(1-ABS(POWER(COS([.EN5]);2) ))" office:value-type="float" office:value="1117.18498851756">
            <text:p>1117,1849885176</text:p>
          </table:table-cell>
          <table:table-cell table:formula="of:=[.EO3]*SQRT(1-ABS(POWER(COS([.EO5]);2) ))" office:value-type="float" office:value="1890.69915353546">
            <text:p>1890,6991535355</text:p>
          </table:table-cell>
          <table:table-cell table:formula="of:=[.EP3]*SQRT(1-ABS(POWER(COS([.EP5]);2) ))" office:value-type="float" office:value="2196.84823459616">
            <text:p>2196,8482345962</text:p>
          </table:table-cell>
          <table:table-cell table:formula="of:=[.EQ3]*SQRT(1-ABS(POWER(COS([.EQ5]);2) ))" office:value-type="float" office:value="1724.91907460413">
            <text:p>1724,9190746041</text:p>
          </table:table-cell>
          <table:table-cell table:formula="of:=[.ER3]*SQRT(1-ABS(POWER(COS([.ER5]);2) ))" office:value-type="float" office:value="1105.51258859885">
            <text:p>1105,5125885989</text:p>
          </table:table-cell>
          <table:table-cell table:formula="of:=[.ES3]*SQRT(1-ABS(POWER(COS([.ES5]);2) ))" office:value-type="float" office:value="220.157272836154">
            <text:p>220,1572728362</text:p>
          </table:table-cell>
          <table:table-cell table:formula="of:=[.ET3]*SQRT(1-ABS(POWER(COS([.ET5]);2) ))" office:value-type="float" office:value="733.773049716005">
            <text:p>733,773049716</text:p>
          </table:table-cell>
          <table:table-cell table:formula="of:=[.EU3]*SQRT(1-ABS(POWER(COS([.EU5]);2) ))" office:value-type="float" office:value="1669.28220012037">
            <text:p>1669,2822001204</text:p>
          </table:table-cell>
          <table:table-cell table:formula="of:=[.EV3]*SQRT(1-ABS(POWER(COS([.EV5]);2) ))" office:value-type="float" office:value="2150.32781898001">
            <text:p>2150,32781898</text:p>
          </table:table-cell>
          <table:table-cell table:formula="of:=[.EW3]*SQRT(1-ABS(POWER(COS([.EW5]);2) ))" office:value-type="float" office:value="2147.48140704838">
            <text:p>2147,4814070484</text:p>
          </table:table-cell>
          <table:table-cell table:formula="of:=[.EX3]*SQRT(1-ABS(POWER(COS([.EX5]);2) ))" office:value-type="float" office:value="1588.50451805711">
            <text:p>1588,5045180571</text:p>
          </table:table-cell>
          <table:table-cell table:formula="of:=[.EY3]*SQRT(1-ABS(POWER(COS([.EY5]);2) ))" office:value-type="float" office:value="0">
            <text:p>0</text:p>
          </table:table-cell>
          <table:table-cell table:formula="of:=[.EZ3]*SQRT(1-ABS(POWER(COS([.EZ5]);2) ))" office:value-type="float" office:value="873.770553846656">
            <text:p>873,7705538467</text:p>
          </table:table-cell>
          <table:table-cell table:formula="of:=[.FA3]*SQRT(1-ABS(POWER(COS([.FA5]);2) ))" office:value-type="float" office:value="1635.75781979662">
            <text:p>1635,7578197966</text:p>
          </table:table-cell>
          <table:table-cell table:formula="of:=[.FB3]*SQRT(1-ABS(POWER(COS([.FB5]);2) ))" office:value-type="float" office:value="36505.7361747863">
            <text:p>36505,7361747863</text:p>
          </table:table-cell>
          <table:table-cell table:formula="of:=[.FC3]*SQRT(1-ABS(POWER(COS([.FC5]);2) ))" office:value-type="float" office:value="105.410649870102">
            <text:p>105,4106498701</text:p>
          </table:table-cell>
          <table:table-cell table:formula="of:=[.FD3]*SQRT(1-ABS(POWER(COS([.FD5]);2) ))" office:value-type="float" office:value="1097.45676450497">
            <text:p>1097,456764505</text:p>
          </table:table-cell>
          <table:table-cell table:formula="of:=[.FE3]*SQRT(1-ABS(POWER(COS([.FE5]);2) ))" office:value-type="float" office:value="12065.8255857644">
            <text:p>12065,8255857644</text:p>
          </table:table-cell>
          <table:table-cell table:formula="of:=[.FF3]*SQRT(1-ABS(POWER(COS([.FF5]);2) ))" office:value-type="float" office:value="150.369032877569">
            <text:p>150,3690328776</text:p>
          </table:table-cell>
          <table:table-cell table:formula="of:=[.FG3]*SQRT(1-ABS(POWER(COS([.FG5]);2) ))" office:value-type="float" office:value="136.431940492461">
            <text:p>136,4319404925</text:p>
          </table:table-cell>
          <table:table-cell table:formula="of:=[.FH3]*SQRT(1-ABS(POWER(COS([.FH5]);2) ))" office:value-type="float" office:value="8.02810514429433">
            <text:p>8,0281051443</text:p>
          </table:table-cell>
          <table:table-cell table:formula="of:=[.FI3]*SQRT(1-ABS(POWER(COS([.FI5]);2) ))" office:value-type="float" office:value="7.99616126864585">
            <text:p>7,9961612686</text:p>
          </table:table-cell>
          <table:table-cell table:formula="of:=[.FJ3]*SQRT(1-ABS(POWER(COS([.FJ5]);2) ))" office:value-type="float" office:value="2043.67763917287">
            <text:p>2043,6776391729</text:p>
          </table:table-cell>
          <table:table-cell table:formula="of:=[.FK3]*SQRT(1-ABS(POWER(COS([.FK5]);2) ))" office:value-type="float" office:value="1300.36549364846">
            <text:p>1300,3654936485</text:p>
          </table:table-cell>
          <table:table-cell table:formula="of:=[.FL3]*SQRT(1-ABS(POWER(COS([.FL5]);2) ))" office:value-type="float" office:value="100.788336662009">
            <text:p>100,788336662</text:p>
          </table:table-cell>
          <table:table-cell table:formula="of:=[.FM3]*SQRT(1-ABS(POWER(COS([.FM5]);2) ))" office:value-type="float" office:value="1438.48093394362">
            <text:p>1438,4809339436</text:p>
          </table:table-cell>
          <table:table-cell table:formula="of:=[.FN3]*SQRT(1-ABS(POWER(COS([.FN5]);2) ))" office:value-type="float" office:value="2567.67644483355">
            <text:p>2567,6764448336</text:p>
          </table:table-cell>
          <table:table-cell table:formula="of:=[.FO3]*SQRT(1-ABS(POWER(COS([.FO5]);2) ))" office:value-type="float" office:value="3094.96926831739">
            <text:p>3094,9692683174</text:p>
          </table:table-cell>
          <table:table-cell table:formula="of:=[.FP3]*SQRT(1-ABS(POWER(COS([.FP5]);2) ))" office:value-type="float" office:value="58703.0235856987">
            <text:p>58703,0235856987</text:p>
          </table:table-cell>
          <table:table-cell table:formula="of:=[.FQ3]*SQRT(1-ABS(POWER(COS([.FQ5]);2) ))" office:value-type="float" office:value="100.152191089638">
            <text:p>100,1521910896</text:p>
          </table:table-cell>
          <table:table-cell table:formula="of:=[.FR3]*SQRT(1-ABS(POWER(COS([.FR5]);2) ))" office:value-type="float" office:value="1.62374062016078">
            <text:p>1,6237406202</text:p>
          </table:table-cell>
          <table:table-cell table:formula="of:=[.FS3]*SQRT(1-ABS(POWER(COS([.FS5]);2) ))" office:value-type="float" office:value="19606.8688651814">
            <text:p>19606,8688651814</text:p>
          </table:table-cell>
          <table:table-cell table:formula="of:=[.FT3]*SQRT(1-ABS(POWER(COS([.FT5]);2) ))" office:value-type="float" office:value="25637.4854787268">
            <text:p>25637,4854787268</text:p>
          </table:table-cell>
          <table:table-cell table:formula="of:=[.FU3]*SQRT(1-ABS(POWER(COS([.FU5]);2) ))" office:value-type="float" office:value="2018.07153693279">
            <text:p>2018,0715369328</text:p>
          </table:table-cell>
          <table:table-cell table:formula="of:=[.FV3]*SQRT(1-ABS(POWER(COS([.FV5]);2) ))" office:value-type="float" office:value="2027.13180613438">
            <text:p>2027,1318061344</text:p>
          </table:table-cell>
          <table:table-cell table:formula="of:=[.FW3]*SQRT(1-ABS(POWER(COS([.FW5]);2) ))" office:value-type="float" office:value="1784.58523905839">
            <text:p>1784,5852390584</text:p>
          </table:table-cell>
          <table:table-cell table:formula="of:=[.FX3]*SQRT(1-ABS(POWER(COS([.FX5]);2) ))" office:value-type="float" office:value="663.396114408029">
            <text:p>663,396114408</text:p>
          </table:table-cell>
          <table:table-cell table:formula="of:=[.FY3]*SQRT(1-ABS(POWER(COS([.FY5]);2) ))" office:value-type="float" office:value="367.998045692548">
            <text:p>367,9980456925</text:p>
          </table:table-cell>
          <table:table-cell table:formula="of:=[.FZ3]*SQRT(1-ABS(POWER(COS([.FZ5]);2) ))" office:value-type="float" office:value="3302.67706578386">
            <text:p>3302,6770657839</text:p>
          </table:table-cell>
          <table:table-cell table:formula="of:=[.GA3]*SQRT(1-ABS(POWER(COS([.GA5]);2) ))" office:value-type="float" office:value="4841.69263764229">
            <text:p>4841,6926376423</text:p>
          </table:table-cell>
          <table:table-cell table:formula="of:=[.GB3]*SQRT(1-ABS(POWER(COS([.GB5]);2) ))" office:value-type="float" office:value="597.613883875005">
            <text:p>597,613883875</text:p>
          </table:table-cell>
          <table:table-cell table:formula="of:=[.GC3]*SQRT(1-ABS(POWER(COS([.GC5]);2) ))" office:value-type="float" office:value="7610.85498503805">
            <text:p>7610,8549850381</text:p>
          </table:table-cell>
          <table:table-cell table:formula="of:=[.GD3]*SQRT(1-ABS(POWER(COS([.GD5]);2) ))" office:value-type="float" office:value="5750.40385732789">
            <text:p>5750,4038573279</text:p>
          </table:table-cell>
          <table:table-cell table:formula="of:=[.GE3]*SQRT(1-ABS(POWER(COS([.GE5]);2) ))" office:value-type="float" office:value="0.424779632803928">
            <text:p>0,4247796328</text:p>
          </table:table-cell>
          <table:table-cell table:formula="of:=[.GF3]*SQRT(1-ABS(POWER(COS([.GF5]);2) ))" office:value-type="float" office:value="282.645264432977">
            <text:p>282,645264433</text:p>
          </table:table-cell>
          <table:table-cell table:formula="of:=[.GG3]*SQRT(1-ABS(POWER(COS([.GG5]);2) ))" office:value-type="float" office:value="476.478450820099">
            <text:p>476,4784508201</text:p>
          </table:table-cell>
          <table:table-cell table:formula="of:=[.GH3]*SQRT(1-ABS(POWER(COS([.GH5]);2) ))" office:value-type="float" office:value="556.651216130874">
            <text:p>556,6512161309</text:p>
          </table:table-cell>
          <table:table-cell table:formula="of:=[.GI3]*SQRT(1-ABS(POWER(COS([.GI5]);2) ))" office:value-type="float" office:value="499.744134952712">
            <text:p>499,7441349527</text:p>
          </table:table-cell>
          <table:table-cell table:formula="of:=[.GJ3]*SQRT(1-ABS(POWER(COS([.GJ5]);2) ))" office:value-type="float" office:value="316.204560927414">
            <text:p>316,2045609274</text:p>
          </table:table-cell>
          <table:table-cell table:formula="of:=[.GK3]*SQRT(1-ABS(POWER(COS([.GK5]);2) ))" office:value-type="float" office:value="58.7170815101412">
            <text:p>58,7170815101</text:p>
          </table:table-cell>
          <table:table-cell table:formula="of:=[.GL3]*SQRT(1-ABS(POWER(COS([.GL5]);2) ))" office:value-type="float" office:value="213.344074069877">
            <text:p>213,3440740699</text:p>
          </table:table-cell>
          <table:table-cell table:formula="of:=[.GM3]*SQRT(1-ABS(POWER(COS([.GM5]);2) ))" office:value-type="float" office:value="432.603668636772">
            <text:p>432,6036686368</text:p>
          </table:table-cell>
          <table:table-cell table:formula="of:=[.GN3]*SQRT(1-ABS(POWER(COS([.GN5]);2) ))" office:value-type="float" office:value="549.283647795797">
            <text:p>549,2836477958</text:p>
          </table:table-cell>
          <table:table-cell table:formula="of:=[.GO3]*SQRT(1-ABS(POWER(COS([.GO5]);2) ))" office:value-type="float" office:value="528.193152687361">
            <text:p>528,1931526874</text:p>
          </table:table-cell>
          <table:table-cell table:formula="of:=[.GP3]*SQRT(1-ABS(POWER(COS([.GP5]);2) ))" office:value-type="float" office:value="380.126956607454">
            <text:p>380,1269566075</text:p>
          </table:table-cell>
          <table:table-cell table:formula="of:=[.GQ3]*SQRT(1-ABS(POWER(COS([.GQ5]);2) ))" office:value-type="float" office:value="136.114851934548">
            <text:p>136,1148519345</text:p>
          </table:table-cell>
          <table:table-cell table:formula="of:=[.GR3]*SQRT(1-ABS(POWER(COS([.GR5]);2) ))" office:value-type="float" office:value="139.251530024326">
            <text:p>139,2515300243</text:p>
          </table:table-cell>
          <table:table-cell table:formula="of:=[.GS3]*SQRT(1-ABS(POWER(COS([.GS5]);2) ))" office:value-type="float" office:value="379.210251678547">
            <text:p>379,2102516785</text:p>
          </table:table-cell>
          <table:table-cell table:formula="of:=[.GT3]*SQRT(1-ABS(POWER(COS([.GT5]);2) ))" office:value-type="float" office:value="529.922789698337">
            <text:p>529,9227896983</text:p>
          </table:table-cell>
          <table:table-cell table:formula="of:=[.GU3]*SQRT(1-ABS(POWER(COS([.GU5]);2) ))" office:value-type="float" office:value="550.809137443233">
            <text:p>550,8091374432</text:p>
          </table:table-cell>
          <table:table-cell table:formula="of:=[.GV3]*SQRT(1-ABS(POWER(COS([.GV5]);2) ))" office:value-type="float" office:value="447.365657174557">
            <text:p>447,3656571746</text:p>
          </table:table-cell>
          <table:table-cell table:formula="of:=[.GW3]*SQRT(1-ABS(POWER(COS([.GW5]);2) ))" office:value-type="float" office:value="225.486996982348">
            <text:p>225,4869969823</text:p>
          </table:table-cell>
          <table:table-cell table:formula="of:=[.GX3]*SQRT(1-ABS(POWER(COS([.GX5]);2) ))" office:value-type="float" office:value="0">
            <text:p>0</text:p>
          </table:table-cell>
          <table:table-cell table:formula="of:=[.GY3]*SQRT(1-ABS(POWER(COS([.GY5]);2) ))" office:value-type="float" office:value="334.855013242407">
            <text:p>334,8550132424</text:p>
          </table:table-cell>
          <table:table-cell table:formula="of:=[.GZ3]*SQRT(1-ABS(POWER(COS([.GZ5]);2) ))" office:value-type="float" office:value="511.603232687702">
            <text:p>511,6032326877</text:p>
          </table:table-cell>
          <table:table-cell table:formula="of:=[.HA3]*SQRT(1-ABS(POWER(COS([.HA5]);2) ))" office:value-type="float" office:value="565.551068149476">
            <text:p>565,5510681495</text:p>
          </table:table-cell>
          <table:table-cell table:formula="of:=[.HB3]*SQRT(1-ABS(POWER(COS([.HB5]);2) ))" office:value-type="float" office:value="481.223189315508">
            <text:p>481,2231893155</text:p>
          </table:table-cell>
          <table:table-cell table:formula="of:=[.HC3]*SQRT(1-ABS(POWER(COS([.HC5]);2) ))" office:value-type="float" office:value="284.071124662575">
            <text:p>284,0711246626</text:p>
          </table:table-cell>
          <table:table-cell table:formula="of:=[.HD3]*SQRT(1-ABS(POWER(COS([.HD5]);2) ))" office:value-type="float" office:value="17.4614212657638">
            <text:p>17,4614212658</text:p>
          </table:table-cell>
          <table:table-cell table:formula="of:=[.HE3]*SQRT(1-ABS(POWER(COS([.HE5]);2) ))" office:value-type="float" office:value="4065.97195566926">
            <text:p>4065,9719556693</text:p>
          </table:table-cell>
          <table:table-cell table:formula="of:=[.HF3]*SQRT(1-ABS(POWER(COS([.HF5]);2) ))" office:value-type="float" office:value="28.8518952220887">
            <text:p>28,8518952221</text:p>
          </table:table-cell>
          <table:table-cell table:formula="of:=[.HG3]*SQRT(1-ABS(POWER(COS([.HG5]);2) ))" office:value-type="float" office:value="564.066790700216">
            <text:p>564,0667907002</text:p>
          </table:table-cell>
          <table:table-cell table:formula="of:=[.HH3]*SQRT(1-ABS(POWER(COS([.HH5]);2) ))" office:value-type="float" office:value="540.142818995343">
            <text:p>540,1428189953</text:p>
          </table:table-cell>
          <table:table-cell table:formula="of:=[.HI3]*SQRT(1-ABS(POWER(COS([.HI5]);2) ))" office:value-type="float" office:value="0">
            <text:p>0</text:p>
          </table:table-cell>
          <table:table-cell table:formula="of:=[.HJ3]*SQRT(1-ABS(POWER(COS([.HJ5]);2) ))" office:value-type="float" office:value="0">
            <text:p>0</text:p>
          </table:table-cell>
          <table:table-cell table:formula="of:=[.HK3]*SQRT(1-ABS(POWER(COS([.HK5]);2) ))" office:value-type="float" office:value="0">
            <text:p>0</text:p>
          </table:table-cell>
          <table:table-cell table:formula="of:=[.HL3]*SQRT(1-ABS(POWER(COS([.HL5]);2) ))" office:value-type="float" office:value="6889.38691197996">
            <text:p>6889,38691198</text:p>
          </table:table-cell>
          <table:table-cell table:formula="of:=[.HM3]*SQRT(1-ABS(POWER(COS([.HM5]);2) ))" office:value-type="float" office:value="33.968734923812">
            <text:p>33,9687349238</text:p>
          </table:table-cell>
          <table:table-cell table:formula="of:=[.HN3]*SQRT(1-ABS(POWER(COS([.HN5]);2) ))" office:value-type="float" office:value="557.134135196226">
            <text:p>557,1341351962</text:p>
          </table:table-cell>
          <table:table-cell table:formula="of:=[.HO3]*SQRT(1-ABS(POWER(COS([.HO5]);2) ))" office:value-type="float" office:value="415.925510046248">
            <text:p>415,9255100462</text:p>
          </table:table-cell>
          <table:table-cell table:formula="of:=[.HP3]*SQRT(1-ABS(POWER(COS([.HP5]);2) ))" office:value-type="float" office:value="177.679826358641">
            <text:p>177,6798263586</text:p>
          </table:table-cell>
          <table:table-cell table:formula="of:=[.HQ3]*SQRT(1-ABS(POWER(COS([.HQ5]);2) ))" office:value-type="float" office:value="106.434284866944">
            <text:p>106,4342848669</text:p>
          </table:table-cell>
          <table:table-cell table:formula="of:=[.HR3]*SQRT(1-ABS(POWER(COS([.HR5]);2) ))" office:value-type="float" office:value="367.33190299424">
            <text:p>367,3319029942</text:p>
          </table:table-cell>
          <table:table-cell table:formula="of:=[.HS3]*SQRT(1-ABS(POWER(COS([.HS5]);2) ))" office:value-type="float" office:value="8637.94847049376">
            <text:p>8637,9484704938</text:p>
          </table:table-cell>
          <table:table-cell table:formula="of:=[.HT3]*SQRT(1-ABS(POWER(COS([.HT5]);2) ))" office:value-type="float" office:value="35.761991383888">
            <text:p>35,7619913839</text:p>
          </table:table-cell>
          <table:table-cell table:formula="of:=[.HU3]*SQRT(1-ABS(POWER(COS([.HU5]);2) ))" office:value-type="float" office:value="476.160939668973">
            <text:p>476,160939669</text:p>
          </table:table-cell>
          <table:table-cell table:formula="of:=[.HV3]*SQRT(1-ABS(POWER(COS([.HV5]);2) ))" office:value-type="float" office:value="256.155362435853">
            <text:p>256,1553624359</text:p>
          </table:table-cell>
          <table:table-cell table:formula="of:=[.HW3]*SQRT(1-ABS(POWER(COS([.HW5]);2) ))" office:value-type="float" office:value="26.0589373921068">
            <text:p>26,0589373921</text:p>
          </table:table-cell>
          <table:table-cell table:formula="of:=[.HX3]*SQRT(1-ABS(POWER(COS([.HX5]);2) ))" office:value-type="float" office:value="304.974006930314">
            <text:p>304,9740069303</text:p>
          </table:table-cell>
          <table:table-cell table:formula="of:=[.HY3]*SQRT(1-ABS(POWER(COS([.HY5]);2) ))" office:value-type="float" office:value="508.356251783038">
            <text:p>508,356251783</text:p>
          </table:table-cell>
          <table:table-cell table:formula="of:=[.HZ3]*SQRT(1-ABS(POWER(COS([.HZ5]);2) ))" office:value-type="float" office:value="35.9873228173136">
            <text:p>35,9873228173</text:p>
          </table:table-cell>
          <table:table-cell table:formula="of:=[.IA3]*SQRT(1-ABS(POWER(COS([.IA5]);2) ))" office:value-type="float" office:value="10326.6189974684">
            <text:p>10326,6189974684</text:p>
          </table:table-cell>
          <table:table-cell table:formula="of:=[.IB3]*SQRT(1-ABS(POWER(COS([.IB5]);2) ))" office:value-type="float" office:value="336.339950661673">
            <text:p>336,3399506617</text:p>
          </table:table-cell>
          <table:table-cell table:formula="of:=[.IC3]*SQRT(1-ABS(POWER(COS([.IC5]);2) ))" office:value-type="float" office:value="58.1147797241387">
            <text:p>58,1147797241</text:p>
          </table:table-cell>
          <table:table-cell table:formula="of:=[.ID3]*SQRT(1-ABS(POWER(COS([.ID5]);2) ))" office:value-type="float" office:value="234.338916113664">
            <text:p>234,3389161137</text:p>
          </table:table-cell>
          <table:table-cell table:formula="of:=[.IE3]*SQRT(1-ABS(POWER(COS([.IE5]);2) ))" office:value-type="float" office:value="120179.71252672">
            <text:p>120179,71252672</text:p>
          </table:table-cell>
          <table:table-cell table:formula="of:=[.IF3]*SQRT(1-ABS(POWER(COS([.IF5]);2) ))" office:value-type="float" office:value="1.9717982077705">
            <text:p>1,9717982078</text:p>
          </table:table-cell>
          <table:table-cell table:formula="of:=[.IG3]*SQRT(1-ABS(POWER(COS([.IG5]);2) ))" office:value-type="float" office:value="572.933812419011">
            <text:p>572,933812419</text:p>
          </table:table-cell>
          <table:table-cell table:formula="of:=[.IH3]*SQRT(1-ABS(POWER(COS([.IH5]);2) ))" office:value-type="float" office:value="408.138588838126">
            <text:p>408,1385888381</text:p>
          </table:table-cell>
          <table:table-cell table:formula="of:=[.II3]*SQRT(1-ABS(POWER(COS([.II5]);2) ))" office:value-type="float" office:value="144.600111345579">
            <text:p>144,6001113456</text:p>
          </table:table-cell>
          <table:table-cell table:formula="of:=[.IJ3]*SQRT(1-ABS(POWER(COS([.IJ5]);2) ))" office:value-type="float" office:value="158.741461405105">
            <text:p>158,7414614051</text:p>
          </table:table-cell>
          <table:table-cell table:formula="of:=[.IK3]*SQRT(1-ABS(POWER(COS([.IK5]);2) ))" office:value-type="float" office:value="0">
            <text:p>0</text:p>
          </table:table-cell>
          <table:table-cell table:formula="of:=[.IL3]*SQRT(1-ABS(POWER(COS([.IL5]);2) ))" office:value-type="float" office:value="2148145.45701169">
            <text:p>2148145,45701169</text:p>
          </table:table-cell>
          <table:table-cell table:formula="of:=[.IM3]*SQRT(1-ABS(POWER(COS([.IM5]);2) ))" office:value-type="float" office:value="612.738153483508">
            <text:p>612,7381534835</text:p>
          </table:table-cell>
          <table:table-cell table:formula="of:=[.IN3]*SQRT(1-ABS(POWER(COS([.IN5]);2) ))" office:value-type="float" office:value="482.690211788685">
            <text:p>482,6902117887</text:p>
          </table:table-cell>
          <table:table-cell table:formula="of:=[.IO3]*SQRT(1-ABS(POWER(COS([.IO5]);2) ))" office:value-type="float" office:value="234.355988007435">
            <text:p>234,3559880074</text:p>
          </table:table-cell>
          <table:table-cell table:formula="of:=[.IP3]*SQRT(1-ABS(POWER(COS([.IP5]);2) ))" office:value-type="float" office:value="75.3313033183458">
            <text:p>75,3313033183</text:p>
          </table:table-cell>
          <table:table-cell table:formula="of:=[.IQ3]*SQRT(1-ABS(POWER(COS([.IQ5]);2) ))" office:value-type="float" office:value="1115.93469605607">
            <text:p>1115,9346960561</text:p>
          </table:table-cell>
          <table:table-cell table:formula="of:=[.IR3]*SQRT(1-ABS(POWER(COS([.IR5]);2) ))" office:value-type="float" office:value="576.81884992513">
            <text:p>576,8188499251</text:p>
          </table:table-cell>
          <table:table-cell table:formula="of:=[.IS3]*SQRT(1-ABS(POWER(COS([.IS5]);2) ))" office:value-type="float" office:value="638.242928598367">
            <text:p>638,2429285984</text:p>
          </table:table-cell>
          <table:table-cell table:formula="of:=[.IT3]*SQRT(1-ABS(POWER(COS([.IT5]);2) ))" office:value-type="float" office:value="552.028323625782">
            <text:p>552,0283236258</text:p>
          </table:table-cell>
          <table:table-cell table:formula="of:=[.IU3]*SQRT(1-ABS(POWER(COS([.IU5]);2) ))" office:value-type="float" office:value="323.166123724863">
            <text:p>323,1661237249</text:p>
          </table:table-cell>
          <table:table-cell table:formula="of:=[.IV3]*SQRT(1-ABS(POWER(COS([.IV5]);2) ))" office:value-type="float" office:value="0.88446751091326">
            <text:p>0,8844675109</text:p>
          </table:table-cell>
          <table:table-cell table:formula="of:=[.IW3]*SQRT(1-ABS(POWER(COS([.IW5]);2) ))" office:value-type="float" office:value="5244.7394078241">
            <text:p>5244,7394078241</text:p>
          </table:table-cell>
          <table:table-cell table:formula="of:=[.IX3]*SQRT(1-ABS(POWER(COS([.IX5]);2) ))" office:value-type="float" office:value="547.350048257908">
            <text:p>547,3500482579</text:p>
          </table:table-cell>
          <table:table-cell table:formula="of:=[.IY3]*SQRT(1-ABS(POWER(COS([.IY5]);2) ))" office:value-type="float" office:value="659.144785320637">
            <text:p>659,1447853206</text:p>
          </table:table-cell>
          <table:table-cell table:formula="of:=[.IZ3]*SQRT(1-ABS(POWER(COS([.IZ5]);2) ))" office:value-type="float" office:value="607.899253948948">
            <text:p>607,8992539489</text:p>
          </table:table-cell>
          <table:table-cell table:formula="of:=[.JA3]*SQRT(1-ABS(POWER(COS([.JA5]);2) ))" office:value-type="float" office:value="410.898986278834">
            <text:p>410,8989862788</text:p>
          </table:table-cell>
          <table:table-cell table:formula="of:=[.JB3]*SQRT(1-ABS(POWER(COS([.JB5]);2) ))" office:value-type="float" office:value="110.008739352469">
            <text:p>110,0087393525</text:p>
          </table:table-cell>
          <table:table-cell table:formula="of:=[.JC3]*SQRT(1-ABS(POWER(COS([.JC5]);2) ))" office:value-type="float" office:value="224.063770632498">
            <text:p>224,0637706325</text:p>
          </table:table-cell>
          <table:table-cell table:formula="of:=[.JD3]*SQRT(1-ABS(POWER(COS([.JD5]);2) ))" office:value-type="float" office:value="503.187394411503">
            <text:p>503,1873944115</text:p>
          </table:table-cell>
          <table:table-cell table:formula="of:=[.JE3]*SQRT(1-ABS(POWER(COS([.JE5]);2) ))" office:value-type="float" office:value="665.278965993807">
            <text:p>665,2789659938</text:p>
          </table:table-cell>
          <table:table-cell table:formula="of:=[.JF3]*SQRT(1-ABS(POWER(COS([.JF5]);2) ))" office:value-type="float" office:value="667.75375508507">
            <text:p>667,7537550851</text:p>
          </table:table-cell>
          <table:table-cell table:formula="of:=[.JG3]*SQRT(1-ABS(POWER(COS([.JG5]);2) ))" office:value-type="float" office:value="502.563284219707">
            <text:p>502,5632842197</text:p>
          </table:table-cell>
          <table:table-cell table:formula="of:=[.JH3]*SQRT(1-ABS(POWER(COS([.JH5]);2) ))" office:value-type="float" office:value="210.404718006701">
            <text:p>210,4047180067</text:p>
          </table:table-cell>
          <table:table-cell table:formula="of:=[.JI3]*SQRT(1-ABS(POWER(COS([.JI5]);2) ))" office:value-type="float" office:value="136.011794603044">
            <text:p>136,011794603</text:p>
          </table:table-cell>
          <table:table-cell table:formula="of:=[.JJ3]*SQRT(1-ABS(POWER(COS([.JJ5]);2) ))" office:value-type="float" office:value="453.230390415868">
            <text:p>453,2303904159</text:p>
          </table:table-cell>
          <table:table-cell table:formula="of:=[.JK3]*SQRT(1-ABS(POWER(COS([.JK5]);2) ))" office:value-type="float" office:value="663.165542483161">
            <text:p>663,1655424832</text:p>
          </table:table-cell>
          <table:table-cell table:formula="of:=[.JL3]*SQRT(1-ABS(POWER(COS([.JL5]);2) ))" office:value-type="float" office:value="710.510862269949">
            <text:p>710,5108622699</text:p>
          </table:table-cell>
          <table:table-cell table:formula="of:=[.JM3]*SQRT(1-ABS(POWER(COS([.JM5]);2) ))" office:value-type="float" office:value="585.977645512698">
            <text:p>585,9776455127</text:p>
          </table:table-cell>
          <table:table-cell table:formula="of:=[.JN3]*SQRT(1-ABS(POWER(COS([.JN5]);2) ))" office:value-type="float" office:value="315.47997763334">
            <text:p>315,4799776333</text:p>
          </table:table-cell>
          <table:table-cell table:formula="of:=[.JO3]*SQRT(1-ABS(POWER(COS([.JO5]);2) ))" office:value-type="float" office:value="39.0164365523525">
            <text:p>39,0164365524</text:p>
          </table:table-cell>
          <table:table-cell table:formula="of:=[.JP3]*SQRT(1-ABS(POWER(COS([.JP5]);2) ))" office:value-type="float" office:value="390.849101412383">
            <text:p>390,8491014124</text:p>
          </table:table-cell>
          <table:table-cell table:formula="of:=[.JQ3]*SQRT(1-ABS(POWER(COS([.JQ5]);2) ))" office:value-type="float" office:value="650.855351404463">
            <text:p>650,8553514045</text:p>
          </table:table-cell>
          <table:table-cell table:formula="of:=[.JR3]*SQRT(1-ABS(POWER(COS([.JR5]);2) ))" office:value-type="float" office:value="737.884558601412">
            <text:p>737,8845586014</text:p>
          </table:table-cell>
          <table:table-cell table:formula="of:=[.JS3]*SQRT(1-ABS(POWER(COS([.JS5]);2) ))" office:value-type="float" office:value="615.717747439664">
            <text:p>615,7177474397</text:p>
          </table:table-cell>
          <table:table-cell table:formula="of:=[.JT3]*SQRT(1-ABS(POWER(COS([.JT5]);2) ))" office:value-type="float" office:value="380.24402388916">
            <text:p>380,2440238892</text:p>
          </table:table-cell>
          <table:table-cell table:formula="of:=[.JU3]*SQRT(1-ABS(POWER(COS([.JU5]);2) ))" office:value-type="float" office:value="60.002337864617">
            <text:p>60,0023378646</text:p>
          </table:table-cell>
          <table:table-cell table:formula="of:=[.JV3]*SQRT(1-ABS(POWER(COS([.JV5]);2) ))" office:value-type="float" office:value="269.599412890477">
            <text:p>269,5994128905</text:p>
          </table:table-cell>
          <table:table-cell table:formula="of:=[.JW3]*SQRT(1-ABS(POWER(COS([.JW5]);2) ))" office:value-type="float" office:value="521.685916437107">
            <text:p>521,6859164371</text:p>
          </table:table-cell>
          <table:table-cell table:formula="of:=[.JX3]*SQRT(1-ABS(POWER(COS([.JX5]);2) ))" office:value-type="float" office:value="652.632842680576">
            <text:p>652,6328426806</text:p>
          </table:table-cell>
          <table:table-cell table:formula="of:=[.JY3]*SQRT(1-ABS(POWER(COS([.JY5]);2) ))" office:value-type="float" office:value="611.691881008305">
            <text:p>611,6918810083</text:p>
          </table:table-cell>
          <table:table-cell table:formula="of:=[.JZ3]*SQRT(1-ABS(POWER(COS([.JZ5]);2) ))" office:value-type="float" office:value="429.500879227953">
            <text:p>429,500879228</text:p>
          </table:table-cell>
          <table:table-cell table:formula="of:=[.KA3]*SQRT(1-ABS(POWER(COS([.KA5]);2) ))" office:value-type="float" office:value="145.497341561549">
            <text:p>145,4973415616</text:p>
          </table:table-cell>
          <table:table-cell table:formula="of:=[.KB3]*SQRT(1-ABS(POWER(COS([.KB5]);2) ))" office:value-type="float" office:value="169.327486353238">
            <text:p>169,3274863532</text:p>
          </table:table-cell>
          <table:table-cell table:formula="of:=[.KC3]*SQRT(1-ABS(POWER(COS([.KC5]);2) ))" office:value-type="float" office:value="436.442242277913">
            <text:p>436,4422422779</text:p>
          </table:table-cell>
          <table:table-cell table:formula="of:=[.KD3]*SQRT(1-ABS(POWER(COS([.KD5]);2) ))" office:value-type="float" office:value="595.968741175638">
            <text:p>595,9687411756</text:p>
          </table:table-cell>
          <table:table-cell table:formula="of:=[.KE3]*SQRT(1-ABS(POWER(COS([.KE5]);2) ))" office:value-type="float" office:value="600.886911236911">
            <text:p>600,8869112369</text:p>
          </table:table-cell>
          <table:table-cell table:formula="of:=[.KF3]*SQRT(1-ABS(POWER(COS([.KF5]);2) ))" office:value-type="float" office:value="466.896654926153">
            <text:p>466,8966549262</text:p>
          </table:table-cell>
          <table:table-cell table:formula="of:=[.KG3]*SQRT(1-ABS(POWER(COS([.KG5]);2) ))" office:value-type="float" office:value="218.992333320075">
            <text:p>218,9923333201</text:p>
          </table:table-cell>
          <table:table-cell table:formula="of:=[.KH3]*SQRT(1-ABS(POWER(COS([.KH5]);2) ))" office:value-type="float" office:value="76.787182727387">
            <text:p>76,7871827274</text:p>
          </table:table-cell>
          <table:table-cell table:formula="of:=[.KI3]*SQRT(1-ABS(POWER(COS([.KI5]);2) ))" office:value-type="float" office:value="350.913619278942">
            <text:p>350,9136192789</text:p>
          </table:table-cell>
          <table:table-cell table:formula="of:=[.KJ3]*SQRT(1-ABS(POWER(COS([.KJ5]);2) ))" office:value-type="float" office:value="534.989605911155">
            <text:p>534,9896059112</text:p>
          </table:table-cell>
          <table:table-cell table:formula="of:=[.KK3]*SQRT(1-ABS(POWER(COS([.KK5]);2) ))" office:value-type="float" office:value="586.02872683299">
            <text:p>586,028726833</text:p>
          </table:table-cell>
          <table:table-cell table:formula="of:=[.KL3]*SQRT(1-ABS(POWER(COS([.KL5]);2) ))" office:value-type="float" office:value="498.106070252911">
            <text:p>498,1060702529</text:p>
          </table:table-cell>
          <table:table-cell table:formula="of:=[.KM3]*SQRT(1-ABS(POWER(COS([.KM5]);2) ))" office:value-type="float" office:value="283.810481273315">
            <text:p>283,8104812733</text:p>
          </table:table-cell>
          <table:table-cell table:formula="of:=[.KN3]*SQRT(1-ABS(POWER(COS([.KN5]);2) ))" office:value-type="float" office:value="7.62546391466504">
            <text:p>7,6254639147</text:p>
          </table:table-cell>
          <table:table-cell table:formula="of:=[.KO3]*SQRT(1-ABS(POWER(COS([.KO5]);2) ))" office:value-type="float" office:value="267.082487527771">
            <text:p>267,0824875278</text:p>
          </table:table-cell>
          <table:table-cell table:formula="of:=[.KP3]*SQRT(1-ABS(POWER(COS([.KP5]);2) ))" office:value-type="float" office:value="473.843589475685">
            <text:p>473,8435894757</text:p>
          </table:table-cell>
          <table:table-cell table:formula="of:=[.KQ3]*SQRT(1-ABS(POWER(COS([.KQ5]);2) ))" office:value-type="float" office:value="560.015675294437">
            <text:p>560,0156752944</text:p>
          </table:table-cell>
          <table:table-cell table:formula="of:=[.KR3]*SQRT(1-ABS(POWER(COS([.KR5]);2) ))" office:value-type="float" office:value="512.252310065358">
            <text:p>512,2523100654</text:p>
          </table:table-cell>
          <table:table-cell table:formula="of:=[.KS3]*SQRT(1-ABS(POWER(COS([.KS5]);2) ))" office:value-type="float" office:value="337.410388123344">
            <text:p>337,4103881233</text:p>
          </table:table-cell>
          <table:table-cell table:formula="of:=[.KT3]*SQRT(1-ABS(POWER(COS([.KT5]);2) ))" office:value-type="float" office:value="80.6657198773349">
            <text:p>80,6657198773</text:p>
          </table:table-cell>
          <table:table-cell table:formula="of:=[.KU3]*SQRT(1-ABS(POWER(COS([.KU5]);2) ))" office:value-type="float" office:value="136.686691307008">
            <text:p>136,686691307</text:p>
          </table:table-cell>
          <table:table-cell table:formula="of:=[.KV3]*SQRT(1-ABS(POWER(COS([.KV5]);2) ))" office:value-type="float" office:value="267.060108927994">
            <text:p>267,060108928</text:p>
          </table:table-cell>
          <table:table-cell table:formula="of:=[.KW3]*SQRT(1-ABS(POWER(COS([.KW5]);2) ))" office:value-type="float" office:value="348.924216017829">
            <text:p>348,9242160178</text:p>
          </table:table-cell>
          <table:table-cell table:formula="of:=[.KX3]*SQRT(1-ABS(POWER(COS([.KX5]);2) ))" office:value-type="float" office:value="359.050465082993">
            <text:p>359,050465083</text:p>
          </table:table-cell>
          <table:table-cell table:formula="of:=[.KY3]*SQRT(1-ABS(POWER(COS([.KY5]);2) ))" office:value-type="float" office:value="288.095201140553">
            <text:p>288,0952011406</text:p>
          </table:table-cell>
          <table:table-cell table:formula="of:=[.KZ3]*SQRT(1-ABS(POWER(COS([.KZ5]);2) ))" office:value-type="float" office:value="139.051211560035">
            <text:p>139,05121156</text:p>
          </table:table-cell>
          <table:table-cell table:formula="of:=[.LA3]*SQRT(1-ABS(POWER(COS([.LA5]);2) ))" office:value-type="float" office:value="104.511488691893">
            <text:p>104,5114886919</text:p>
          </table:table-cell>
          <table:table-cell table:formula="of:=[.LB3]*SQRT(1-ABS(POWER(COS([.LB5]);2) ))" office:value-type="float" office:value="337.697885780187">
            <text:p>337,6978857802</text:p>
          </table:table-cell>
          <table:table-cell table:formula="of:=[.LC3]*SQRT(1-ABS(POWER(COS([.LC5]);2) ))" office:value-type="float" office:value="7653.22829474067">
            <text:p>7653,2282947407</text:p>
          </table:table-cell>
          <table:table-cell table:formula="of:=[.LD3]*SQRT(1-ABS(POWER(COS([.LD5]);2) ))" office:value-type="float" office:value="37.6656310430332">
            <text:p>37,665631043</text:p>
          </table:table-cell>
          <table:table-cell table:formula="of:=[.LE3]*SQRT(1-ABS(POWER(COS([.LE5]);2) ))" office:value-type="float" office:value="416.909100260927">
            <text:p>416,9091002609</text:p>
          </table:table-cell>
          <table:table-cell table:formula="of:=[.LF3]*SQRT(1-ABS(POWER(COS([.LF5]);2) ))" office:value-type="float" office:value="217.172663424894">
            <text:p>217,1726634249</text:p>
          </table:table-cell>
          <table:table-cell table:formula="of:=[.LG3]*SQRT(1-ABS(POWER(COS([.LG5]);2) ))" office:value-type="float" office:value="31.8270533496135">
            <text:p>31,8270533496</text:p>
          </table:table-cell>
          <table:table-cell table:formula="of:=[.LH3]*SQRT(1-ABS(POWER(COS([.LH5]);2) ))" office:value-type="float" office:value="270.152807750754">
            <text:p>270,1528077508</text:p>
          </table:table-cell>
          <table:table-cell table:formula="of:=[.LI3]*SQRT(1-ABS(POWER(COS([.LI5]);2) ))" office:value-type="float" office:value="441.022551301197">
            <text:p>441,0225513012</text:p>
          </table:table-cell>
          <table:table-cell table:formula="of:=[.LJ3]*SQRT(1-ABS(POWER(COS([.LJ5]);2) ))" office:value-type="float" office:value="1310.94881815301">
            <text:p>1310,948818153</text:p>
          </table:table-cell>
          <table:table-cell table:formula="of:=[.LK3]*SQRT(1-ABS(POWER(COS([.LK5]);2) ))" office:value-type="float" office:value="440.892309407391">
            <text:p>440,8923094074</text:p>
          </table:table-cell>
          <table:table-cell table:formula="of:=[.LL3]*SQRT(1-ABS(POWER(COS([.LL5]);2) ))" office:value-type="float" office:value="272.762891670344">
            <text:p>272,7628916703</text:p>
          </table:table-cell>
          <table:table-cell table:formula="of:=[.LM3]*SQRT(1-ABS(POWER(COS([.LM5]);2) ))" office:value-type="float" office:value="39.456077265862">
            <text:p>39,4560772659</text:p>
          </table:table-cell>
          <table:table-cell table:formula="of:=[.LN3]*SQRT(1-ABS(POWER(COS([.LN5]);2) ))" office:value-type="float" office:value="201.599335988545">
            <text:p>201,5993359885</text:p>
          </table:table-cell>
          <table:table-cell table:formula="of:=[.LO3]*SQRT(1-ABS(POWER(COS([.LO5]);2) ))" office:value-type="float" office:value="6135.00796013015">
            <text:p>6135,0079601302</text:p>
          </table:table-cell>
          <table:table-cell table:formula="of:=[.LP3]*SQRT(1-ABS(POWER(COS([.LP5]);2) ))" office:value-type="float" office:value="232.346116106786">
            <text:p>232,3461161068</text:p>
          </table:table-cell>
          <table:table-cell table:formula="of:=[.LQ3]*SQRT(1-ABS(POWER(COS([.LQ5]);2) ))" office:value-type="float" office:value="458.485629076016">
            <text:p>458,485629076</text:p>
          </table:table-cell>
          <table:table-cell table:formula="of:=[.LR3]*SQRT(1-ABS(POWER(COS([.LR5]);2) ))" office:value-type="float" office:value="320.908419130112">
            <text:p>320,9084191301</text:p>
          </table:table-cell>
          <table:table-cell table:formula="of:=[.LS3]*SQRT(1-ABS(POWER(COS([.LS5]);2) ))" office:value-type="float" office:value="106.201825055438">
            <text:p>106,2018250554</text:p>
          </table:table-cell>
          <table:table-cell table:formula="of:=[.LT3]*SQRT(1-ABS(POWER(COS([.LT5]);2) ))" office:value-type="float" office:value="133.186068932629">
            <text:p>133,1860689326</text:p>
          </table:table-cell>
          <table:table-cell table:formula="of:=[.LU3]*SQRT(1-ABS(POWER(COS([.LU5]);2) ))" office:value-type="float" office:value="337.155737077138">
            <text:p>337,1557370771</text:p>
          </table:table-cell>
          <table:table-cell table:formula="of:=[.LV3]*SQRT(1-ABS(POWER(COS([.LV5]);2) ))" office:value-type="float" office:value="462.55162483988">
            <text:p>462,5516248399</text:p>
          </table:table-cell>
          <table:table-cell table:formula="of:=[.LW3]*SQRT(1-ABS(POWER(COS([.LW5]);2) ))" office:value-type="float" office:value="519.557136271285">
            <text:p>519,5571362713</text:p>
          </table:table-cell>
          <table:table-cell table:formula="of:=[.LX3]*SQRT(1-ABS(POWER(COS([.LX5]);2) ))" office:value-type="float" office:value="536.332746732634">
            <text:p>536,3327467326</text:p>
          </table:table-cell>
          <table:table-cell table:formula="of:=[.LY3]*SQRT(1-ABS(POWER(COS([.LY5]);2) ))" office:value-type="float" office:value="261.213889421872">
            <text:p>261,2138894219</text:p>
          </table:table-cell>
          <table:table-cell table:formula="of:=[.LZ3]*SQRT(1-ABS(POWER(COS([.LZ5]);2) ))" office:value-type="float" office:value="100.37607722022">
            <text:p>100,3760772202</text:p>
          </table:table-cell>
          <table:table-cell table:formula="of:=[.MA3]*SQRT(1-ABS(POWER(COS([.MA5]);2) ))" office:value-type="float" office:value="433.705995178919">
            <text:p>433,7059951789</text:p>
          </table:table-cell>
          <table:table-cell table:formula="of:=[.MB3]*SQRT(1-ABS(POWER(COS([.MB5]);2) ))" office:value-type="float" office:value="661.533320236446">
            <text:p>661,5333202364</text:p>
          </table:table-cell>
          <table:table-cell table:formula="of:=[.MC3]*SQRT(1-ABS(POWER(COS([.MC5]);2) ))" office:value-type="float" office:value="11534.5365504407">
            <text:p>11534,5365504407</text:p>
          </table:table-cell>
          <table:table-cell table:formula="of:=[.MD3]*SQRT(1-ABS(POWER(COS([.MD5]);2) ))" office:value-type="float" office:value="183.114554075316">
            <text:p>183,1145540753</text:p>
          </table:table-cell>
          <table:table-cell table:formula="of:=[.ME3]*SQRT(1-ABS(POWER(COS([.ME5]);2) ))" office:value-type="float" office:value="351.352966830442">
            <text:p>351,3529668304</text:p>
          </table:table-cell>
          <table:table-cell table:formula="of:=[.MF3]*SQRT(1-ABS(POWER(COS([.MF5]);2) ))" office:value-type="float" office:value="3.18447194201111">
            <text:p>3,184471942</text:p>
          </table:table-cell>
          <table:table-cell table:formula="of:=[.MG3]*SQRT(1-ABS(POWER(COS([.MG5]);2) ))" office:value-type="float" office:value="341.445034174023">
            <text:p>341,445034174</text:p>
          </table:table-cell>
          <table:table-cell table:formula="of:=[.MH3]*SQRT(1-ABS(POWER(COS([.MH5]);2) ))" office:value-type="float" office:value="602.459245108556">
            <text:p>602,4592451086</text:p>
          </table:table-cell>
          <table:table-cell table:formula="of:=[.MI3]*SQRT(1-ABS(POWER(COS([.MI5]);2) ))" office:value-type="float" office:value="718.961941206112">
            <text:p>718,9619412061</text:p>
          </table:table-cell>
          <table:table-cell table:formula="of:=[.MJ3]*SQRT(1-ABS(POWER(COS([.MJ5]);2) ))" office:value-type="float" office:value="10305.7241324746">
            <text:p>10305,7241324746</text:p>
          </table:table-cell>
          <table:table-cell table:formula="of:=[.MK3]*SQRT(1-ABS(POWER(COS([.MK5]);2) ))" office:value-type="float" office:value="122.205973138554">
            <text:p>122,2059731386</text:p>
          </table:table-cell>
          <table:table-cell table:formula="of:=[.ML3]*SQRT(1-ABS(POWER(COS([.ML5]);2) ))" office:value-type="float" office:value="104.603802725041">
            <text:p>104,603802725</text:p>
          </table:table-cell>
          <table:table-cell table:formula="of:=[.MM3]*SQRT(1-ABS(POWER(COS([.MM5]);2) ))" office:value-type="float" office:value="251.667504690844">
            <text:p>251,6675046908</text:p>
          </table:table-cell>
          <table:table-cell table:formula="of:=[.MN3]*SQRT(1-ABS(POWER(COS([.MN5]);2) ))" office:value-type="float" office:value="551.109786383785">
            <text:p>551,1097863838</text:p>
          </table:table-cell>
          <table:table-cell table:formula="of:=[.MO3]*SQRT(1-ABS(POWER(COS([.MO5]);2) ))" office:value-type="float" office:value="714.86451533469">
            <text:p>714,8645153347</text:p>
          </table:table-cell>
          <table:table-cell table:formula="of:=[.MP3]*SQRT(1-ABS(POWER(COS([.MP5]);2) ))" office:value-type="float" office:value="0">
            <text:p>0</text:p>
          </table:table-cell>
          <table:table-cell table:formula="of:=[.MQ3]*SQRT(1-ABS(POWER(COS([.MQ5]);2) ))" office:value-type="float" office:value="40599.0821410453">
            <text:p>40599,0821410453</text:p>
          </table:table-cell>
          <table:table-cell table:formula="of:=[.MR3]*SQRT(1-ABS(POWER(COS([.MR5]);2) ))" office:value-type="float" office:value="37.7251484032037">
            <text:p>37,7251484032</text:p>
          </table:table-cell>
          <table:table-cell table:formula="of:=[.MS3]*SQRT(1-ABS(POWER(COS([.MS5]);2) ))" office:value-type="float" office:value="29.0918535420604">
            <text:p>29,0918535421</text:p>
          </table:table-cell>
          <table:table-cell table:formula="of:=[.MT3]*SQRT(1-ABS(POWER(COS([.MT5]);2) ))" office:value-type="float" office:value="86.9361186508885">
            <text:p>86,9361186509</text:p>
          </table:table-cell>
          <table:table-cell table:formula="of:=[.MU3]*SQRT(1-ABS(POWER(COS([.MU5]);2) ))" office:value-type="float" office:value="128.295290472416">
            <text:p>128,2952904724</text:p>
          </table:table-cell>
          <table:table-cell table:formula="of:=[.MV3]*SQRT(1-ABS(POWER(COS([.MV5]);2) ))" office:value-type="float" office:value="128.698748035299">
            <text:p>128,6987480353</text:p>
          </table:table-cell>
          <table:table-cell table:formula="of:=[.MW3]*SQRT(1-ABS(POWER(COS([.MW5]);2) ))" office:value-type="float" office:value="109.755439539392">
            <text:p>109,7554395394</text:p>
          </table:table-cell>
          <table:table-cell table:formula="of:=[.MX3]*SQRT(1-ABS(POWER(COS([.MX5]);2) ))" office:value-type="float" office:value="55.3457064773173">
            <text:p>55,3457064773</text:p>
          </table:table-cell>
          <table:table-cell table:formula="of:=[.MY3]*SQRT(1-ABS(POWER(COS([.MY5]);2) ))" office:value-type="float" office:value="9.48079963476621">
            <text:p>9,4807996348</text:p>
          </table:table-cell>
          <table:table-cell table:formula="of:=[.MZ3]*SQRT(1-ABS(POWER(COS([.MZ5]);2) ))" office:value-type="float" office:value="71.8618934846146">
            <text:p>71,8618934846</text:p>
          </table:table-cell>
          <table:table-cell table:formula="of:=[.NA3]*SQRT(1-ABS(POWER(COS([.NA5]);2) ))" office:value-type="float" office:value="1914.02332714189">
            <text:p>1914,0233271419</text:p>
          </table:table-cell>
          <table:table-cell table:formula="of:=[.NB3]*SQRT(1-ABS(POWER(COS([.NB5]);2) ))" office:value-type="float" office:value="4.99999999943207">
            <text:p>4,9999999994</text:p>
          </table:table-cell>
          <table:table-cell table:formula="of:=[.NC3]*SQRT(1-ABS(POWER(COS([.NC5]);2) ))" office:value-type="float" office:value="117.595094997772">
            <text:p>117,5950949978</text:p>
          </table:table-cell>
          <table:table-cell table:formula="of:=[.ND3]*SQRT(1-ABS(POWER(COS([.ND5]);2) ))" office:value-type="float" office:value="72.3988094829935">
            <text:p>72,398809483</text:p>
          </table:table-cell>
          <table:table-cell table:formula="of:=[.NE3]*SQRT(1-ABS(POWER(COS([.NE5]);2) ))" office:value-type="float" office:value="9.61821474450289">
            <text:p>9,6182147445</text:p>
          </table:table-cell>
          <table:table-cell table:formula="of:=[.NF3]*SQRT(1-ABS(POWER(COS([.NF5]);2) ))" office:value-type="float" office:value="54.9331914900578">
            <text:p>54,9331914901</text:p>
          </table:table-cell>
          <table:table-cell table:formula="of:=[.NG3]*SQRT(1-ABS(POWER(COS([.NG5]);2) ))" office:value-type="float" office:value="104.950995281132">
            <text:p>104,9509952811</text:p>
          </table:table-cell>
          <table:table-cell table:formula="of:=[.NH3]*SQRT(1-ABS(POWER(COS([.NH5]);2) ))" office:value-type="float" office:value="132.659279545475">
            <text:p>132,6592795455</text:p>
          </table:table-cell>
          <table:table-cell table:formula="of:=[.NI3]*SQRT(1-ABS(POWER(COS([.NI5]);2) ))" office:value-type="float" office:value="123.611584815529">
            <text:p>123,6115848155</text:p>
          </table:table-cell>
          <table:table-cell table:formula="of:=[.NJ3]*SQRT(1-ABS(POWER(COS([.NJ5]);2) ))" office:value-type="float" office:value="86.9330844790832">
            <text:p>86,9330844791</text:p>
          </table:table-cell>
          <table:table-cell table:formula="of:=[.NK3]*SQRT(1-ABS(POWER(COS([.NK5]);2) ))" office:value-type="float" office:value="26.9799764352245">
            <text:p>26,9799764352</text:p>
          </table:table-cell>
          <table:table-cell table:formula="of:=[.NL3]*SQRT(1-ABS(POWER(COS([.NL5]);2) ))" office:value-type="float" office:value="37.7289929214441">
            <text:p>37,7289929214</text:p>
          </table:table-cell>
          <table:table-cell table:formula="of:=[.NM3]*SQRT(1-ABS(POWER(COS([.NM5]);2) ))" office:value-type="float" office:value="93.5458138875755">
            <text:p>93,5458138876</text:p>
          </table:table-cell>
          <table:table-cell table:formula="of:=[.NN3]*SQRT(1-ABS(POWER(COS([.NN5]);2) ))" office:value-type="float" office:value="121.942161238515">
            <text:p>121,9421612385</text:p>
          </table:table-cell>
          <table:table-cell table:formula="of:=[.NO3]*SQRT(1-ABS(POWER(COS([.NO5]);2) ))" office:value-type="float" office:value="126.955969827782">
            <text:p>126,9559698278</text:p>
          </table:table-cell>
          <table:table-cell table:formula="of:=[.NP3]*SQRT(1-ABS(POWER(COS([.NP5]);2) ))" office:value-type="float" office:value="97.2521134131057">
            <text:p>97,2521134131</text:p>
          </table:table-cell>
          <table:table-cell table:formula="of:=[.NQ3]*SQRT(1-ABS(POWER(COS([.NQ5]);2) ))" office:value-type="float" office:value="45.0607534122559">
            <text:p>45,0607534123</text:p>
          </table:table-cell>
          <table:table-cell table:formula="of:=[.NR3]*SQRT(1-ABS(POWER(COS([.NR5]);2) ))" office:value-type="float" office:value="18.7714279790952">
            <text:p>18,7714279791</text:p>
          </table:table-cell>
          <table:table-cell table:formula="of:=[.NS3]*SQRT(1-ABS(POWER(COS([.NS5]);2) ))" office:value-type="float" office:value="77.0590640070763">
            <text:p>77,0590640071</text:p>
          </table:table-cell>
        </table:table-row>
        <table:table-row table:style-name="ro1" table:number-rows-repeated="4">
          <table:table-cell table:number-columns-repeated="383"/>
        </table:table-row>
        <table:table-row table:style-name="ro1">
          <table:table-cell table:number-columns-repeated="6"/>
          <table:table-cell>
            <draw:frame table:end-cell-address="Foglio1.AD31" table:end-x="0.161cm" table:end-y="0.427cm" draw:z-index="0" draw:style-name="gr1" draw:text-style-name="P1" svg:width="16.717cm" svg:height="8.999cm" svg:x="0.385cm" svg:y="0.009cm">
              <draw:object draw:notify-on-update-of-ranges="Foglio1.A3:Foglio1.NS3 Foglio1.A5:Foglio1.NS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7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19/02/2013</text:date>, <text:time>19.21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9T19:21:56.13</dc:date>
    <dc:creator>Luca Lucci</dc:creator>
    <meta:document-statistic meta:table-count="1" meta:cell-count="1532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9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18cm" svg:height="9cm" xlink:href=".." xlink:type="simple" chart:class="chart:scatter" chart:row-mapping="1 0" chart:style-name="ch1">
        <chart:legend chart:legend-position="end" svg:x="14.395cm" svg:y="4.188cm" style:legend-expansion="high" chart:style-name="ch2"/>
        <chart:plot-area chart:style-name="ch3" table:cell-range-address="Foglio1.A5:Foglio1.NS5 Foglio1.A3:Foglio1.NS3" svg:x="2.21cm" svg:y="0.83cm" svg:width="11.333cm" svg:height="7.543cm">
          <chartooo:coordinate-region svg:x="2.448cm" svg:y="1.042cm" svg:width="10.908cm" svg:height="6.6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A3:Foglio1.NS3" chart:class="chart:scatter">
            <chart:domain table:cell-range-address="Foglio1.A5:Foglio1.NS5"/>
            <chart:data-point chart:repeated="3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</table:table-row>
          </table:table-header-rows>
          <table:table-rows>
            <table:table-row>
              <table:table-cell office:value-type="string">
                <text:p>Riga 5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Foglio1.A5:Foglio1.NS5</svg:desc>
                </draw:g>
              </table:table-cell>
              <table:table-cell office:value-type="float" office:value="-4.5">
                <text:p>-4.5</text:p>
              </table:table-cell>
              <table:table-cell office:value-type="float" office:value="-4">
                <text:p>-4</text:p>
              </table:table-cell>
              <table:table-cell office:value-type="float" office:value="-3.5">
                <text:p>-3.5</text:p>
              </table:table-cell>
              <table:table-cell office:value-type="float" office:value="-3">
                <text:p>-3</text:p>
              </table:table-cell>
              <table:table-cell office:value-type="float" office:value="-2.5">
                <text:p>-2.5</text:p>
              </table:table-cell>
              <table:table-cell office:value-type="float" office:value="-2">
                <text:p>-2</text:p>
              </table:table-cell>
              <table:table-cell office:value-type="float" office:value="-1.5">
                <text:p>-1.5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11.5">
                <text:p>11.5</text:p>
              </table:table-cell>
              <table:table-cell office:value-type="float" office:value="12">
                <text:p>12</text:p>
              </table:table-cell>
              <table:table-cell office:value-type="float" office:value="12.5">
                <text:p>12.5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  <table:table-cell office:value-type="float" office:value="14.5">
                <text:p>14.5</text:p>
              </table:table-cell>
              <table:table-cell office:value-type="float" office:value="15">
                <text:p>15</text:p>
              </table:table-cell>
              <table:table-cell office:value-type="float" office:value="15.5">
                <text:p>15.5</text:p>
              </table:table-cell>
              <table:table-cell office:value-type="float" office:value="16">
                <text:p>16</text:p>
              </table:table-cell>
              <table:table-cell office:value-type="float" office:value="16.5">
                <text:p>16.5</text:p>
              </table:table-cell>
              <table:table-cell office:value-type="float" office:value="17">
                <text:p>17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  <table:table-cell office:value-type="float" office:value="18.5">
                <text:p>18.5</text:p>
              </table:table-cell>
              <table:table-cell office:value-type="float" office:value="19">
                <text:p>19</text:p>
              </table:table-cell>
              <table:table-cell office:value-type="float" office:value="19.5">
                <text:p>19.5</text:p>
              </table:table-cell>
              <table:table-cell office:value-type="float" office:value="20">
                <text:p>20</text:p>
              </table:table-cell>
              <table:table-cell office:value-type="float" office:value="20.5">
                <text:p>20.5</text:p>
              </table:table-cell>
              <table:table-cell office:value-type="float" office:value="21">
                <text:p>21</text:p>
              </table:table-cell>
              <table:table-cell office:value-type="float" office:value="21.5">
                <text:p>21.5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4">
                <text:p>24</text:p>
              </table:table-cell>
              <table:table-cell office:value-type="float" office:value="24.5">
                <text:p>24.5</text:p>
              </table:table-cell>
              <table:table-cell office:value-type="float" office:value="25">
                <text:p>25</text:p>
              </table:table-cell>
              <table:table-cell office:value-type="float" office:value="25.5">
                <text:p>25.5</text:p>
              </table:table-cell>
              <table:table-cell office:value-type="float" office:value="26">
                <text:p>26</text:p>
              </table:table-cell>
              <table:table-cell office:value-type="float" office:value="26.5">
                <text:p>26.5</text:p>
              </table:table-cell>
              <table:table-cell office:value-type="float" office:value="27">
                <text:p>27</text:p>
              </table:table-cell>
              <table:table-cell office:value-type="float" office:value="27.5">
                <text:p>27.5</text:p>
              </table:table-cell>
              <table:table-cell office:value-type="float" office:value="28">
                <text:p>28</text:p>
              </table:table-cell>
              <table:table-cell office:value-type="float" office:value="28.5">
                <text:p>28.5</text:p>
              </table:table-cell>
              <table:table-cell office:value-type="float" office:value="29">
                <text:p>29</text:p>
              </table:table-cell>
              <table:table-cell office:value-type="float" office:value="29.5">
                <text:p>29.5</text:p>
              </table:table-cell>
              <table:table-cell office:value-type="float" office:value="30">
                <text:p>30</text:p>
              </table:table-cell>
              <table:table-cell office:value-type="float" office:value="30.5">
                <text:p>30.5</text:p>
              </table:table-cell>
              <table:table-cell office:value-type="float" office:value="31">
                <text:p>31</text:p>
              </table:table-cell>
              <table:table-cell office:value-type="float" office:value="31.5">
                <text:p>31.5</text:p>
              </table:table-cell>
              <table:table-cell office:value-type="float" office:value="32">
                <text:p>32</text:p>
              </table:table-cell>
              <table:table-cell office:value-type="float" office:value="32.5">
                <text:p>32.5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34">
                <text:p>34</text:p>
              </table:table-cell>
              <table:table-cell office:value-type="float" office:value="34.5">
                <text:p>34.5</text:p>
              </table:table-cell>
              <table:table-cell office:value-type="float" office:value="35">
                <text:p>35</text:p>
              </table:table-cell>
              <table:table-cell office:value-type="float" office:value="35.5">
                <text:p>35.5</text:p>
              </table:table-cell>
              <table:table-cell office:value-type="float" office:value="36">
                <text:p>36</text:p>
              </table:table-cell>
              <table:table-cell office:value-type="float" office:value="36.5">
                <text:p>36.5</text:p>
              </table:table-cell>
              <table:table-cell office:value-type="float" office:value="37">
                <text:p>37</text:p>
              </table:table-cell>
              <table:table-cell office:value-type="float" office:value="37.5">
                <text:p>37.5</text:p>
              </table:table-cell>
              <table:table-cell office:value-type="float" office:value="38">
                <text:p>38</text:p>
              </table:table-cell>
              <table:table-cell office:value-type="float" office:value="38.5">
                <text:p>38.5</text:p>
              </table:table-cell>
              <table:table-cell office:value-type="float" office:value="39">
                <text:p>39</text:p>
              </table:table-cell>
              <table:table-cell office:value-type="float" office:value="39.5">
                <text:p>39.5</text:p>
              </table:table-cell>
              <table:table-cell office:value-type="float" office:value="40">
                <text:p>40</text:p>
              </table:table-cell>
              <table:table-cell office:value-type="float" office:value="40.5">
                <text:p>40.5</text:p>
              </table:table-cell>
              <table:table-cell office:value-type="float" office:value="41">
                <text:p>41</text:p>
              </table:table-cell>
              <table:table-cell office:value-type="float" office:value="41.5">
                <text:p>41.5</text:p>
              </table:table-cell>
              <table:table-cell office:value-type="float" office:value="42">
                <text:p>42</text:p>
              </table:table-cell>
              <table:table-cell office:value-type="float" office:value="42.5">
                <text:p>42.5</text:p>
              </table:table-cell>
              <table:table-cell office:value-type="float" office:value="43">
                <text:p>43</text:p>
              </table:table-cell>
              <table:table-cell office:value-type="float" office:value="43.5">
                <text:p>43.5</text:p>
              </table:table-cell>
              <table:table-cell office:value-type="float" office:value="44">
                <text:p>44</text:p>
              </table:table-cell>
              <table:table-cell office:value-type="float" office:value="44.5">
                <text:p>44.5</text:p>
              </table:table-cell>
              <table:table-cell office:value-type="float" office:value="45">
                <text:p>45</text:p>
              </table:table-cell>
              <table:table-cell office:value-type="float" office:value="45.5">
                <text:p>45.5</text:p>
              </table:table-cell>
              <table:table-cell office:value-type="float" office:value="46">
                <text:p>46</text:p>
              </table:table-cell>
              <table:table-cell office:value-type="float" office:value="46.5">
                <text:p>46.5</text:p>
              </table:table-cell>
              <table:table-cell office:value-type="float" office:value="47">
                <text:p>47</text:p>
              </table:table-cell>
              <table:table-cell office:value-type="float" office:value="47.5">
                <text:p>47.5</text:p>
              </table:table-cell>
              <table:table-cell office:value-type="float" office:value="48">
                <text:p>48</text:p>
              </table:table-cell>
              <table:table-cell office:value-type="float" office:value="48.5">
                <text:p>48.5</text:p>
              </table:table-cell>
              <table:table-cell office:value-type="float" office:value="49">
                <text:p>49</text:p>
              </table:table-cell>
              <table:table-cell office:value-type="float" office:value="49.5">
                <text:p>49.5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51">
                <text:p>51</text:p>
              </table:table-cell>
              <table:table-cell office:value-type="float" office:value="51.5">
                <text:p>51.5</text:p>
              </table:table-cell>
              <table:table-cell office:value-type="float" office:value="52">
                <text:p>52</text:p>
              </table:table-cell>
              <table:table-cell office:value-type="float" office:value="52.5">
                <text:p>52.5</text:p>
              </table:table-cell>
              <table:table-cell office:value-type="float" office:value="53">
                <text:p>53</text:p>
              </table:table-cell>
              <table:table-cell office:value-type="float" office:value="53.5">
                <text:p>53.5</text:p>
              </table:table-cell>
              <table:table-cell office:value-type="float" office:value="54">
                <text:p>54</text:p>
              </table:table-cell>
              <table:table-cell office:value-type="float" office:value="54.5">
                <text:p>54.5</text:p>
              </table:table-cell>
              <table:table-cell office:value-type="float" office:value="55">
                <text:p>55</text:p>
              </table:table-cell>
              <table:table-cell office:value-type="float" office:value="55.5">
                <text:p>55.5</text:p>
              </table:table-cell>
              <table:table-cell office:value-type="float" office:value="56">
                <text:p>56</text:p>
              </table:table-cell>
              <table:table-cell office:value-type="float" office:value="56.5">
                <text:p>56.5</text:p>
              </table:table-cell>
              <table:table-cell office:value-type="float" office:value="57">
                <text:p>57</text:p>
              </table:table-cell>
              <table:table-cell office:value-type="float" office:value="57.5">
                <text:p>57.5</text:p>
              </table:table-cell>
              <table:table-cell office:value-type="float" office:value="58">
                <text:p>58</text:p>
              </table:table-cell>
              <table:table-cell office:value-type="float" office:value="58.5">
                <text:p>58.5</text:p>
              </table:table-cell>
              <table:table-cell office:value-type="float" office:value="59">
                <text:p>59</text:p>
              </table:table-cell>
              <table:table-cell office:value-type="float" office:value="59.5">
                <text:p>59.5</text:p>
              </table:table-cell>
              <table:table-cell office:value-type="float" office:value="60">
                <text:p>60</text:p>
              </table:table-cell>
              <table:table-cell office:value-type="float" office:value="60.5">
                <text:p>60.5</text:p>
              </table:table-cell>
              <table:table-cell office:value-type="float" office:value="61">
                <text:p>61</text:p>
              </table:table-cell>
              <table:table-cell office:value-type="float" office:value="61.5">
                <text:p>61.5</text:p>
              </table:table-cell>
              <table:table-cell office:value-type="float" office:value="62">
                <text:p>62</text:p>
              </table:table-cell>
              <table:table-cell office:value-type="float" office:value="62.5">
                <text:p>62.5</text:p>
              </table:table-cell>
              <table:table-cell office:value-type="float" office:value="63">
                <text:p>63</text:p>
              </table:table-cell>
              <table:table-cell office:value-type="float" office:value="63.5">
                <text:p>63.5</text:p>
              </table:table-cell>
              <table:table-cell office:value-type="float" office:value="64">
                <text:p>64</text:p>
              </table:table-cell>
              <table:table-cell office:value-type="float" office:value="64.5">
                <text:p>64.5</text:p>
              </table:table-cell>
              <table:table-cell office:value-type="float" office:value="65">
                <text:p>65</text:p>
              </table:table-cell>
              <table:table-cell office:value-type="float" office:value="65.5">
                <text:p>65.5</text:p>
              </table:table-cell>
              <table:table-cell office:value-type="float" office:value="66">
                <text:p>66</text:p>
              </table:table-cell>
              <table:table-cell office:value-type="float" office:value="66.5">
                <text:p>66.5</text:p>
              </table:table-cell>
              <table:table-cell office:value-type="float" office:value="67">
                <text:p>67</text:p>
              </table:table-cell>
              <table:table-cell office:value-type="float" office:value="67.5">
                <text:p>67.5</text:p>
              </table:table-cell>
              <table:table-cell office:value-type="float" office:value="68">
                <text:p>68</text:p>
              </table:table-cell>
              <table:table-cell office:value-type="float" office:value="68.5">
                <text:p>68.5</text:p>
              </table:table-cell>
              <table:table-cell office:value-type="float" office:value="69">
                <text:p>69</text:p>
              </table:table-cell>
              <table:table-cell office:value-type="float" office:value="69.5">
                <text:p>69.5</text:p>
              </table:table-cell>
              <table:table-cell office:value-type="float" office:value="70">
                <text:p>70</text:p>
              </table:table-cell>
              <table:table-cell office:value-type="float" office:value="70.5">
                <text:p>70.5</text:p>
              </table:table-cell>
              <table:table-cell office:value-type="float" office:value="71">
                <text:p>71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  <table:table-cell office:value-type="float" office:value="72.5">
                <text:p>72.5</text:p>
              </table:table-cell>
              <table:table-cell office:value-type="float" office:value="73">
                <text:p>73</text:p>
              </table:table-cell>
              <table:table-cell office:value-type="float" office:value="73.5">
                <text:p>73.5</text:p>
              </table:table-cell>
              <table:table-cell office:value-type="float" office:value="74">
                <text:p>74</text:p>
              </table:table-cell>
              <table:table-cell office:value-type="float" office:value="74.5">
                <text:p>74.5</text:p>
              </table:table-cell>
              <table:table-cell office:value-type="float" office:value="75">
                <text:p>75</text:p>
              </table:table-cell>
              <table:table-cell office:value-type="float" office:value="75.5">
                <text:p>75.5</text:p>
              </table:table-cell>
              <table:table-cell office:value-type="float" office:value="76">
                <text:p>76</text:p>
              </table:table-cell>
              <table:table-cell office:value-type="float" office:value="76.5">
                <text:p>76.5</text:p>
              </table:table-cell>
              <table:table-cell office:value-type="float" office:value="77">
                <text:p>77</text:p>
              </table:table-cell>
              <table:table-cell office:value-type="float" office:value="77.5">
                <text:p>77.5</text:p>
              </table:table-cell>
              <table:table-cell office:value-type="float" office:value="78">
                <text:p>78</text:p>
              </table:table-cell>
              <table:table-cell office:value-type="float" office:value="78.5">
                <text:p>78.5</text:p>
              </table:table-cell>
              <table:table-cell office:value-type="float" office:value="79">
                <text:p>79</text:p>
              </table:table-cell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80.5">
                <text:p>80.5</text:p>
              </table:table-cell>
              <table:table-cell office:value-type="float" office:value="81">
                <text:p>81</text:p>
              </table:table-cell>
              <table:table-cell office:value-type="float" office:value="81.5">
                <text:p>81.5</text:p>
              </table:table-cell>
              <table:table-cell office:value-type="float" office:value="82">
                <text:p>82</text:p>
              </table:table-cell>
              <table:table-cell office:value-type="float" office:value="82.5">
                <text:p>82.5</text:p>
              </table:table-cell>
              <table:table-cell office:value-type="float" office:value="83">
                <text:p>83</text:p>
              </table:table-cell>
              <table:table-cell office:value-type="float" office:value="83.5">
                <text:p>83.5</text:p>
              </table:table-cell>
              <table:table-cell office:value-type="float" office:value="84">
                <text:p>84</text:p>
              </table:table-cell>
              <table:table-cell office:value-type="float" office:value="84.5">
                <text:p>84.5</text:p>
              </table:table-cell>
              <table:table-cell office:value-type="float" office:value="85">
                <text:p>85</text:p>
              </table:table-cell>
              <table:table-cell office:value-type="float" office:value="85.5">
                <text:p>85.5</text:p>
              </table:table-cell>
              <table:table-cell office:value-type="float" office:value="86">
                <text:p>86</text:p>
              </table:table-cell>
              <table:table-cell office:value-type="float" office:value="86.5">
                <text:p>86.5</text:p>
              </table:table-cell>
              <table:table-cell office:value-type="float" office:value="87">
                <text:p>87</text:p>
              </table:table-cell>
              <table:table-cell office:value-type="float" office:value="87.5">
                <text:p>87.5</text:p>
              </table:table-cell>
              <table:table-cell office:value-type="float" office:value="88">
                <text:p>88</text:p>
              </table:table-cell>
              <table:table-cell office:value-type="float" office:value="88.5">
                <text:p>88.5</text:p>
              </table:table-cell>
              <table:table-cell office:value-type="float" office:value="89">
                <text:p>89</text:p>
              </table:table-cell>
              <table:table-cell office:value-type="float" office:value="89.5">
                <text:p>89.5</text:p>
              </table:table-cell>
              <table:table-cell office:value-type="float" office:value="90">
                <text:p>90</text:p>
              </table:table-cell>
              <table:table-cell office:value-type="float" office:value="90.5">
                <text:p>90.5</text:p>
              </table:table-cell>
              <table:table-cell office:value-type="float" office:value="91">
                <text:p>91</text:p>
              </table:table-cell>
              <table:table-cell office:value-type="float" office:value="91.5">
                <text:p>91.5</text:p>
              </table:table-cell>
              <table:table-cell office:value-type="float" office:value="92">
                <text:p>92</text:p>
              </table:table-cell>
              <table:table-cell office:value-type="float" office:value="92.5">
                <text:p>92.5</text:p>
              </table:table-cell>
              <table:table-cell office:value-type="float" office:value="93">
                <text:p>93</text:p>
              </table:table-cell>
              <table:table-cell office:value-type="float" office:value="93.5">
                <text:p>93.5</text:p>
              </table:table-cell>
              <table:table-cell office:value-type="float" office:value="94">
                <text:p>94</text:p>
              </table:table-cell>
              <table:table-cell office:value-type="float" office:value="94.5">
                <text:p>94.5</text:p>
              </table:table-cell>
              <table:table-cell office:value-type="float" office:value="95">
                <text:p>95</text:p>
              </table:table-cell>
              <table:table-cell office:value-type="float" office:value="95.5">
                <text:p>95.5</text:p>
              </table:table-cell>
              <table:table-cell office:value-type="float" office:value="96">
                <text:p>96</text:p>
              </table:table-cell>
              <table:table-cell office:value-type="float" office:value="96.5">
                <text:p>96.5</text:p>
              </table:table-cell>
              <table:table-cell office:value-type="float" office:value="97">
                <text:p>97</text:p>
              </table:table-cell>
              <table:table-cell office:value-type="float" office:value="97.5">
                <text:p>97.5</text:p>
              </table:table-cell>
              <table:table-cell office:value-type="float" office:value="98">
                <text:p>98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  <table:table-cell office:value-type="float" office:value="99.5">
                <text:p>99.5</text:p>
              </table:table-cell>
              <table:table-cell office:value-type="float" office:value="100">
                <text:p>100</text:p>
              </table:table-cell>
              <table:table-cell office:value-type="float" office:value="100.5">
                <text:p>100.5</text:p>
              </table:table-cell>
              <table:table-cell office:value-type="float" office:value="101">
                <text:p>101</text:p>
              </table:table-cell>
              <table:table-cell office:value-type="float" office:value="101.5">
                <text:p>101.5</text:p>
              </table:table-cell>
              <table:table-cell office:value-type="float" office:value="102">
                <text:p>102</text:p>
              </table:table-cell>
              <table:table-cell office:value-type="float" office:value="102.5">
                <text:p>102.5</text:p>
              </table:table-cell>
              <table:table-cell office:value-type="float" office:value="103">
                <text:p>103</text:p>
              </table:table-cell>
              <table:table-cell office:value-type="float" office:value="103.5">
                <text:p>103.5</text:p>
              </table:table-cell>
              <table:table-cell office:value-type="float" office:value="104">
                <text:p>104</text:p>
              </table:table-cell>
              <table:table-cell office:value-type="float" office:value="104.5">
                <text:p>104.5</text:p>
              </table:table-cell>
              <table:table-cell office:value-type="float" office:value="105">
                <text:p>105</text:p>
              </table:table-cell>
              <table:table-cell office:value-type="float" office:value="105.5">
                <text:p>105.5</text:p>
              </table:table-cell>
              <table:table-cell office:value-type="float" office:value="106">
                <text:p>106</text:p>
              </table:table-cell>
              <table:table-cell office:value-type="float" office:value="106.5">
                <text:p>106.5</text:p>
              </table:table-cell>
              <table:table-cell office:value-type="float" office:value="107">
                <text:p>107</text:p>
              </table:table-cell>
              <table:table-cell office:value-type="float" office:value="107.5">
                <text:p>107.5</text:p>
              </table:table-cell>
              <table:table-cell office:value-type="float" office:value="108">
                <text:p>108</text:p>
              </table:table-cell>
              <table:table-cell office:value-type="float" office:value="108.5">
                <text:p>108.5</text:p>
              </table:table-cell>
              <table:table-cell office:value-type="float" office:value="109">
                <text:p>109</text:p>
              </table:table-cell>
              <table:table-cell office:value-type="float" office:value="109.5">
                <text:p>109.5</text:p>
              </table:table-cell>
              <table:table-cell office:value-type="float" office:value="110">
                <text:p>110</text:p>
              </table:table-cell>
              <table:table-cell office:value-type="float" office:value="110.5">
                <text:p>110.5</text:p>
              </table:table-cell>
              <table:table-cell office:value-type="float" office:value="111">
                <text:p>111</text:p>
              </table:table-cell>
              <table:table-cell office:value-type="float" office:value="111.5">
                <text:p>111.5</text:p>
              </table:table-cell>
              <table:table-cell office:value-type="float" office:value="112">
                <text:p>112</text:p>
              </table:table-cell>
              <table:table-cell office:value-type="float" office:value="112.5">
                <text:p>112.5</text:p>
              </table:table-cell>
              <table:table-cell office:value-type="float" office:value="113">
                <text:p>113</text:p>
              </table:table-cell>
              <table:table-cell office:value-type="float" office:value="113.5">
                <text:p>113.5</text:p>
              </table:table-cell>
              <table:table-cell office:value-type="float" office:value="114">
                <text:p>114</text:p>
              </table:table-cell>
              <table:table-cell office:value-type="float" office:value="114.5">
                <text:p>114.5</text:p>
              </table:table-cell>
              <table:table-cell office:value-type="float" office:value="115">
                <text:p>115</text:p>
              </table:table-cell>
              <table:table-cell office:value-type="float" office:value="115.5">
                <text:p>115.5</text:p>
              </table:table-cell>
              <table:table-cell office:value-type="float" office:value="116">
                <text:p>116</text:p>
              </table:table-cell>
              <table:table-cell office:value-type="float" office:value="116.5">
                <text:p>116.5</text:p>
              </table:table-cell>
              <table:table-cell office:value-type="float" office:value="117">
                <text:p>117</text:p>
              </table:table-cell>
              <table:table-cell office:value-type="float" office:value="117.5">
                <text:p>117.5</text:p>
              </table:table-cell>
              <table:table-cell office:value-type="float" office:value="118">
                <text:p>118</text:p>
              </table:table-cell>
              <table:table-cell office:value-type="float" office:value="118.5">
                <text:p>118.5</text:p>
              </table:table-cell>
              <table:table-cell office:value-type="float" office:value="119">
                <text:p>119</text:p>
              </table:table-cell>
              <table:table-cell office:value-type="float" office:value="119.5">
                <text:p>119.5</text:p>
              </table:table-cell>
              <table:table-cell office:value-type="float" office:value="120">
                <text:p>120</text:p>
              </table:table-cell>
              <table:table-cell office:value-type="float" office:value="120.5">
                <text:p>120.5</text:p>
              </table:table-cell>
              <table:table-cell office:value-type="float" office:value="121">
                <text:p>121</text:p>
              </table:table-cell>
              <table:table-cell office:value-type="float" office:value="121.5">
                <text:p>121.5</text:p>
              </table:table-cell>
              <table:table-cell office:value-type="float" office:value="122">
                <text:p>122</text:p>
              </table:table-cell>
              <table:table-cell office:value-type="float" office:value="122.5">
                <text:p>122.5</text:p>
              </table:table-cell>
              <table:table-cell office:value-type="float" office:value="123">
                <text:p>123</text:p>
              </table:table-cell>
              <table:table-cell office:value-type="float" office:value="123.5">
                <text:p>123.5</text:p>
              </table:table-cell>
              <table:table-cell office:value-type="float" office:value="124">
                <text:p>124</text:p>
              </table:table-cell>
              <table:table-cell office:value-type="float" office:value="124.5">
                <text:p>124.5</text:p>
              </table:table-cell>
              <table:table-cell office:value-type="float" office:value="125">
                <text:p>125</text:p>
              </table:table-cell>
              <table:table-cell office:value-type="float" office:value="125.5">
                <text:p>125.5</text:p>
              </table:table-cell>
              <table:table-cell office:value-type="float" office:value="126">
                <text:p>126</text:p>
              </table:table-cell>
              <table:table-cell office:value-type="float" office:value="126.5">
                <text:p>126.5</text:p>
              </table:table-cell>
              <table:table-cell office:value-type="float" office:value="127">
                <text:p>127</text:p>
              </table:table-cell>
              <table:table-cell office:value-type="float" office:value="127.5">
                <text:p>127.5</text:p>
              </table:table-cell>
              <table:table-cell office:value-type="float" office:value="128">
                <text:p>128</text:p>
              </table:table-cell>
              <table:table-cell office:value-type="float" office:value="128.5">
                <text:p>128.5</text:p>
              </table:table-cell>
              <table:table-cell office:value-type="float" office:value="129">
                <text:p>129</text:p>
              </table:table-cell>
              <table:table-cell office:value-type="float" office:value="129.5">
                <text:p>129.5</text:p>
              </table:table-cell>
              <table:table-cell office:value-type="float" office:value="130">
                <text:p>130</text:p>
              </table:table-cell>
              <table:table-cell office:value-type="float" office:value="130.5">
                <text:p>130.5</text:p>
              </table:table-cell>
              <table:table-cell office:value-type="float" office:value="131">
                <text:p>131</text:p>
              </table:table-cell>
              <table:table-cell office:value-type="float" office:value="131.5">
                <text:p>131.5</text:p>
              </table:table-cell>
              <table:table-cell office:value-type="float" office:value="132">
                <text:p>132</text:p>
              </table:table-cell>
              <table:table-cell office:value-type="float" office:value="132.5">
                <text:p>132.5</text:p>
              </table:table-cell>
              <table:table-cell office:value-type="float" office:value="133">
                <text:p>133</text:p>
              </table:table-cell>
              <table:table-cell office:value-type="float" office:value="133.5">
                <text:p>133.5</text:p>
              </table:table-cell>
              <table:table-cell office:value-type="float" office:value="134">
                <text:p>134</text:p>
              </table:table-cell>
              <table:table-cell office:value-type="float" office:value="134.5">
                <text:p>134.5</text:p>
              </table:table-cell>
              <table:table-cell office:value-type="float" office:value="135">
                <text:p>135</text:p>
              </table:table-cell>
              <table:table-cell office:value-type="float" office:value="135.5">
                <text:p>135.5</text:p>
              </table:table-cell>
              <table:table-cell office:value-type="float" office:value="136">
                <text:p>136</text:p>
              </table:table-cell>
              <table:table-cell office:value-type="float" office:value="136.5">
                <text:p>136.5</text:p>
              </table:table-cell>
              <table:table-cell office:value-type="float" office:value="137">
                <text:p>137</text:p>
              </table:table-cell>
              <table:table-cell office:value-type="float" office:value="137.5">
                <text:p>137.5</text:p>
              </table:table-cell>
              <table:table-cell office:value-type="float" office:value="138">
                <text:p>138</text:p>
              </table:table-cell>
              <table:table-cell office:value-type="float" office:value="138.5">
                <text:p>138.5</text:p>
              </table:table-cell>
              <table:table-cell office:value-type="float" office:value="139">
                <text:p>139</text:p>
              </table:table-cell>
              <table:table-cell office:value-type="float" office:value="139.5">
                <text:p>139.5</text:p>
              </table:table-cell>
              <table:table-cell office:value-type="float" office:value="140">
                <text:p>140</text:p>
              </table:table-cell>
              <table:table-cell office:value-type="float" office:value="140.5">
                <text:p>140.5</text:p>
              </table:table-cell>
              <table:table-cell office:value-type="float" office:value="141">
                <text:p>141</text:p>
              </table:table-cell>
              <table:table-cell office:value-type="float" office:value="141.5">
                <text:p>141.5</text:p>
              </table:table-cell>
              <table:table-cell office:value-type="float" office:value="142">
                <text:p>142</text:p>
              </table:table-cell>
              <table:table-cell office:value-type="float" office:value="142.5">
                <text:p>142.5</text:p>
              </table:table-cell>
              <table:table-cell office:value-type="float" office:value="143">
                <text:p>143</text:p>
              </table:table-cell>
              <table:table-cell office:value-type="float" office:value="143.5">
                <text:p>143.5</text:p>
              </table:table-cell>
              <table:table-cell office:value-type="float" office:value="144">
                <text:p>144</text:p>
              </table:table-cell>
              <table:table-cell office:value-type="float" office:value="144.5">
                <text:p>144.5</text:p>
              </table:table-cell>
              <table:table-cell office:value-type="float" office:value="145">
                <text:p>145</text:p>
              </table:table-cell>
              <table:table-cell office:value-type="float" office:value="145.5">
                <text:p>145.5</text:p>
              </table:table-cell>
              <table:table-cell office:value-type="float" office:value="146">
                <text:p>146</text:p>
              </table:table-cell>
              <table:table-cell office:value-type="float" office:value="146.5">
                <text:p>146.5</text:p>
              </table:table-cell>
              <table:table-cell office:value-type="float" office:value="147">
                <text:p>147</text:p>
              </table:table-cell>
              <table:table-cell office:value-type="float" office:value="147.5">
                <text:p>147.5</text:p>
              </table:table-cell>
              <table:table-cell office:value-type="float" office:value="148">
                <text:p>148</text:p>
              </table:table-cell>
              <table:table-cell office:value-type="float" office:value="148.5">
                <text:p>148.5</text:p>
              </table:table-cell>
              <table:table-cell office:value-type="float" office:value="149">
                <text:p>149</text:p>
              </table:table-cell>
              <table:table-cell office:value-type="float" office:value="149.5">
                <text:p>149.5</text:p>
              </table:table-cell>
              <table:table-cell office:value-type="float" office:value="150">
                <text:p>150</text:p>
              </table:table-cell>
              <table:table-cell office:value-type="float" office:value="150.5">
                <text:p>150.5</text:p>
              </table:table-cell>
              <table:table-cell office:value-type="float" office:value="151">
                <text:p>151</text:p>
              </table:table-cell>
              <table:table-cell office:value-type="float" office:value="151.5">
                <text:p>151.5</text:p>
              </table:table-cell>
              <table:table-cell office:value-type="float" office:value="152">
                <text:p>152</text:p>
              </table:table-cell>
              <table:table-cell office:value-type="float" office:value="152.5">
                <text:p>152.5</text:p>
              </table:table-cell>
              <table:table-cell office:value-type="float" office:value="153">
                <text:p>153</text:p>
              </table:table-cell>
              <table:table-cell office:value-type="float" office:value="153.5">
                <text:p>153.5</text:p>
              </table:table-cell>
              <table:table-cell office:value-type="float" office:value="154">
                <text:p>154</text:p>
              </table:table-cell>
              <table:table-cell office:value-type="float" office:value="154.5">
                <text:p>154.5</text:p>
              </table:table-cell>
              <table:table-cell office:value-type="float" office:value="155">
                <text:p>155</text:p>
              </table:table-cell>
              <table:table-cell office:value-type="float" office:value="155.5">
                <text:p>155.5</text:p>
              </table:table-cell>
              <table:table-cell office:value-type="float" office:value="156">
                <text:p>156</text:p>
              </table:table-cell>
              <table:table-cell office:value-type="float" office:value="156.5">
                <text:p>156.5</text:p>
              </table:table-cell>
              <table:table-cell office:value-type="float" office:value="157">
                <text:p>157</text:p>
              </table:table-cell>
              <table:table-cell office:value-type="float" office:value="157.5">
                <text:p>157.5</text:p>
              </table:table-cell>
              <table:table-cell office:value-type="float" office:value="158">
                <text:p>158</text:p>
              </table:table-cell>
              <table:table-cell office:value-type="float" office:value="158.5">
                <text:p>158.5</text:p>
              </table:table-cell>
              <table:table-cell office:value-type="float" office:value="159">
                <text:p>159</text:p>
              </table:table-cell>
              <table:table-cell office:value-type="float" office:value="159.5">
                <text:p>159.5</text:p>
              </table:table-cell>
              <table:table-cell office:value-type="float" office:value="160">
                <text:p>160</text:p>
              </table:table-cell>
              <table:table-cell office:value-type="float" office:value="160.5">
                <text:p>160.5</text:p>
              </table:table-cell>
              <table:table-cell office:value-type="float" office:value="161">
                <text:p>161</text:p>
              </table:table-cell>
              <table:table-cell office:value-type="float" office:value="161.5">
                <text:p>161.5</text:p>
              </table:table-cell>
              <table:table-cell office:value-type="float" office:value="162">
                <text:p>162</text:p>
              </table:table-cell>
              <table:table-cell office:value-type="float" office:value="162.5">
                <text:p>162.5</text:p>
              </table:table-cell>
              <table:table-cell office:value-type="float" office:value="163">
                <text:p>163</text:p>
              </table:table-cell>
              <table:table-cell office:value-type="float" office:value="163.5">
                <text:p>163.5</text:p>
              </table:table-cell>
              <table:table-cell office:value-type="float" office:value="164">
                <text:p>164</text:p>
              </table:table-cell>
              <table:table-cell office:value-type="float" office:value="164.5">
                <text:p>164.5</text:p>
              </table:table-cell>
              <table:table-cell office:value-type="float" office:value="165">
                <text:p>165</text:p>
              </table:table-cell>
              <table:table-cell office:value-type="float" office:value="165.5">
                <text:p>165.5</text:p>
              </table:table-cell>
              <table:table-cell office:value-type="float" office:value="166">
                <text:p>166</text:p>
              </table:table-cell>
              <table:table-cell office:value-type="float" office:value="166.5">
                <text:p>166.5</text:p>
              </table:table-cell>
              <table:table-cell office:value-type="float" office:value="167">
                <text:p>167</text:p>
              </table:table-cell>
              <table:table-cell office:value-type="float" office:value="167.5">
                <text:p>167.5</text:p>
              </table:table-cell>
              <table:table-cell office:value-type="float" office:value="168">
                <text:p>168</text:p>
              </table:table-cell>
              <table:table-cell office:value-type="float" office:value="168.5">
                <text:p>168.5</text:p>
              </table:table-cell>
              <table:table-cell office:value-type="float" office:value="169">
                <text:p>169</text:p>
              </table:table-cell>
              <table:table-cell office:value-type="float" office:value="169.5">
                <text:p>169.5</text:p>
              </table:table-cell>
              <table:table-cell office:value-type="float" office:value="170">
                <text:p>170</text:p>
              </table:table-cell>
              <table:table-cell office:value-type="float" office:value="170.5">
                <text:p>170.5</text:p>
              </table:table-cell>
              <table:table-cell office:value-type="float" office:value="171">
                <text:p>171</text:p>
              </table:table-cell>
              <table:table-cell office:value-type="float" office:value="171.5">
                <text:p>171.5</text:p>
              </table:table-cell>
              <table:table-cell office:value-type="float" office:value="172">
                <text:p>172</text:p>
              </table:table-cell>
              <table:table-cell office:value-type="float" office:value="172.5">
                <text:p>172.5</text:p>
              </table:table-cell>
              <table:table-cell office:value-type="float" office:value="173">
                <text:p>173</text:p>
              </table:table-cell>
              <table:table-cell office:value-type="float" office:value="173.5">
                <text:p>173.5</text:p>
              </table:table-cell>
              <table:table-cell office:value-type="float" office:value="174">
                <text:p>174</text:p>
              </table:table-cell>
              <table:table-cell office:value-type="float" office:value="174.5">
                <text:p>174.5</text:p>
              </table:table-cell>
              <table:table-cell office:value-type="float" office:value="175">
                <text:p>175</text:p>
              </table:table-cell>
              <table:table-cell office:value-type="float" office:value="175.5">
                <text:p>175.5</text:p>
              </table:table-cell>
              <table:table-cell office:value-type="float" office:value="176">
                <text:p>176</text:p>
              </table:table-cell>
              <table:table-cell office:value-type="float" office:value="176.5">
                <text:p>176.5</text:p>
              </table:table-cell>
              <table:table-cell office:value-type="float" office:value="177">
                <text:p>177</text:p>
              </table:table-cell>
              <table:table-cell office:value-type="float" office:value="177.5">
                <text:p>177.5</text:p>
              </table:table-cell>
              <table:table-cell office:value-type="float" office:value="178">
                <text:p>178</text:p>
              </table:table-cell>
              <table:table-cell office:value-type="float" office:value="178.5">
                <text:p>178.5</text:p>
              </table:table-cell>
              <table:table-cell office:value-type="float" office:value="179">
                <text:p>179</text:p>
              </table:table-cell>
              <table:table-cell office:value-type="float" office:value="179.5">
                <text:p>179.5</text:p>
              </table:table-cell>
              <table:table-cell office:value-type="float" office:value="180">
                <text:p>180</text:p>
              </table:table-cell>
              <table:table-cell office:value-type="float" office:value="180.5">
                <text:p>180.5</text:p>
              </table:table-cell>
              <table:table-cell office:value-type="float" office:value="181">
                <text:p>181</text:p>
              </table:table-cell>
              <table:table-cell office:value-type="float" office:value="181.5">
                <text:p>181.5</text:p>
              </table:table-cell>
              <table:table-cell office:value-type="float" office:value="182">
                <text:p>182</text:p>
              </table:table-cell>
              <table:table-cell office:value-type="float" office:value="182.5">
                <text:p>182.5</text:p>
              </table:table-cell>
              <table:table-cell office:value-type="float" office:value="183">
                <text:p>183</text:p>
              </table:table-cell>
              <table:table-cell office:value-type="float" office:value="183.5">
                <text:p>183.5</text:p>
              </table:table-cell>
              <table:table-cell office:value-type="float" office:value="184">
                <text:p>184</text:p>
              </table:table-cell>
              <table:table-cell office:value-type="float" office:value="184.5">
                <text:p>184.5</text:p>
              </table:table-cell>
              <table:table-cell office:value-type="float" office:value="185">
                <text:p>185</text:p>
              </table:table-cell>
              <table:table-cell office:value-type="float" office:value="185.5">
                <text:p>185.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Riga 3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Foglio1.A3:Foglio1.NS3</svg:desc>
                </draw:g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205">
                <text:p>1205</text:p>
              </table:table-cell>
              <table:table-cell office:value-type="float" office:value="1207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1160">
                <text:p>1160</text:p>
              </table:table-cell>
              <table:table-cell office:value-type="float" office:value="1146">
                <text:p>1146</text:p>
              </table:table-cell>
              <table:table-cell office:value-type="float" office:value="1151">
                <text:p>1151</text:p>
              </table:table-cell>
              <table:table-cell office:value-type="float" office:value="1152">
                <text:p>1152</text:p>
              </table:table-cell>
              <table:table-cell office:value-type="float" office:value="1157">
                <text:p>1157</text:p>
              </table:table-cell>
              <table:table-cell office:value-type="float" office:value="1154">
                <text:p>1154</text:p>
              </table:table-cell>
              <table:table-cell office:value-type="float" office:value="1165">
                <text:p>1165</text:p>
              </table:table-cell>
              <table:table-cell office:value-type="float" office:value="1168">
                <text:p>1168</text:p>
              </table:table-cell>
              <table:table-cell office:value-type="float" office:value="1172">
                <text:p>1172</text:p>
              </table:table-cell>
              <table:table-cell office:value-type="float" office:value="1176">
                <text:p>1176</text:p>
              </table:table-cell>
              <table:table-cell office:value-type="float" office:value="1185">
                <text:p>1185</text:p>
              </table:table-cell>
              <table:table-cell office:value-type="float" office:value="1189">
                <text:p>1189</text:p>
              </table:table-cell>
              <table:table-cell office:value-type="float" office:value="1192">
                <text:p>1192</text:p>
              </table:table-cell>
              <table:table-cell office:value-type="float" office:value="1196">
                <text:p>1196</text:p>
              </table:table-cell>
              <table:table-cell office:value-type="float" office:value="1199">
                <text:p>1199</text:p>
              </table:table-cell>
              <table:table-cell office:value-type="float" office:value="1157">
                <text:p>1157</text:p>
              </table:table-cell>
              <table:table-cell office:value-type="float" office:value="1142">
                <text:p>1142</text:p>
              </table:table-cell>
              <table:table-cell office:value-type="float" office:value="1138">
                <text:p>1138</text:p>
              </table:table-cell>
              <table:table-cell office:value-type="float" office:value="1118">
                <text:p>1118</text:p>
              </table:table-cell>
              <table:table-cell office:value-type="float" office:value="1099">
                <text:p>1099</text:p>
              </table:table-cell>
              <table:table-cell office:value-type="float" office:value="1083">
                <text:p>1083</text:p>
              </table:table-cell>
              <table:table-cell office:value-type="float" office:value="1068">
                <text:p>1068</text:p>
              </table:table-cell>
              <table:table-cell office:value-type="float" office:value="1052">
                <text:p>1052</text:p>
              </table:table-cell>
              <table:table-cell office:value-type="float" office:value="1039">
                <text:p>1039</text:p>
              </table:table-cell>
              <table:table-cell office:value-type="float" office:value="1023">
                <text:p>1023</text:p>
              </table:table-cell>
              <table:table-cell office:value-type="float" office:value="1011">
                <text:p>1011</text:p>
              </table:table-cell>
              <table:table-cell office:value-type="float" office:value="999">
                <text:p>999</text:p>
              </table:table-cell>
              <table:table-cell office:value-type="float" office:value="984">
                <text:p>984</text:p>
              </table:table-cell>
              <table:table-cell office:value-type="float" office:value="969">
                <text:p>969</text:p>
              </table:table-cell>
              <table:table-cell office:value-type="float" office:value="961">
                <text:p>961</text:p>
              </table:table-cell>
              <table:table-cell office:value-type="float" office:value="948">
                <text:p>948</text:p>
              </table:table-cell>
              <table:table-cell office:value-type="float" office:value="940">
                <text:p>940</text:p>
              </table:table-cell>
              <table:table-cell office:value-type="float" office:value="925">
                <text:p>925</text:p>
              </table:table-cell>
              <table:table-cell office:value-type="float" office:value="920">
                <text:p>920</text:p>
              </table:table-cell>
              <table:table-cell office:value-type="float" office:value="909">
                <text:p>909</text:p>
              </table:table-cell>
              <table:table-cell office:value-type="float" office:value="897">
                <text:p>897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65">
                <text:p>865</text:p>
              </table:table-cell>
              <table:table-cell office:value-type="float" office:value="860">
                <text:p>860</text:p>
              </table:table-cell>
              <table:table-cell office:value-type="float" office:value="852">
                <text:p>852</text:p>
              </table:table-cell>
              <table:table-cell office:value-type="float" office:value="839">
                <text:p>839</text:p>
              </table:table-cell>
              <table:table-cell office:value-type="float" office:value="834">
                <text:p>834</text:p>
              </table:table-cell>
              <table:table-cell office:value-type="float" office:value="827">
                <text:p>827</text:p>
              </table:table-cell>
              <table:table-cell office:value-type="float" office:value="816">
                <text:p>816</text:p>
              </table:table-cell>
              <table:table-cell office:value-type="float" office:value="811">
                <text:p>811</text:p>
              </table:table-cell>
              <table:table-cell office:value-type="float" office:value="799">
                <text:p>799</text:p>
              </table:table-cell>
              <table:table-cell office:value-type="float" office:value="796">
                <text:p>796</text:p>
              </table:table-cell>
              <table:table-cell office:value-type="float" office:value="786">
                <text:p>786</text:p>
              </table:table-cell>
              <table:table-cell office:value-type="float" office:value="780">
                <text:p>780</text:p>
              </table:table-cell>
              <table:table-cell office:value-type="float" office:value="775">
                <text:p>775</text:p>
              </table:table-cell>
              <table:table-cell office:value-type="float" office:value="769">
                <text:p>769</text:p>
              </table:table-cell>
              <table:table-cell office:value-type="float" office:value="762">
                <text:p>762</text:p>
              </table:table-cell>
              <table:table-cell office:value-type="float" office:value="756">
                <text:p>756</text:p>
              </table:table-cell>
              <table:table-cell office:value-type="float" office:value="751">
                <text:p>751</text:p>
              </table:table-cell>
              <table:table-cell office:value-type="float" office:value="744">
                <text:p>744</text:p>
              </table:table-cell>
              <table:table-cell office:value-type="float" office:value="737">
                <text:p>737</text:p>
              </table:table-cell>
              <table:table-cell office:value-type="float" office:value="733">
                <text:p>733</text:p>
              </table:table-cell>
              <table:table-cell office:value-type="float" office:value="724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719">
                <text:p>719</text:p>
              </table:table-cell>
              <table:table-cell office:value-type="float" office:value="710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7">
                <text:p>707</text:p>
              </table:table-cell>
              <table:table-cell office:value-type="float" office:value="721">
                <text:p>721</text:p>
              </table:table-cell>
              <table:table-cell office:value-type="float" office:value="736">
                <text:p>736</text:p>
              </table:table-cell>
              <table:table-cell office:value-type="float" office:value="1877">
                <text:p>1877</text:p>
              </table:table-cell>
              <table:table-cell office:value-type="float" office:value="1893">
                <text:p>1893</text:p>
              </table:table-cell>
              <table:table-cell office:value-type="float" office:value="1914">
                <text:p>1914</text:p>
              </table:table-cell>
              <table:table-cell office:value-type="float" office:value="1939">
                <text:p>1939</text:p>
              </table:table-cell>
              <table:table-cell office:value-type="float" office:value="1956">
                <text:p>1956</text:p>
              </table:table-cell>
              <table:table-cell office:value-type="float" office:value="1993">
                <text:p>1993</text:p>
              </table:table-cell>
              <table:table-cell office:value-type="float" office:value="2009">
                <text:p>2009</text:p>
              </table:table-cell>
              <table:table-cell office:value-type="float" office:value="2039">
                <text:p>2039</text:p>
              </table:table-cell>
              <table:table-cell office:value-type="float" office:value="2082">
                <text:p>2082</text:p>
              </table:table-cell>
              <table:table-cell office:value-type="float" office:value="2109">
                <text:p>2109</text:p>
              </table:table-cell>
              <table:table-cell office:value-type="float" office:value="2131">
                <text:p>2131</text:p>
              </table:table-cell>
              <table:table-cell office:value-type="float" office:value="1078">
                <text:p>1078</text:p>
              </table:table-cell>
              <table:table-cell office:value-type="float" office:value="1067">
                <text:p>1067</text:p>
              </table:table-cell>
              <table:table-cell office:value-type="float" office:value="1069">
                <text:p>1069</text:p>
              </table:table-cell>
              <table:table-cell office:value-type="float" office:value="2282">
                <text:p>2282</text:p>
              </table:table-cell>
              <table:table-cell office:value-type="float" office:value="2285">
                <text:p>2285</text:p>
              </table:table-cell>
              <table:table-cell office:value-type="float" office:value="2109">
                <text:p>2109</text:p>
              </table:table-cell>
              <table:table-cell office:value-type="float" office:value="2119">
                <text:p>2119</text:p>
              </table:table-cell>
              <table:table-cell office:value-type="float" office:value="2225">
                <text:p>2225</text:p>
              </table:table-cell>
              <table:table-cell office:value-type="float" office:value="2239">
                <text:p>2239</text:p>
              </table:table-cell>
              <table:table-cell office:value-type="float" office:value="2227">
                <text:p>2227</text:p>
              </table:table-cell>
              <table:table-cell office:value-type="float" office:value="2220">
                <text:p>2220</text:p>
              </table:table-cell>
              <table:table-cell office:value-type="float" office:value="2227">
                <text:p>2227</text:p>
              </table:table-cell>
              <table:table-cell office:value-type="float" office:value="2223">
                <text:p>2223</text:p>
              </table:table-cell>
              <table:table-cell office:value-type="float" office:value="2210">
                <text:p>2210</text:p>
              </table:table-cell>
              <table:table-cell office:value-type="float" office:value="2199">
                <text:p>2199</text:p>
              </table:table-cell>
              <table:table-cell office:value-type="float" office:value="1921">
                <text:p>1921</text:p>
              </table:table-cell>
              <table:table-cell office:value-type="float" office:value="1916">
                <text:p>1916</text:p>
              </table:table-cell>
              <table:table-cell office:value-type="float" office:value="1918">
                <text:p>1918</text:p>
              </table:table-cell>
              <table:table-cell office:value-type="float" office:value="1954">
                <text:p>1954</text:p>
              </table:table-cell>
              <table:table-cell office:value-type="float" office:value="2157">
                <text:p>2157</text:p>
              </table:table-cell>
              <table:table-cell office:value-type="float" office:value="2188">
                <text:p>2188</text:p>
              </table:table-cell>
              <table:table-cell office:value-type="float" office:value="2258">
                <text:p>2258</text:p>
              </table:table-cell>
              <table:table-cell office:value-type="float" office:value="2314">
                <text:p>2314</text:p>
              </table:table-cell>
              <table:table-cell office:value-type="float" office:value="0">
                <text:p>0</text:p>
              </table:table-cell>
              <table:table-cell office:value-type="float" office:value="3626">
                <text:p>3626</text:p>
              </table:table-cell>
              <table:table-cell office:value-type="float" office:value="2417">
                <text:p>2417</text:p>
              </table:table-cell>
              <table:table-cell office:value-type="float" office:value="38554">
                <text:p>38554</text:p>
              </table:table-cell>
              <table:table-cell office:value-type="float" office:value="107">
                <text:p>107</text:p>
              </table:table-cell>
              <table:table-cell office:value-type="float" office:value="1403">
                <text:p>1403</text:p>
              </table:table-cell>
              <table:table-cell office:value-type="float" office:value="31115">
                <text:p>31115</text:p>
              </table:table-cell>
              <table:table-cell office:value-type="float" office:value="1480">
                <text:p>1480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370">
                <text:p>2370</text:p>
              </table:table-cell>
              <table:table-cell office:value-type="float" office:value="2530">
                <text:p>2530</text:p>
              </table:table-cell>
              <table:table-cell office:value-type="float" office:value="2532">
                <text:p>2532</text:p>
              </table:table-cell>
              <table:table-cell office:value-type="float" office:value="3239">
                <text:p>3239</text:p>
              </table:table-cell>
              <table:table-cell office:value-type="float" office:value="3134">
                <text:p>3134</text:p>
              </table:table-cell>
              <table:table-cell office:value-type="float" office:value="3114">
                <text:p>3114</text:p>
              </table:table-cell>
              <table:table-cell office:value-type="float" office:value="63453">
                <text:p>63453</text:p>
              </table:table-cell>
              <table:table-cell office:value-type="float" office:value="159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62596">
                <text:p>62596</text:p>
              </table:table-cell>
              <table:table-cell office:value-type="float" office:value="35111">
                <text:p>35111</text:p>
              </table:table-cell>
              <table:table-cell office:value-type="float" office:value="2084">
                <text:p>2084</text:p>
              </table:table-cell>
              <table:table-cell office:value-type="float" office:value="2091">
                <text:p>2091</text:p>
              </table:table-cell>
              <table:table-cell office:value-type="float" office:value="2434">
                <text:p>2434</text:p>
              </table:table-cell>
              <table:table-cell office:value-type="float" office:value="2090">
                <text:p>2090</text:p>
              </table:table-cell>
              <table:table-cell office:value-type="float" office:value="2090">
                <text:p>2090</text:p>
              </table:table-cell>
              <table:table-cell office:value-type="float" office:value="5272">
                <text:p>5272</text:p>
              </table:table-cell>
              <table:table-cell office:value-type="float" office:value="5243">
                <text:p>5243</text:p>
              </table:table-cell>
              <table:table-cell office:value-type="float" office:value="601">
                <text:p>601</text:p>
              </table:table-cell>
              <table:table-cell office:value-type="float" office:value="9261">
                <text:p>9261</text:p>
              </table:table-cell>
              <table:table-cell office:value-type="float" office:value="12834">
                <text:p>12834</text:p>
              </table:table-cell>
              <table:table-cell office:value-type="float" office:value="12">
                <text:p>12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57">
                <text:p>557</text:p>
              </table:table-cell>
              <table:table-cell office:value-type="float" office:value="559">
                <text:p>559</text:p>
              </table:table-cell>
              <table:table-cell office:value-type="float" office:value="555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556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558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559">
                <text:p>559</text:p>
              </table:table-cell>
              <table:table-cell office:value-type="float" office:value="555">
                <text:p>555</text:p>
              </table:table-cell>
              <table:table-cell office:value-type="float" office:value="558">
                <text:p>558</text:p>
              </table:table-cell>
              <table:table-cell office:value-type="float" office:value="555">
                <text:p>555</text:p>
              </table:table-cell>
              <table:table-cell office:value-type="float" office:value="558">
                <text:p>558</text:p>
              </table:table-cell>
              <table:table-cell office:value-type="float" office:value="560">
                <text:p>560</text:p>
              </table:table-cell>
              <table:table-cell office:value-type="float" office:value="576">
                <text:p>576</text:p>
              </table:table-cell>
              <table:table-cell office:value-type="float" office:value="594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584">
                <text:p>584</text:p>
              </table:table-cell>
              <table:table-cell office:value-type="float" office:value="571">
                <text:p>571</text:p>
              </table:table-cell>
              <table:table-cell office:value-type="float" office:value="566">
                <text:p>566</text:p>
              </table:table-cell>
              <table:table-cell office:value-type="float" office:value="561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564">
                <text:p>564</text:p>
              </table:table-cell>
              <table:table-cell office:value-type="float" office:value="8995">
                <text:p>8995</text:p>
              </table:table-cell>
              <table:table-cell office:value-type="float" office:value="35">
                <text:p>35</text:p>
              </table:table-cell>
              <table:table-cell office:value-type="float" office:value="567">
                <text:p>567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358">
                <text:p>9358</text:p>
              </table:table-cell>
              <table:table-cell office:value-type="float" office:value="35">
                <text:p>35</text:p>
              </table:table-cell>
              <table:table-cell office:value-type="float" office:value="576">
                <text:p>576</text:p>
              </table:table-cell>
              <table:table-cell office:value-type="float" office:value="572">
                <text:p>572</text:p>
              </table:table-cell>
              <table:table-cell office:value-type="float" office:value="575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580">
                <text:p>580</text:p>
              </table:table-cell>
              <table:table-cell office:value-type="float" office:value="9320">
                <text:p>9320</text:p>
              </table:table-cell>
              <table:table-cell office:value-type="float" office:value="36">
                <text:p>36</text:p>
              </table:table-cell>
              <table:table-cell office:value-type="float" office:value="583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36">
                <text:p>36</text:p>
              </table:table-cell>
              <table:table-cell office:value-type="float" office:value="11603">
                <text:p>11603</text:p>
              </table:table-cell>
              <table:table-cell office:value-type="float" office:value="598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53099">
                <text:p>153099</text:p>
              </table:table-cell>
              <table:table-cell office:value-type="float" office:value="2">
                <text:p>2</text:p>
              </table:table-cell>
              <table:table-cell office:value-type="float" office:value="606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611">
                <text:p>611</text:p>
              </table:table-cell>
              <table:table-cell office:value-type="float" office:value="615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2255466">
                <text:p>2255466</text:p>
              </table:table-cell>
              <table:table-cell office:value-type="float" office:value="624">
                <text:p>624</text:p>
              </table:table-cell>
              <table:table-cell office:value-type="float" office:value="626">
                <text:p>626</text:p>
              </table:table-cell>
              <table:table-cell office:value-type="float" office:value="631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1922">
                <text:p>1922</text:p>
              </table:table-cell>
              <table:table-cell office:value-type="float" office:value="641">
                <text:p>641</text:p>
              </table:table-cell>
              <table:table-cell office:value-type="float" office:value="639">
                <text:p>639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40">
                <text:p>40</text:p>
              </table:table-cell>
              <table:table-cell office:value-type="float" office:value="11404">
                <text:p>11404</text:p>
              </table:table-cell>
              <table:table-cell office:value-type="float" office:value="660">
                <text:p>660</text:p>
              </table:table-cell>
              <table:table-cell office:value-type="float" office:value="662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667">
                <text:p>667</text:p>
              </table:table-cell>
              <table:table-cell office:value-type="float" office:value="675">
                <text:p>675</text:p>
              </table:table-cell>
              <table:table-cell office:value-type="float" office:value="679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684">
                <text:p>684</text:p>
              </table:table-cell>
              <table:table-cell office:value-type="float" office:value="692">
                <text:p>692</text:p>
              </table:table-cell>
              <table:table-cell office:value-type="float" office:value="697">
                <text:p>697</text:p>
              </table:table-cell>
              <table:table-cell office:value-type="float" office:value="700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708">
                <text:p>708</text:p>
              </table:table-cell>
              <table:table-cell office:value-type="float" office:value="713">
                <text:p>713</text:p>
              </table:table-cell>
              <table:table-cell office:value-type="float" office:value="716">
                <text:p>716</text:p>
              </table:table-cell>
              <table:table-cell office:value-type="float" office:value="722">
                <text:p>722</text:p>
              </table:table-cell>
              <table:table-cell office:value-type="float" office:value="730">
                <text:p>730</text:p>
              </table:table-cell>
              <table:table-cell office:value-type="float" office:value="735">
                <text:p>735</text:p>
              </table:table-cell>
              <table:table-cell office:value-type="float" office:value="744">
                <text:p>744</text:p>
              </table:table-cell>
              <table:table-cell office:value-type="float" office:value="749">
                <text:p>749</text:p>
              </table:table-cell>
              <table:table-cell office:value-type="float" office:value="738">
                <text:p>738</text:p>
              </table:table-cell>
              <table:table-cell office:value-type="float" office:value="695">
                <text:p>695</text:p>
              </table:table-cell>
              <table:table-cell office:value-type="float" office:value="685">
                <text:p>685</text:p>
              </table:table-cell>
              <table:table-cell office:value-type="float" office:value="679">
                <text:p>679</text:p>
              </table:table-cell>
              <table:table-cell office:value-type="float" office:value="674">
                <text:p>674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49">
                <text:p>649</text:p>
              </table:table-cell>
              <table:table-cell office:value-type="float" office:value="644">
                <text:p>644</text:p>
              </table:table-cell>
              <table:table-cell office:value-type="float" office:value="638">
                <text:p>638</text:p>
              </table:table-cell>
              <table:table-cell office:value-type="float" office:value="635">
                <text:p>635</text:p>
              </table:table-cell>
              <table:table-cell office:value-type="float" office:value="627">
                <text:p>627</text:p>
              </table:table-cell>
              <table:table-cell office:value-type="float" office:value="624">
                <text:p>624</text:p>
              </table:table-cell>
              <table:table-cell office:value-type="float" office:value="613">
                <text:p>613</text:p>
              </table:table-cell>
              <table:table-cell office:value-type="float" office:value="610">
                <text:p>610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597">
                <text:p>597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578">
                <text:p>578</text:p>
              </table:table-cell>
              <table:table-cell office:value-type="float" office:value="575">
                <text:p>575</text:p>
              </table:table-cell>
              <table:table-cell office:value-type="float" office:value="571">
                <text:p>571</text:p>
              </table:table-cell>
              <table:table-cell office:value-type="float" office:value="568">
                <text:p>568</text:p>
              </table:table-cell>
              <table:table-cell office:value-type="float" office:value="562">
                <text:p>562</text:p>
              </table:table-cell>
              <table:table-cell office:value-type="float" office:value="560">
                <text:p>560</text:p>
              </table:table-cell>
              <table:table-cell office:value-type="float" office:value="554">
                <text:p>554</text:p>
              </table:table-cell>
              <table:table-cell office:value-type="float" office:value="523">
                <text:p>523</text:p>
              </table:table-cell>
              <table:table-cell office:value-type="float" office:value="404">
                <text:p>404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73">
                <text:p>373</text:p>
              </table:table-cell>
              <table:table-cell office:value-type="float" office:value="403">
                <text:p>403</text:p>
              </table:table-cell>
              <table:table-cell office:value-type="float" office:value="476">
                <text:p>476</text:p>
              </table:table-cell>
              <table:table-cell office:value-type="float" office:value="517">
                <text:p>517</text:p>
              </table:table-cell>
              <table:table-cell office:value-type="float" office:value="522">
                <text:p>522</text:p>
              </table:table-cell>
              <table:table-cell office:value-type="float" office:value="8200">
                <text:p>8200</text:p>
              </table:table-cell>
              <table:table-cell office:value-type="float" office:value="38">
                <text:p>38</text:p>
              </table:table-cell>
              <table:table-cell office:value-type="float" office:value="517">
                <text:p>517</text:p>
              </table:table-cell>
              <table:table-cell office:value-type="float" office:value="512">
                <text:p>512</text:p>
              </table:table-cell>
              <table:table-cell office:value-type="float" office:value="514">
                <text:p>514</text:p>
              </table:table-cell>
              <table:table-cell office:value-type="float" office:value="507">
                <text:p>507</text:p>
              </table:table-cell>
              <table:table-cell office:value-type="float" office:value="505">
                <text:p>505</text:p>
              </table:table-cell>
              <table:table-cell office:value-type="float" office:value="1311">
                <text:p>1311</text:p>
              </table:table-cell>
              <table:table-cell office:value-type="float" office:value="500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496">
                <text:p>496</text:p>
              </table:table-cell>
              <table:table-cell office:value-type="float" office:value="494">
                <text:p>494</text:p>
              </table:table-cell>
              <table:table-cell office:value-type="float" office:value="7709">
                <text:p>7709</text:p>
              </table:table-cell>
              <table:table-cell office:value-type="float" office:value="235">
                <text:p>235</text:p>
              </table:table-cell>
              <table:table-cell office:value-type="float" office:value="488">
                <text:p>488</text:p>
              </table:table-cell>
              <table:table-cell office:value-type="float" office:value="486">
                <text:p>486</text:p>
              </table:table-cell>
              <table:table-cell office:value-type="float" office:value="484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80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531">
                <text:p>531</text:p>
              </table:table-cell>
              <table:table-cell office:value-type="float" office:value="706">
                <text:p>706</text:p>
              </table:table-cell>
              <table:table-cell office:value-type="float" office:value="736">
                <text:p>736</text:p>
              </table:table-cell>
              <table:table-cell office:value-type="float" office:value="734">
                <text:p>734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1560">
                <text:p>11560</text:p>
              </table:table-cell>
              <table:table-cell office:value-type="float" office:value="217">
                <text:p>217</text:p>
              </table:table-cell>
              <table:table-cell office:value-type="float" office:value="727">
                <text:p>727</text:p>
              </table:table-cell>
              <table:table-cell office:value-type="float" office:value="722">
                <text:p>722</text:p>
              </table:table-cell>
              <table:table-cell office:value-type="float" office:value="718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21">
                <text:p>721</text:p>
              </table:table-cell>
              <table:table-cell office:value-type="float" office:value="11311">
                <text:p>11311</text:p>
              </table:table-cell>
              <table:table-cell office:value-type="float" office:value="203">
                <text:p>203</text:p>
              </table:table-cell>
              <table:table-cell office:value-type="float" office:value="719">
                <text:p>719</text:p>
              </table:table-cell>
              <table:table-cell office:value-type="float" office:value="726">
                <text:p>726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57290">
                <text:p>57290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30">
                <text:p>130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181">
                <text:p>2181</text:p>
              </table:table-cell>
              <table:table-cell office:value-type="float" office:value="5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28">
                <text:p>128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